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Televisión</text:p>
          </table:table-cell>
          <table:table-cell office:value-type="string" table:number-columns-spanned="1" table:number-rows-spanned="2" table:style-name="ce9">
            <text:p>Teléfono celular</text:p>
          </table:table-cell>
          <table:table-cell office:value-type="string" table:number-columns-spanned="1" table:number-rows-spanned="2" table:style-name="ce9">
            <text:p>Radio</text:p>
          </table:table-cell>
          <table:table-cell office:value-type="string" table:number-columns-spanned="1" table:number-rows-spanned="2" table:style-name="ce9">
            <text:p>Antena parabólica</text:p>
          </table:table-cell>
          <table:table-cell office:value-type="string" table:number-columns-spanned="1" table:number-rows-spanned="2" table:style-name="ce9">
            <text:p>Teléfono fijo</text:p>
          </table:table-cell>
          <table:table-cell office:value-type="string" table:number-columns-spanned="1" table:number-rows-spanned="2" table:style-name="ce9">
            <text:p>TV por suscripción</text:p>
          </table:table-cell>
          <table:table-cell office:value-type="string" table:number-columns-spanned="1" table:number-rows-spanned="2" table:style-name="ce9">
            <text:p>Computadora de escritorio</text:p>
          </table:table-cell>
          <table:table-cell office:value-type="string" table:number-columns-spanned="1" table:number-rows-spanned="2" table:style-name="ce9">
            <text:p>Computadora portátil</text:p>
          </table:table-cell>
          <table:table-cell office:value-type="string" table:number-columns-spanned="1" table:number-rows-spanned="2" table:style-name="ce9">
            <text:p>Tableta</text:p>
          </table:table-cell>
          <table:table-cell office:value-type="string" table:number-columns-spanned="1" table:number-rows-spanned="2" table:style-name="ce9">
            <text:p>Consola de juegos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78251" table:style-name="ce5">
            <text:p>5.678.251</text:p>
          </table:table-cell>
          <table:table-cell office:value-type="float" office:value="5636947" table:style-name="ce5">
            <text:p>5.636.947</text:p>
          </table:table-cell>
          <table:table-cell office:value-type="float" office:value="3673066" table:style-name="ce5">
            <text:p>3.673.066</text:p>
          </table:table-cell>
          <table:table-cell office:value-type="float" office:value="1835366" table:style-name="ce5">
            <text:p>1.835.366</text:p>
          </table:table-cell>
          <table:table-cell office:value-type="float" office:value="1752106" table:style-name="ce5">
            <text:p>1.752.106</text:p>
          </table:table-cell>
          <table:table-cell office:value-type="float" office:value="1784956" table:style-name="ce5">
            <text:p>1.784.956</text:p>
          </table:table-cell>
          <table:table-cell office:value-type="float" office:value="1220145" table:style-name="ce5">
            <text:p>1.220.145</text:p>
          </table:table-cell>
          <table:table-cell office:value-type="float" office:value="1901078" table:style-name="ce5">
            <text:p>1.901.078</text:p>
          </table:table-cell>
          <table:table-cell office:value-type="float" office:value="981592" table:style-name="ce5">
            <text:p>981.592</text:p>
          </table:table-cell>
          <table:table-cell office:value-type="float" office:value="1121046" table:style-name="ce5">
            <text:p>1.121.04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560646" table:style-name="ce5">
            <text:p>5.560.646</text:p>
          </table:table-cell>
          <table:table-cell office:value-type="float" office:value="5523274" table:style-name="ce5">
            <text:p>5.523.274</text:p>
          </table:table-cell>
          <table:table-cell office:value-type="float" office:value="3559448" table:style-name="ce5">
            <text:p>3.559.448</text:p>
          </table:table-cell>
          <table:table-cell office:value-type="float" office:value="1687592" table:style-name="ce5">
            <text:p>1.687.592</text:p>
          </table:table-cell>
          <table:table-cell office:value-type="float" office:value="1721573" table:style-name="ce5">
            <text:p>1.721.573</text:p>
          </table:table-cell>
          <table:table-cell office:value-type="float" office:value="1739022" table:style-name="ce5">
            <text:p>1.739.022</text:p>
          </table:table-cell>
          <table:table-cell office:value-type="float" office:value="1203116" table:style-name="ce5">
            <text:p>1.203.116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5353" table:style-name="ce5">
            <text:p>955.353</text:p>
          </table:table-cell>
          <table:table-cell office:value-type="float" office:value="1085497" table:style-name="ce5">
            <text:p>1.085.4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227621" table:style-name="ce5">
            <text:p>1.227.621</text:p>
          </table:table-cell>
          <table:table-cell office:value-type="float" office:value="1182831" table:style-name="ce5">
            <text:p>1.182.831</text:p>
          </table:table-cell>
          <table:table-cell office:value-type="float" office:value="966125" table:style-name="ce5">
            <text:p>966.125</text:p>
          </table:table-cell>
          <table:table-cell office:value-type="float" office:value="879397" table:style-name="ce5">
            <text:p>879.397</text:p>
          </table:table-cell>
          <table:table-cell office:value-type="float" office:value="265945" table:style-name="ce5">
            <text:p>265.945</text:p>
          </table:table-cell>
          <table:table-cell office:value-type="float" office:value="242804" table:style-name="ce5">
            <text:p>242.804</text:p>
          </table:table-cell>
          <table:table-cell office:value-type="float" office:value="163070" table:style-name="ce5">
            <text:p>163.070</text:p>
          </table:table-cell>
          <table:table-cell office:value-type="float" office:value="250641" table:style-name="ce5">
            <text:p>250.641</text:p>
          </table:table-cell>
          <table:table-cell office:value-type="float" office:value="133676" table:style-name="ce5">
            <text:p>133.676</text:p>
          </table:table-cell>
          <table:table-cell office:value-type="float" office:value="159688" table:style-name="ce5">
            <text:p>159.68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4040442" table:style-name="ce5">
            <text:p>4.040.442</text:p>
          </table:table-cell>
          <table:table-cell office:value-type="float" office:value="3918400" table:style-name="ce5">
            <text:p>3.918.400</text:p>
          </table:table-cell>
          <table:table-cell office:value-type="float" office:value="2497591" table:style-name="ce5">
            <text:p>2.497.591</text:p>
          </table:table-cell>
          <table:table-cell office:value-type="float" office:value="887688" table:style-name="ce5">
            <text:p>887.688</text:p>
          </table:table-cell>
          <table:table-cell office:value-type="float" office:value="1492601" table:style-name="ce5">
            <text:p>1.492.601</text:p>
          </table:table-cell>
          <table:table-cell office:value-type="float" office:value="1465463" table:style-name="ce5">
            <text:p>1.465.463</text:p>
          </table:table-cell>
          <table:table-cell office:value-type="float" office:value="1018385" table:style-name="ce5">
            <text:p>1.018.385</text:p>
          </table:table-cell>
          <table:table-cell office:value-type="float" office:value="1429689" table:style-name="ce5">
            <text:p>1.429.689</text:p>
          </table:table-cell>
          <table:table-cell office:value-type="float" office:value="721035" table:style-name="ce5">
            <text:p>721.035</text:p>
          </table:table-cell>
          <table:table-cell office:value-type="float" office:value="870699" table:style-name="ce5">
            <text:p>870.69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733261" table:style-name="ce5">
            <text:p>2.733.261</text:p>
          </table:table-cell>
          <table:table-cell office:value-type="float" office:value="2818122" table:style-name="ce5">
            <text:p>2.818.122</text:p>
          </table:table-cell>
          <table:table-cell office:value-type="float" office:value="1715421" table:style-name="ce5">
            <text:p>1.715.421</text:p>
          </table:table-cell>
          <table:table-cell office:value-type="float" office:value="1256273" table:style-name="ce5">
            <text:p>1.256.273</text:p>
          </table:table-cell>
          <table:table-cell office:value-type="float" office:value="441095" table:style-name="ce5">
            <text:p>441.095</text:p>
          </table:table-cell>
          <table:table-cell office:value-type="float" office:value="504244" table:style-name="ce5">
            <text:p>504.244</text:p>
          </table:table-cell>
          <table:table-cell office:value-type="float" office:value="419792" table:style-name="ce5">
            <text:p>419.792</text:p>
          </table:table-cell>
          <table:table-cell office:value-type="float" office:value="718227" table:style-name="ce5">
            <text:p>718.227</text:p>
          </table:table-cell>
          <table:table-cell office:value-type="float" office:value="486008" table:style-name="ce5">
            <text:p>486.008</text:p>
          </table:table-cell>
          <table:table-cell office:value-type="float" office:value="407213" table:style-name="ce5">
            <text:p>407.2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255811" table:style-name="ce5">
            <text:p>2.255.811</text:p>
          </table:table-cell>
          <table:table-cell office:value-type="float" office:value="2182106" table:style-name="ce5">
            <text:p>2.182.106</text:p>
          </table:table-cell>
          <table:table-cell office:value-type="float" office:value="1726122" table:style-name="ce5">
            <text:p>1.726.122</text:p>
          </table:table-cell>
          <table:table-cell office:value-type="float" office:value="619334" table:style-name="ce5">
            <text:p>619.334</text:p>
          </table:table-cell>
          <table:table-cell office:value-type="float" office:value="719247" table:style-name="ce5">
            <text:p>719.247</text:p>
          </table:table-cell>
          <table:table-cell office:value-type="float" office:value="834743" table:style-name="ce5">
            <text:p>834.743</text:p>
          </table:table-cell>
          <table:table-cell office:value-type="float" office:value="440497" table:style-name="ce5">
            <text:p>440.497</text:p>
          </table:table-cell>
          <table:table-cell office:value-type="float" office:value="949566" table:style-name="ce5">
            <text:p>949.566</text:p>
          </table:table-cell>
          <table:table-cell office:value-type="float" office:value="381956" table:style-name="ce5">
            <text:p>381.956</text:p>
          </table:table-cell>
          <table:table-cell office:value-type="float" office:value="522157" table:style-name="ce5">
            <text:p>522.1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317180" table:style-name="ce5">
            <text:p>1.317.180</text:p>
          </table:table-cell>
          <table:table-cell office:value-type="float" office:value="1456121" table:style-name="ce5">
            <text:p>1.456.121</text:p>
          </table:table-cell>
          <table:table-cell office:value-type="float" office:value="848338" table:style-name="ce5">
            <text:p>848.338</text:p>
          </table:table-cell>
          <table:table-cell office:value-type="float" office:value="516338" table:style-name="ce5">
            <text:p>516.338</text:p>
          </table:table-cell>
          <table:table-cell office:value-type="float" office:value="223394" table:style-name="ce5">
            <text:p>223.394</text:p>
          </table:table-cell>
          <table:table-cell office:value-type="float" office:value="190671" table:style-name="ce5">
            <text:p>190.671</text:p>
          </table:table-cell>
          <table:table-cell office:value-type="float" office:value="209735" table:style-name="ce5">
            <text:p>209.735</text:p>
          </table:table-cell>
          <table:table-cell office:value-type="float" office:value="245323" table:style-name="ce5">
            <text:p>245.323</text:p>
          </table:table-cell>
          <table:table-cell office:value-type="float" office:value="172758" table:style-name="ce5">
            <text:p>172.758</text:p>
          </table:table-cell>
          <table:table-cell office:value-type="float" office:value="92441" table:style-name="ce5">
            <text:p>92.4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273972" table:style-name="ce5">
            <text:p>1.273.972</text:p>
          </table:table-cell>
          <table:table-cell office:value-type="float" office:value="1263969" table:style-name="ce5">
            <text:p>1.263.969</text:p>
          </table:table-cell>
          <table:table-cell office:value-type="float" office:value="782059" table:style-name="ce5">
            <text:p>782.059</text:p>
          </table:table-cell>
          <table:table-cell office:value-type="float" office:value="593443" table:style-name="ce5">
            <text:p>593.443</text:p>
          </table:table-cell>
          <table:table-cell office:value-type="float" office:value="283253" table:style-name="ce5">
            <text:p>283.253</text:p>
          </table:table-cell>
          <table:table-cell office:value-type="float" office:value="225991" table:style-name="ce5">
            <text:p>225.991</text:p>
          </table:table-cell>
          <table:table-cell office:value-type="float" office:value="193374" table:style-name="ce5">
            <text:p>193.374</text:p>
          </table:table-cell>
          <table:table-cell office:value-type="float" office:value="303939" table:style-name="ce5">
            <text:p>303.939</text:p>
          </table:table-cell>
          <table:table-cell office:value-type="float" office:value="178023" table:style-name="ce5">
            <text:p>178.023</text:p>
          </table:table-cell>
          <table:table-cell office:value-type="float" office:value="227181" table:style-name="ce5">
            <text:p>227.1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678167" table:style-name="ce5">
            <text:p>1.678.167</text:p>
          </table:table-cell>
          <table:table-cell office:value-type="float" office:value="1682177" table:style-name="ce5">
            <text:p>1.682.177</text:p>
          </table:table-cell>
          <table:table-cell office:value-type="float" office:value="1088110" table:style-name="ce5">
            <text:p>1.088.110</text:p>
          </table:table-cell>
          <table:table-cell office:value-type="float" office:value="673717" table:style-name="ce5">
            <text:p>673.717</text:p>
          </table:table-cell>
          <table:table-cell office:value-type="float" office:value="294018" table:style-name="ce5">
            <text:p>294.018</text:p>
          </table:table-cell>
          <table:table-cell office:value-type="float" office:value="246473" table:style-name="ce5">
            <text:p>246.473</text:p>
          </table:table-cell>
          <table:table-cell office:value-type="float" office:value="268488" table:style-name="ce5">
            <text:p>268.488</text:p>
          </table:table-cell>
          <table:table-cell office:value-type="float" office:value="244878" table:style-name="ce5">
            <text:p>244.878</text:p>
          </table:table-cell>
          <table:table-cell office:value-type="float" office:value="216824" table:style-name="ce5">
            <text:p>216.824</text:p>
          </table:table-cell>
          <table:table-cell office:value-type="float" office:value="218679" table:style-name="ce5">
            <text:p>218.6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578012" table:style-name="ce5">
            <text:p>1.578.012</text:p>
          </table:table-cell>
          <table:table-cell office:value-type="float" office:value="1552704" table:style-name="ce5">
            <text:p>1.552.704</text:p>
          </table:table-cell>
          <table:table-cell office:value-type="float" office:value="1056058" table:style-name="ce5">
            <text:p>1.056.058</text:p>
          </table:table-cell>
          <table:table-cell office:value-type="float" office:value="533087" table:style-name="ce5">
            <text:p>533.087</text:p>
          </table:table-cell>
          <table:table-cell office:value-type="float" office:value="451462" table:style-name="ce5">
            <text:p>451.462</text:p>
          </table:table-cell>
          <table:table-cell office:value-type="float" office:value="370913" table:style-name="ce5">
            <text:p>370.913</text:p>
          </table:table-cell>
          <table:table-cell office:value-type="float" office:value="313332" table:style-name="ce5">
            <text:p>313.332</text:p>
          </table:table-cell>
          <table:table-cell office:value-type="float" office:value="430089" table:style-name="ce5">
            <text:p>430.089</text:p>
          </table:table-cell>
          <table:table-cell office:value-type="float" office:value="269192" table:style-name="ce5">
            <text:p>269.192</text:p>
          </table:table-cell>
          <table:table-cell office:value-type="float" office:value="295494" table:style-name="ce5">
            <text:p>295.49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081883" table:style-name="ce5">
            <text:p>1.081.883</text:p>
          </table:table-cell>
          <table:table-cell office:value-type="float" office:value="1069129" table:style-name="ce5">
            <text:p>1.069.129</text:p>
          </table:table-cell>
          <table:table-cell office:value-type="float" office:value="717427" table:style-name="ce5">
            <text:p>717.427</text:p>
          </table:table-cell>
          <table:table-cell office:value-type="float" office:value="392955" table:style-name="ce5">
            <text:p>392.955</text:p>
          </table:table-cell>
          <table:table-cell office:value-type="float" office:value="367802" table:style-name="ce5">
            <text:p>367.802</text:p>
          </table:table-cell>
          <table:table-cell office:value-type="float" office:value="400662" table:style-name="ce5">
            <text:p>400.662</text:p>
          </table:table-cell>
          <table:table-cell office:value-type="float" office:value="284775" table:style-name="ce5">
            <text:p>284.775</text:p>
          </table:table-cell>
          <table:table-cell office:value-type="float" office:value="386068" table:style-name="ce5">
            <text:p>386.068</text:p>
          </table:table-cell>
          <table:table-cell office:value-type="float" office:value="219939" table:style-name="ce5">
            <text:p>219.939</text:p>
          </table:table-cell>
          <table:table-cell office:value-type="float" office:value="280378" table:style-name="ce5">
            <text:p>280.3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852028" table:style-name="ce5">
            <text:p>852.028</text:p>
          </table:table-cell>
          <table:table-cell office:value-type="float" office:value="847233" table:style-name="ce5">
            <text:p>847.233</text:p>
          </table:table-cell>
          <table:table-cell office:value-type="float" office:value="587133" table:style-name="ce5">
            <text:p>587.133</text:p>
          </table:table-cell>
          <table:table-cell office:value-type="float" office:value="364881" table:style-name="ce5">
            <text:p>364.881</text:p>
          </table:table-cell>
          <table:table-cell office:value-type="float" office:value="409754" table:style-name="ce5">
            <text:p>409.754</text:p>
          </table:table-cell>
          <table:table-cell office:value-type="float" office:value="486944" table:style-name="ce5">
            <text:p>486.944</text:p>
          </table:table-cell>
          <table:table-cell office:value-type="float" office:value="361077" table:style-name="ce5">
            <text:p>361.077</text:p>
          </table:table-cell>
          <table:table-cell office:value-type="float" office:value="488464" table:style-name="ce5">
            <text:p>488.464</text:p>
          </table:table-cell>
          <table:table-cell office:value-type="float" office:value="310305" table:style-name="ce5">
            <text:p>310.305</text:p>
          </table:table-cell>
          <table:table-cell office:value-type="float" office:value="324597" table:style-name="ce5">
            <text:p>324.5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585982" table:style-name="ce5">
            <text:p>585.982</text:p>
          </table:table-cell>
          <table:table-cell office:value-type="float" office:value="578641" table:style-name="ce5">
            <text:p>578.641</text:p>
          </table:table-cell>
          <table:table-cell office:value-type="float" office:value="394404" table:style-name="ce5">
            <text:p>394.404</text:p>
          </table:table-cell>
          <table:table-cell office:value-type="float" office:value="203002" table:style-name="ce5">
            <text:p>203.002</text:p>
          </table:table-cell>
          <table:table-cell office:value-type="float" office:value="375361" table:style-name="ce5">
            <text:p>375.361</text:p>
          </table:table-cell>
          <table:table-cell office:value-type="float" office:value="362650" table:style-name="ce5">
            <text:p>362.650</text:p>
          </table:table-cell>
          <table:table-cell office:value-type="float" office:value="237077" table:style-name="ce5">
            <text:p>237.077</text:p>
          </table:table-cell>
          <table:table-cell office:value-type="float" office:value="412409" table:style-name="ce5">
            <text:p>412.409</text:p>
          </table:table-cell>
          <table:table-cell office:value-type="float" office:value="255074" table:style-name="ce5">
            <text:p>255.074</text:p>
          </table:table-cell>
          <table:table-cell office:value-type="float" office:value="293173" table:style-name="ce5">
            <text:p>293.17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38469" table:style-name="ce5">
            <text:p>338.469</text:p>
          </table:table-cell>
          <table:table-cell office:value-type="float" office:value="336778" table:style-name="ce5">
            <text:p>336.778</text:p>
          </table:table-cell>
          <table:table-cell office:value-type="float" office:value="289736" table:style-name="ce5">
            <text:p>289.736</text:p>
          </table:table-cell>
          <table:table-cell office:value-type="float" office:value="197179" table:style-name="ce5">
            <text:p>197.179</text:p>
          </table:table-cell>
          <table:table-cell office:value-type="float" office:value="284313" table:style-name="ce5">
            <text:p>284.313</text:p>
          </table:table-cell>
          <table:table-cell office:value-type="float" office:value="314174" table:style-name="ce5">
            <text:p>314.174</text:p>
          </table:table-cell>
          <table:table-cell office:value-type="float" office:value="197867" table:style-name="ce5">
            <text:p>197.867</text:p>
          </table:table-cell>
          <table:table-cell office:value-type="float" office:value="314648" table:style-name="ce5">
            <text:p>314.648</text:p>
          </table:table-cell>
          <table:table-cell office:value-type="float" office:value="174756" table:style-name="ce5">
            <text:p>174.756</text:p>
          </table:table-cell>
          <table:table-cell office:value-type="float" office:value="154855" table:style-name="ce5">
            <text:p>154.85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16682" table:style-name="ce5">
            <text:p>216.682</text:p>
          </table:table-cell>
          <table:table-cell office:value-type="float" office:value="210152" table:style-name="ce5">
            <text:p>210.152</text:p>
          </table:table-cell>
          <table:table-cell office:value-type="float" office:value="157885" table:style-name="ce5">
            <text:p>157.885</text:p>
          </table:table-cell>
          <table:table-cell office:value-type="float" office:value="96695" table:style-name="ce5">
            <text:p>96.695</text:p>
          </table:table-cell>
          <table:table-cell office:value-type="float" office:value="52398" table:style-name="ce5">
            <text:p>52.398</text:p>
          </table:table-cell>
          <table:table-cell office:value-type="float" office:value="51546" table:style-name="ce5">
            <text:p>51.546</text:p>
          </table:table-cell>
          <table:table-cell office:value-type="float" office:value="34235" table:style-name="ce5">
            <text:p>34.235</text:p>
          </table:table-cell>
          <table:table-cell office:value-type="float" office:value="55139" table:style-name="ce5">
            <text:p>55.139</text:p>
          </table:table-cell>
          <table:table-cell office:value-type="float" office:value="111281" table:style-name="ce5">
            <text:p>111.281</text:p>
          </table:table-cell>
          <table:table-cell office:value-type="float" office:value="30274" table:style-name="ce5">
            <text:p>30.27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420096" table:style-name="ce5">
            <text:p>420.096</text:p>
          </table:table-cell>
          <table:table-cell office:value-type="float" office:value="413977" table:style-name="ce5">
            <text:p>413.977</text:p>
          </table:table-cell>
          <table:table-cell office:value-type="float" office:value="337781" table:style-name="ce5">
            <text:p>337.781</text:p>
          </table:table-cell>
          <table:table-cell office:value-type="float" office:value="160624" table:style-name="ce5">
            <text:p>160.624</text:p>
          </table:table-cell>
          <table:table-cell office:value-type="float" office:value="189866" table:style-name="ce5">
            <text:p>189.866</text:p>
          </table:table-cell>
          <table:table-cell office:value-type="float" office:value="172738" table:style-name="ce5">
            <text:p>172.738</text:p>
          </table:table-cell>
          <table:table-cell office:value-type="float" office:value="116653" table:style-name="ce5">
            <text:p>116.653</text:p>
          </table:table-cell>
          <table:table-cell office:value-type="float" office:value="161985" table:style-name="ce5">
            <text:p>161.985</text:p>
          </table:table-cell>
          <table:table-cell office:value-type="float" office:value="95872" table:style-name="ce5">
            <text:p>95.872</text:p>
          </table:table-cell>
          <table:table-cell office:value-type="float" office:value="116962" table:style-name="ce5">
            <text:p>116.96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94880" table:style-name="ce5">
            <text:p>594.880</text:p>
          </table:table-cell>
          <table:table-cell office:value-type="float" office:value="593664" table:style-name="ce5">
            <text:p>593.664</text:p>
          </table:table-cell>
          <table:table-cell office:value-type="float" office:value="417749" table:style-name="ce5">
            <text:p>417.749</text:p>
          </table:table-cell>
          <table:table-cell office:value-type="float" office:value="145751" table:style-name="ce5">
            <text:p>145.751</text:p>
          </table:table-cell>
          <table:table-cell office:value-type="float" office:value="237384" table:style-name="ce5">
            <text:p>237.384</text:p>
          </table:table-cell>
          <table:table-cell office:value-type="float" office:value="267108" table:style-name="ce5">
            <text:p>267.108</text:p>
          </table:table-cell>
          <table:table-cell office:value-type="float" office:value="132999" table:style-name="ce5">
            <text:p>132.999</text:p>
          </table:table-cell>
          <table:table-cell office:value-type="float" office:value="315166" table:style-name="ce5">
            <text:p>315.166</text:p>
          </table:table-cell>
          <table:table-cell office:value-type="float" office:value="126680" table:style-name="ce5">
            <text:p>126.680</text:p>
          </table:table-cell>
          <table:table-cell office:value-type="float" office:value="113066" table:style-name="ce5">
            <text:p>113.066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26844" table:style-name="ce5">
            <text:p>226.844</text:p>
          </table:table-cell>
          <table:table-cell office:value-type="float" office:value="226839" table:style-name="ce5">
            <text:p>226.839</text:p>
          </table:table-cell>
          <table:table-cell office:value-type="float" office:value="193534" table:style-name="ce5">
            <text:p>193.534</text:p>
          </table:table-cell>
          <table:table-cell office:value-type="float" office:value="82330" table:style-name="ce5">
            <text:p>82.330</text:p>
          </table:table-cell>
          <table:table-cell office:value-type="float" office:value="178573" table:style-name="ce5">
            <text:p>178.573</text:p>
          </table:table-cell>
          <table:table-cell office:value-type="float" office:value="210220" table:style-name="ce5">
            <text:p>210.220</text:p>
          </table:table-cell>
          <table:table-cell office:value-type="float" office:value="196167" table:style-name="ce5">
            <text:p>196.167</text:p>
          </table:table-cell>
          <table:table-cell office:value-type="float" office:value="216883" table:style-name="ce5">
            <text:p>216.883</text:p>
          </table:table-cell>
          <table:table-cell office:value-type="float" office:value="125410" table:style-name="ce5">
            <text:p>125.410</text:p>
          </table:table-cell>
          <table:table-cell office:value-type="float" office:value="158621" table:style-name="ce5">
            <text:p>158.62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55538" table:style-name="ce5">
            <text:p>1.255.538</text:p>
          </table:table-cell>
          <table:table-cell office:value-type="float" office:value="1261762" table:style-name="ce5">
            <text:p>1.261.762</text:p>
          </table:table-cell>
          <table:table-cell office:value-type="float" office:value="874753" table:style-name="ce5">
            <text:p>874.753</text:p>
          </table:table-cell>
          <table:table-cell office:value-type="float" office:value="471316" table:style-name="ce5">
            <text:p>471.316</text:p>
          </table:table-cell>
          <table:table-cell office:value-type="float" office:value="726077" table:style-name="ce5">
            <text:p>726.077</text:p>
          </table:table-cell>
          <table:table-cell office:value-type="float" office:value="805250" table:style-name="ce5">
            <text:p>805.250</text:p>
          </table:table-cell>
          <table:table-cell office:value-type="float" office:value="569182" table:style-name="ce5">
            <text:p>569.182</text:p>
          </table:table-cell>
          <table:table-cell office:value-type="float" office:value="965573" table:style-name="ce5">
            <text:p>965.573</text:p>
          </table:table-cell>
          <table:table-cell office:value-type="float" office:value="479882" table:style-name="ce5">
            <text:p>479.882</text:p>
          </table:table-cell>
          <table:table-cell office:value-type="float" office:value="501632" table:style-name="ce5">
            <text:p>501.63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960543" table:style-name="ce5">
            <text:p>2.960.543</text:p>
          </table:table-cell>
          <table:table-cell office:value-type="float" office:value="2941941" table:style-name="ce5">
            <text:p>2.941.941</text:p>
          </table:table-cell>
          <table:table-cell office:value-type="float" office:value="1907247" table:style-name="ce5">
            <text:p>1.907.247</text:p>
          </table:table-cell>
          <table:table-cell office:value-type="float" office:value="930877" table:style-name="ce5">
            <text:p>930.877</text:p>
          </table:table-cell>
          <table:table-cell office:value-type="float" office:value="922878" table:style-name="ce5">
            <text:p>922.878</text:p>
          </table:table-cell>
          <table:table-cell office:value-type="float" office:value="972643" table:style-name="ce5">
            <text:p>972.643</text:p>
          </table:table-cell>
          <table:table-cell office:value-type="float" office:value="573319" table:style-name="ce5">
            <text:p>573.319</text:p>
          </table:table-cell>
          <table:table-cell office:value-type="float" office:value="908116" table:style-name="ce5">
            <text:p>908.116</text:p>
          </table:table-cell>
          <table:table-cell office:value-type="float" office:value="477783" table:style-name="ce5">
            <text:p>477.783</text:p>
          </table:table-cell>
          <table:table-cell office:value-type="float" office:value="610442" table:style-name="ce5">
            <text:p>610.44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102309" table:style-name="ce5">
            <text:p>2.102.309</text:p>
          </table:table-cell>
          <table:table-cell office:value-type="float" office:value="2098995" table:style-name="ce5">
            <text:p>2.098.995</text:p>
          </table:table-cell>
          <table:table-cell office:value-type="float" office:value="1395301" table:style-name="ce5">
            <text:p>1.395.301</text:p>
          </table:table-cell>
          <table:table-cell office:value-type="float" office:value="829420" table:style-name="ce5">
            <text:p>829.420</text:p>
          </table:table-cell>
          <table:table-cell office:value-type="float" office:value="331483" table:style-name="ce5">
            <text:p>331.483</text:p>
          </table:table-cell>
          <table:table-cell office:value-type="float" office:value="274394" table:style-name="ce5">
            <text:p>274.394</text:p>
          </table:table-cell>
          <table:table-cell office:value-type="float" office:value="208375" table:style-name="ce5">
            <text:p>208.375</text:p>
          </table:table-cell>
          <table:table-cell office:value-type="float" office:value="228419" table:style-name="ce5">
            <text:p>228.419</text:p>
          </table:table-cell>
          <table:table-cell office:value-type="float" office:value="265380" table:style-name="ce5">
            <text:p>265.380</text:p>
          </table:table-cell>
          <table:table-cell office:value-type="float" office:value="181193" table:style-name="ce5">
            <text:p>181.19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694736" table:style-name="ce5">
            <text:p>2.694.736</text:p>
          </table:table-cell>
          <table:table-cell office:value-type="float" office:value="3541117" table:style-name="ce5">
            <text:p>3.541.11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641006" table:style-name="ce5">
            <text:p>2.641.006</text:p>
          </table:table-cell>
          <table:table-cell office:value-type="float" office:value="3417940" table:style-name="ce5">
            <text:p>3.417.94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57999" table:style-name="ce5">
            <text:p>357.999</text:p>
          </table:table-cell>
          <table:table-cell office:value-type="float" office:value="1049271" table:style-name="ce5">
            <text:p>1.049.27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052668" table:style-name="ce5">
            <text:p>2.052.668</text:p>
          </table:table-cell>
          <table:table-cell office:value-type="float" office:value="2319875" table:style-name="ce5">
            <text:p>2.319.87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130197" table:style-name="ce5">
            <text:p>1.130.197</text:p>
          </table:table-cell>
          <table:table-cell office:value-type="float" office:value="1891273" table:style-name="ce5">
            <text:p>1.891.27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151332" table:style-name="ce5">
            <text:p>1.151.332</text:p>
          </table:table-cell>
          <table:table-cell office:value-type="float" office:value="1265813" table:style-name="ce5">
            <text:p>1.265.8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25225" table:style-name="ce5">
            <text:p>525.225</text:p>
          </table:table-cell>
          <table:table-cell office:value-type="float" office:value="1028892" table:style-name="ce5">
            <text:p>1.028.89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11566" table:style-name="ce5">
            <text:p>411.566</text:p>
          </table:table-cell>
          <table:table-cell office:value-type="float" office:value="959102" table:style-name="ce5">
            <text:p>959.10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83514" table:style-name="ce5">
            <text:p>483.514</text:p>
          </table:table-cell>
          <table:table-cell office:value-type="float" office:value="1461467" table:style-name="ce5">
            <text:p>1.461.4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678051" table:style-name="ce5">
            <text:p>678.051</text:p>
          </table:table-cell>
          <table:table-cell office:value-type="float" office:value="1075271" table:style-name="ce5">
            <text:p>1.075.2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559452" table:style-name="ce5">
            <text:p>559.452</text:p>
          </table:table-cell>
          <table:table-cell office:value-type="float" office:value="642317" table:style-name="ce5">
            <text:p>642.31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634644" table:style-name="ce5">
            <text:p>634.644</text:p>
          </table:table-cell>
          <table:table-cell office:value-type="float" office:value="345849" table:style-name="ce5">
            <text:p>345.84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66725" table:style-name="ce5">
            <text:p>466.725</text:p>
          </table:table-cell>
          <table:table-cell office:value-type="float" office:value="227913" table:style-name="ce5">
            <text:p>227.91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23988" table:style-name="ce5">
            <text:p>323.988</text:p>
          </table:table-cell>
          <table:table-cell office:value-type="float" office:value="76953" table:style-name="ce5">
            <text:p>76.95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31571" table:style-name="ce5">
            <text:p>131.571</text:p>
          </table:table-cell>
          <table:table-cell office:value-type="float" office:value="167415" table:style-name="ce5">
            <text:p>167.4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03657" table:style-name="ce5">
            <text:p>203.657</text:p>
          </table:table-cell>
          <table:table-cell office:value-type="float" office:value="312990" table:style-name="ce5">
            <text:p>312.99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356232" table:style-name="ce5">
            <text:p>356.232</text:p>
          </table:table-cell>
          <table:table-cell office:value-type="float" office:value="293531" table:style-name="ce5">
            <text:p>293.53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17913" table:style-name="ce5">
            <text:p>217.913</text:p>
          </table:table-cell>
          <table:table-cell office:value-type="float" office:value="44526" table:style-name="ce5">
            <text:p>44.52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96394" table:style-name="ce5">
            <text:p>1.096.394</text:p>
          </table:table-cell>
          <table:table-cell office:value-type="float" office:value="281710" table:style-name="ce5">
            <text:p>281.71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02610" table:style-name="ce5">
            <text:p>1.402.610</text:p>
          </table:table-cell>
          <table:table-cell office:value-type="float" office:value="1787611" table:style-name="ce5">
            <text:p>1.787.61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41927" table:style-name="ce5">
            <text:p>541.927</text:p>
          </table:table-cell>
          <table:table-cell office:value-type="float" office:value="1891794" table:style-name="ce5">
            <text:p>1.891.79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Se considerará un hogar con acceso a computadora a todo aquel que mencionar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6" table:number-columns-repeated="4" table:default-cell-style-name="ce1"/>
        <table:table-column table:style-name="co3" table:number-columns-repeated="4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4" table:number-rows-spanned="1" table:style-name="ce9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220145" table:style-name="ce5">
            <text:p>1.220.145</text:p>
          </table:table-cell>
          <table:table-cell office:value-type="float" office:value="1639680" table:style-name="ce5">
            <text:p>1.639.680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901078" table:style-name="ce5">
            <text:p>1.901.078</text:p>
          </table:table-cell>
          <table:table-cell office:value-type="float" office:value="990992" table:style-name="ce5">
            <text:p>990.992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81592" table:style-name="ce5">
            <text:p>981.592</text:p>
          </table:table-cell>
          <table:table-cell office:value-type="float" office:value="1854118" table:style-name="ce5">
            <text:p>1.854.118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203116" table:style-name="ce5">
            <text:p>1.203.116</text:p>
          </table:table-cell>
          <table:table-cell office:value-type="float" office:value="1600787" table:style-name="ce5">
            <text:p>1.600.787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9707" table:style-name="ce5">
            <text:p>959.707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55353" table:style-name="ce5">
            <text:p>955.353</text:p>
          </table:table-cell>
          <table:table-cell office:value-type="float" office:value="1826988" table:style-name="ce5">
            <text:p>1.826.988</text:p>
          </table:table-cell>
          <table:table-cell office:value-type="float" office:value="24874" table:style-name="ce5">
            <text:p>24.87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63070" table:style-name="ce5">
            <text:p>163.070</text:p>
          </table:table-cell>
          <table:table-cell office:value-type="float" office:value="245077" table:style-name="ce5">
            <text:p>245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641" table:style-name="ce5">
            <text:p>250.641</text:p>
          </table:table-cell>
          <table:table-cell office:value-type="float" office:value="166375" table:style-name="ce5">
            <text:p>166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676" table:style-name="ce5">
            <text:p>133.676</text:p>
          </table:table-cell>
          <table:table-cell office:value-type="float" office:value="272167" table:style-name="ce5">
            <text:p>272.167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018385" table:style-name="ce5">
            <text:p>1.018.385</text:p>
          </table:table-cell>
          <table:table-cell office:value-type="float" office:value="1168711" table:style-name="ce5">
            <text:p>1.168.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29689" table:style-name="ce5">
            <text:p>1.429.689</text:p>
          </table:table-cell>
          <table:table-cell office:value-type="float" office:value="732617" table:style-name="ce5">
            <text:p>732.617</text:p>
          </table:table-cell>
          <table:table-cell office:value-type="float" office:value="10454" table:style-name="ce5">
            <text:p>10.454</text:p>
          </table:table-cell>
          <table:table-cell office:value-type="float" office:value="13640" table:style-name="ce5">
            <text:p>13.640</text:p>
          </table:table-cell>
          <table:table-cell office:value-type="float" office:value="721035" table:style-name="ce5">
            <text:p>721.035</text:p>
          </table:table-cell>
          <table:table-cell office:value-type="float" office:value="1441283" table:style-name="ce5">
            <text:p>1.441.283</text:p>
          </table:table-cell>
          <table:table-cell office:value-type="float" office:value="22051" table:style-name="ce5">
            <text:p>22.05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419792" table:style-name="ce5">
            <text:p>419.792</text:p>
          </table:table-cell>
          <table:table-cell office:value-type="float" office:value="739749" table:style-name="ce5">
            <text:p>739.749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718227" table:style-name="ce5">
            <text:p>718.227</text:p>
          </table:table-cell>
          <table:table-cell office:value-type="float" office:value="464791" table:style-name="ce5">
            <text:p>464.791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486008" table:style-name="ce5">
            <text:p>486.008</text:p>
          </table:table-cell>
          <table:table-cell office:value-type="float" office:value="685603" table:style-name="ce5">
            <text:p>685.603</text:p>
          </table:table-cell>
          <table:table-cell office:value-type="float" office:value="16316" table:style-name="ce5">
            <text:p>16.31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440497" table:style-name="ce5">
            <text:p>440.497</text:p>
          </table:table-cell>
          <table:table-cell office:value-type="float" office:value="768732" table:style-name="ce5">
            <text:p>768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9566" table:style-name="ce5">
            <text:p>949.566</text:p>
          </table:table-cell>
          <table:table-cell office:value-type="float" office:value="285200" table:style-name="ce5">
            <text:p>285.200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381956" table:style-name="ce5">
            <text:p>381.956</text:p>
          </table:table-cell>
          <table:table-cell office:value-type="float" office:value="802072" table:style-name="ce5">
            <text:p>802.072</text:p>
          </table:table-cell>
          <table:table-cell office:value-type="float" office:value="3741" table:style-name="ce5">
            <text:p>3.7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09735" table:style-name="ce5">
            <text:p>209.735</text:p>
          </table:table-cell>
          <table:table-cell office:value-type="float" office:value="342032" table:style-name="ce5">
            <text:p>34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323" table:style-name="ce5">
            <text:p>245.323</text:p>
          </table:table-cell>
          <table:table-cell office:value-type="float" office:value="334754" table:style-name="ce5">
            <text:p>334.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758" table:style-name="ce5">
            <text:p>172.758</text:p>
          </table:table-cell>
          <table:table-cell office:value-type="float" office:value="373322" table:style-name="ce5">
            <text:p>373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93374" table:style-name="ce5">
            <text:p>193.374</text:p>
          </table:table-cell>
          <table:table-cell office:value-type="float" office:value="259809" table:style-name="ce5">
            <text:p>259.8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3939" table:style-name="ce5">
            <text:p>303.939</text:p>
          </table:table-cell>
          <table:table-cell office:value-type="float" office:value="189496" table:style-name="ce5">
            <text:p>189.496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float" office:value="178023" table:style-name="ce5">
            <text:p>178.023</text:p>
          </table:table-cell>
          <table:table-cell office:value-type="float" office:value="328201" table:style-name="ce5">
            <text:p>328.2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68488" table:style-name="ce5">
            <text:p>268.488</text:p>
          </table:table-cell>
          <table:table-cell office:value-type="float" office:value="304318" table:style-name="ce5">
            <text:p>304.318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44878" table:style-name="ce5">
            <text:p>244.878</text:p>
          </table:table-cell>
          <table:table-cell office:value-type="float" office:value="344424" table:style-name="ce5">
            <text:p>344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24" table:style-name="ce5">
            <text:p>216.824</text:p>
          </table:table-cell>
          <table:table-cell office:value-type="float" office:value="350450" table:style-name="ce5">
            <text:p>350.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13332" table:style-name="ce5">
            <text:p>313.332</text:p>
          </table:table-cell>
          <table:table-cell office:value-type="float" office:value="449227" table:style-name="ce5">
            <text:p>449.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089" table:style-name="ce5">
            <text:p>430.089</text:p>
          </table:table-cell>
          <table:table-cell office:value-type="float" office:value="332226" table:style-name="ce5">
            <text:p>332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92" table:style-name="ce5">
            <text:p>269.192</text:p>
          </table:table-cell>
          <table:table-cell office:value-type="float" office:value="508253" table:style-name="ce5">
            <text:p>508.253</text:p>
          </table:table-cell>
          <table:table-cell office:value-type="float" office:value="8826" table:style-name="ce5">
            <text:p>8.82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84775" table:style-name="ce5">
            <text:p>284.775</text:p>
          </table:table-cell>
          <table:table-cell office:value-type="float" office:value="367377" table:style-name="ce5">
            <text:p>367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068" table:style-name="ce5">
            <text:p>386.068</text:p>
          </table:table-cell>
          <table:table-cell office:value-type="float" office:value="259041" table:style-name="ce5">
            <text:p>259.041</text:p>
          </table:table-cell>
          <table:table-cell office:value-type="float" office:value="7614" table:style-name="ce5">
            <text:p>7.614</text:p>
          </table:table-cell>
          <table:table-cell office:value-type="float" office:value="0" table:style-name="ce5">
            <text:p>0</text:p>
          </table:table-cell>
          <table:table-cell office:value-type="float" office:value="219939" table:style-name="ce5">
            <text:p>219.939</text:p>
          </table:table-cell>
          <table:table-cell office:value-type="float" office:value="428773" table:style-name="ce5">
            <text:p>428.773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61077" table:style-name="ce5">
            <text:p>361.077</text:p>
          </table:table-cell>
          <table:table-cell office:value-type="float" office:value="390781" table:style-name="ce5">
            <text:p>390.7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8464" table:style-name="ce5">
            <text:p>488.464</text:p>
          </table:table-cell>
          <table:table-cell office:value-type="float" office:value="250077" table:style-name="ce5">
            <text:p>250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305" table:style-name="ce5">
            <text:p>310.305</text:p>
          </table:table-cell>
          <table:table-cell office:value-type="float" office:value="442992" table:style-name="ce5">
            <text:p>442.992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37077" table:style-name="ce5">
            <text:p>237.077</text:p>
          </table:table-cell>
          <table:table-cell office:value-type="float" office:value="321295" table:style-name="ce5">
            <text:p>321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409" table:style-name="ce5">
            <text:p>412.409</text:p>
          </table:table-cell>
          <table:table-cell office:value-type="float" office:value="128793" table:style-name="ce5">
            <text:p>128.793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255074" table:style-name="ce5">
            <text:p>255.074</text:p>
          </table:table-cell>
          <table:table-cell office:value-type="float" office:value="294617" table:style-name="ce5">
            <text:p>294.617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97867" table:style-name="ce5">
            <text:p>197.867</text:p>
          </table:table-cell>
          <table:table-cell office:value-type="float" office:value="239501" table:style-name="ce5">
            <text:p>23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648" table:style-name="ce5">
            <text:p>314.648</text:p>
          </table:table-cell>
          <table:table-cell office:value-type="float" office:value="51057" table:style-name="ce5">
            <text:p>51.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56" table:style-name="ce5">
            <text:p>174.756</text:p>
          </table:table-cell>
          <table:table-cell office:value-type="float" office:value="254246" table:style-name="ce5">
            <text:p>254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4235" table:style-name="ce5">
            <text:p>34.235</text:p>
          </table:table-cell>
          <table:table-cell office:value-type="float" office:value="118612" table:style-name="ce5">
            <text:p>118.6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39" table:style-name="ce5">
            <text:p>55.139</text:p>
          </table:table-cell>
          <table:table-cell office:value-type="float" office:value="111105" table:style-name="ce5">
            <text:p>111.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281" table:style-name="ce5">
            <text:p>111.281</text:p>
          </table:table-cell>
          <table:table-cell office:value-type="float" office:value="54395" table:style-name="ce5">
            <text:p>54.3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16653" table:style-name="ce5">
            <text:p>116.653</text:p>
          </table:table-cell>
          <table:table-cell office:value-type="float" office:value="136785" table:style-name="ce5">
            <text:p>136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985" table:style-name="ce5">
            <text:p>161.985</text:p>
          </table:table-cell>
          <table:table-cell office:value-type="float" office:value="87837" table:style-name="ce5">
            <text:p>87.837</text:p>
          </table:table-cell>
          <table:table-cell office:value-type="float" office:value="6472" table:style-name="ce5">
            <text:p>6.472</text:p>
          </table:table-cell>
          <table:table-cell office:value-type="float" office:value="13640" table:style-name="ce5">
            <text:p>13.640</text:p>
          </table:table-cell>
          <table:table-cell office:value-type="float" office:value="95872" table:style-name="ce5">
            <text:p>95.872</text:p>
          </table:table-cell>
          <table:table-cell office:value-type="float" office:value="163298" table:style-name="ce5">
            <text:p>163.298</text:p>
          </table:table-cell>
          <table:table-cell office:value-type="float" office:value="14852" table:style-name="ce5">
            <text:p>14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32999" table:style-name="ce5">
            <text:p>132.999</text:p>
          </table:table-cell>
          <table:table-cell office:value-type="float" office:value="251581" table:style-name="ce5">
            <text:p>251.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166" table:style-name="ce5">
            <text:p>315.166</text:p>
          </table:table-cell>
          <table:table-cell office:value-type="float" office:value="86525" table:style-name="ce5">
            <text:p>86.525</text:p>
          </table:table-cell>
          <table:table-cell office:value-type="float" office:value="7275" table:style-name="ce5">
            <text:p>7.275</text:p>
          </table:table-cell>
          <table:table-cell office:value-type="float" office:value="0" table:style-name="ce5">
            <text:p>0</text:p>
          </table:table-cell>
          <table:table-cell office:value-type="float" office:value="126680" table:style-name="ce5">
            <text:p>126.680</text:p>
          </table:table-cell>
          <table:table-cell office:value-type="float" office:value="250026" table:style-name="ce5">
            <text:p>250.026</text:p>
          </table:table-cell>
          <table:table-cell office:value-type="float" office:value="7538" table:style-name="ce5">
            <text:p>7.53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96167" table:style-name="ce5">
            <text:p>196.167</text:p>
          </table:table-cell>
          <table:table-cell office:value-type="float" office:value="71764" table:style-name="ce5">
            <text:p>7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83" table:style-name="ce5">
            <text:p>216.883</text:p>
          </table:table-cell>
          <table:table-cell office:value-type="float" office:value="20930" table:style-name="ce5">
            <text:p>20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410" table:style-name="ce5">
            <text:p>125.410</text:p>
          </table:table-cell>
          <table:table-cell office:value-type="float" office:value="152482" table:style-name="ce5">
            <text:p>152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69182" table:style-name="ce5">
            <text:p>569.182</text:p>
          </table:table-cell>
          <table:table-cell office:value-type="float" office:value="679885" table:style-name="ce5">
            <text:p>679.8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5573" table:style-name="ce5">
            <text:p>965.573</text:p>
          </table:table-cell>
          <table:table-cell office:value-type="float" office:value="234947" table:style-name="ce5">
            <text:p>234.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882" table:style-name="ce5">
            <text:p>479.882</text:p>
          </table:table-cell>
          <table:table-cell office:value-type="float" office:value="741119" table:style-name="ce5">
            <text:p>741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73319" table:style-name="ce5">
            <text:p>573.319</text:p>
          </table:table-cell>
          <table:table-cell office:value-type="float" office:value="943113" table:style-name="ce5">
            <text:p>943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116" table:style-name="ce5">
            <text:p>908.116</text:p>
          </table:table-cell>
          <table:table-cell office:value-type="float" office:value="626237" table:style-name="ce5">
            <text:p>626.237</text:p>
          </table:table-cell>
          <table:table-cell office:value-type="float" office:value="19898" table:style-name="ce5">
            <text:p>19.898</text:p>
          </table:table-cell>
          <table:table-cell office:value-type="float" office:value="13640" table:style-name="ce5">
            <text:p>13.640</text:p>
          </table:table-cell>
          <table:table-cell office:value-type="float" office:value="477783" table:style-name="ce5">
            <text:p>477.783</text:p>
          </table:table-cell>
          <table:table-cell office:value-type="float" office:value="1050991" table:style-name="ce5">
            <text:p>1.050.991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08375" table:style-name="ce5">
            <text:p>208.375</text:p>
          </table:table-cell>
          <table:table-cell office:value-type="float" office:value="383801" table:style-name="ce5">
            <text:p>383.801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28419" table:style-name="ce5">
            <text:p>228.419</text:p>
          </table:table-cell>
          <table:table-cell office:value-type="float" office:value="392772" table:style-name="ce5">
            <text:p>392.772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265380" table:style-name="ce5">
            <text:p>265.380</text:p>
          </table:table-cell>
          <table:table-cell office:value-type="float" office:value="338377" table:style-name="ce5">
            <text:p>338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Solo computadora de escritorio</text:p>
          </table:table-cell>
          <table:table-cell office:value-type="string" table:number-columns-spanned="1" table:number-rows-spanned="2" table:style-name="ce9">
            <text:p>Solo computadora portátil</text:p>
          </table:table-cell>
          <table:table-cell office:value-type="string" table:number-columns-spanned="1" table:number-rows-spanned="2" table:style-name="ce9">
            <text:p>Solo tableta</text:p>
          </table:table-cell>
          <table:table-cell office:value-type="string" table:number-columns-spanned="1" table:number-rows-spanned="2" table:style-name="ce9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2275" table:style-name="ce5">
            <text:p>582.275</text:p>
          </table:table-cell>
          <table:table-cell office:value-type="float" office:value="1062406" table:style-name="ce5">
            <text:p>1.062.406</text:p>
          </table:table-cell>
          <table:table-cell office:value-type="float" office:value="430493" table:style-name="ce5">
            <text:p>430.493</text:p>
          </table:table-cell>
          <table:table-cell office:value-type="float" office:value="1059018" table:style-name="ce5">
            <text:p>1.059.01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70219" table:style-name="ce5">
            <text:p>570.219</text:p>
          </table:table-cell>
          <table:table-cell office:value-type="float" office:value="1044026" table:style-name="ce5">
            <text:p>1.044.026</text:p>
          </table:table-cell>
          <table:table-cell office:value-type="float" office:value="411645" table:style-name="ce5">
            <text:p>411.645</text:p>
          </table:table-cell>
          <table:table-cell office:value-type="float" office:value="1039925" table:style-name="ce5">
            <text:p>1.039.9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98138" table:style-name="ce5">
            <text:p>98.138</text:p>
          </table:table-cell>
          <table:table-cell office:value-type="float" office:value="186896" table:style-name="ce5">
            <text:p>186.896</text:p>
          </table:table-cell>
          <table:table-cell office:value-type="float" office:value="92098" table:style-name="ce5">
            <text:p>92.098</text:p>
          </table:table-cell>
          <table:table-cell office:value-type="float" office:value="121952" table:style-name="ce5">
            <text:p>121.95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464233" table:style-name="ce5">
            <text:p>464.233</text:p>
          </table:table-cell>
          <table:table-cell office:value-type="float" office:value="786740" table:style-name="ce5">
            <text:p>786.740</text:p>
          </table:table-cell>
          <table:table-cell office:value-type="float" office:value="280540" table:style-name="ce5">
            <text:p>280.540</text:p>
          </table:table-cell>
          <table:table-cell office:value-type="float" office:value="838654" table:style-name="ce5">
            <text:p>838.6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16890" table:style-name="ce5">
            <text:p>216.890</text:p>
          </table:table-cell>
          <table:table-cell office:value-type="float" office:value="404996" table:style-name="ce5">
            <text:p>404.996</text:p>
          </table:table-cell>
          <table:table-cell office:value-type="float" office:value="243682" table:style-name="ce5">
            <text:p>243.682</text:p>
          </table:table-cell>
          <table:table-cell office:value-type="float" office:value="384464" table:style-name="ce5">
            <text:p>384.4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72790" table:style-name="ce5">
            <text:p>172.790</text:p>
          </table:table-cell>
          <table:table-cell office:value-type="float" office:value="516499" table:style-name="ce5">
            <text:p>516.499</text:p>
          </table:table-cell>
          <table:table-cell office:value-type="float" office:value="118552" table:style-name="ce5">
            <text:p>118.552</text:p>
          </table:table-cell>
          <table:table-cell office:value-type="float" office:value="489287" table:style-name="ce5">
            <text:p>489.2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87631" table:style-name="ce5">
            <text:p>187.631</text:p>
          </table:table-cell>
          <table:table-cell office:value-type="float" office:value="202315" table:style-name="ce5">
            <text:p>202.315</text:p>
          </table:table-cell>
          <table:table-cell office:value-type="float" office:value="158622" table:style-name="ce5">
            <text:p>158.622</text:p>
          </table:table-cell>
          <table:table-cell office:value-type="float" office:value="74763" table:style-name="ce5">
            <text:p>74.76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06911" table:style-name="ce5">
            <text:p>106.911</text:p>
          </table:table-cell>
          <table:table-cell office:value-type="float" office:value="194992" table:style-name="ce5">
            <text:p>194.992</text:p>
          </table:table-cell>
          <table:table-cell office:value-type="float" office:value="89581" table:style-name="ce5">
            <text:p>89.581</text:p>
          </table:table-cell>
          <table:table-cell office:value-type="float" office:value="159293" table:style-name="ce5">
            <text:p>159.29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18846" table:style-name="ce5">
            <text:p>218.846</text:p>
          </table:table-cell>
          <table:table-cell office:value-type="float" office:value="178737" table:style-name="ce5">
            <text:p>178.737</text:p>
          </table:table-cell>
          <table:table-cell office:value-type="float" office:value="178673" table:style-name="ce5">
            <text:p>178.673</text:p>
          </table:table-cell>
          <table:table-cell office:value-type="float" office:value="154774" table:style-name="ce5">
            <text:p>154.77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07742" table:style-name="ce5">
            <text:p>207.742</text:p>
          </table:table-cell>
          <table:table-cell office:value-type="float" office:value="319840" table:style-name="ce5">
            <text:p>319.840</text:p>
          </table:table-cell>
          <table:table-cell office:value-type="float" office:value="176933" table:style-name="ce5">
            <text:p>176.933</text:p>
          </table:table-cell>
          <table:table-cell office:value-type="float" office:value="218576" table:style-name="ce5">
            <text:p>218.57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81537" table:style-name="ce5">
            <text:p>181.537</text:p>
          </table:table-cell>
          <table:table-cell office:value-type="float" office:value="270189" table:style-name="ce5">
            <text:p>270.189</text:p>
          </table:table-cell>
          <table:table-cell office:value-type="float" office:value="106487" table:style-name="ce5">
            <text:p>106.487</text:p>
          </table:table-cell>
          <table:table-cell office:value-type="float" office:value="223698" table:style-name="ce5">
            <text:p>223.69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61841" table:style-name="ce5">
            <text:p>161.841</text:p>
          </table:table-cell>
          <table:table-cell office:value-type="float" office:value="270143" table:style-name="ce5">
            <text:p>270.143</text:p>
          </table:table-cell>
          <table:table-cell office:value-type="float" office:value="137057" table:style-name="ce5">
            <text:p>137.057</text:p>
          </table:table-cell>
          <table:table-cell office:value-type="float" office:value="335146" table:style-name="ce5">
            <text:p>335.14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85968" table:style-name="ce5">
            <text:p>85.968</text:p>
          </table:table-cell>
          <table:table-cell office:value-type="float" office:value="199869" table:style-name="ce5">
            <text:p>199.869</text:p>
          </table:table-cell>
          <table:table-cell office:value-type="float" office:value="61407" table:style-name="ce5">
            <text:p>61.407</text:p>
          </table:table-cell>
          <table:table-cell office:value-type="float" office:value="300580" table:style-name="ce5">
            <text:p>300.58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8087" table:style-name="ce5">
            <text:p>38.087</text:p>
          </table:table-cell>
          <table:table-cell office:value-type="float" office:value="215515" table:style-name="ce5">
            <text:p>215.515</text:p>
          </table:table-cell>
          <table:table-cell office:value-type="float" office:value="23644" table:style-name="ce5">
            <text:p>23.644</text:p>
          </table:table-cell>
          <table:table-cell office:value-type="float" office:value="227498" table:style-name="ce5">
            <text:p>227.4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0608" table:style-name="ce5">
            <text:p>20.608</text:p>
          </table:table-cell>
          <table:table-cell office:value-type="float" office:value="45092" table:style-name="ce5">
            <text:p>45.092</text:p>
          </table:table-cell>
          <table:table-cell office:value-type="float" office:value="107685" table:style-name="ce5">
            <text:p>107.685</text:p>
          </table:table-cell>
          <table:table-cell office:value-type="float" office:value="35411" table:style-name="ce5">
            <text:p>35.4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70038" table:style-name="ce5">
            <text:p>70.038</text:p>
          </table:table-cell>
          <table:table-cell office:value-type="float" office:value="118447" table:style-name="ce5">
            <text:p>118.447</text:p>
          </table:table-cell>
          <table:table-cell office:value-type="float" office:value="33363" table:style-name="ce5">
            <text:p>33.363</text:p>
          </table:table-cell>
          <table:table-cell office:value-type="float" office:value="110876" table:style-name="ce5">
            <text:p>110.87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66012" table:style-name="ce5">
            <text:p>66.012</text:p>
          </table:table-cell>
          <table:table-cell office:value-type="float" office:value="173447" table:style-name="ce5">
            <text:p>173.447</text:p>
          </table:table-cell>
          <table:table-cell office:value-type="float" office:value="40383" table:style-name="ce5">
            <text:p>40.383</text:p>
          </table:table-cell>
          <table:table-cell office:value-type="float" office:value="166303" table:style-name="ce5">
            <text:p>166.303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7295" table:style-name="ce5">
            <text:p>17.295</text:p>
          </table:table-cell>
          <table:table-cell office:value-type="float" office:value="66592" table:style-name="ce5">
            <text:p>66.592</text:p>
          </table:table-cell>
          <table:table-cell office:value-type="float" office:value="8669" table:style-name="ce5">
            <text:p>8.669</text:p>
          </table:table-cell>
          <table:table-cell office:value-type="float" office:value="199636" table:style-name="ce5">
            <text:p>199.63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47138" table:style-name="ce5">
            <text:p>147.138</text:p>
          </table:table-cell>
          <table:table-cell office:value-type="float" office:value="458872" table:style-name="ce5">
            <text:p>458.872</text:p>
          </table:table-cell>
          <table:table-cell office:value-type="float" office:value="137675" table:style-name="ce5">
            <text:p>137.675</text:p>
          </table:table-cell>
          <table:table-cell office:value-type="float" office:value="646637" table:style-name="ce5">
            <text:p>646.63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07447" table:style-name="ce5">
            <text:p>407.447</text:p>
          </table:table-cell>
          <table:table-cell office:value-type="float" office:value="673354" table:style-name="ce5">
            <text:p>673.354</text:p>
          </table:table-cell>
          <table:table-cell office:value-type="float" office:value="235767" table:style-name="ce5">
            <text:p>235.767</text:p>
          </table:table-cell>
          <table:table-cell office:value-type="float" office:value="406561" table:style-name="ce5">
            <text:p>406.56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91365" table:style-name="ce5">
            <text:p>191.365</text:p>
          </table:table-cell>
          <table:table-cell office:value-type="float" office:value="199311" table:style-name="ce5">
            <text:p>199.311</text:p>
          </table:table-cell>
          <table:table-cell office:value-type="float" office:value="238624" table:style-name="ce5">
            <text:p>238.624</text:p>
          </table:table-cell>
          <table:table-cell office:value-type="float" office:value="86356" table:style-name="ce5">
            <text:p>86.35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6" table:number-columns-repeated="3" table:default-cell-style-name="ce1"/>
        <table:table-column table:style-name="co3" table:number-columns-repeated="3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3" table:number-rows-spanned="1" table:style-name="ce9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9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9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39654" table:style-name="ce5">
            <text:p>1.639.654</text:p>
          </table:table-cell>
          <table:table-cell office:value-type="float" office:value="1159571" table:style-name="ce5">
            <text:p>1.159.571</text:p>
          </table:table-cell>
          <table:table-cell office:value-type="float" office:value="130577" table:style-name="ce5">
            <text:p>130.577</text:p>
          </table:table-cell>
          <table:table-cell office:value-type="float" office:value="993189" table:style-name="ce5">
            <text:p>993.189</text:p>
          </table:table-cell>
          <table:table-cell office:value-type="float" office:value="1517581" table:style-name="ce5">
            <text:p>1.517.581</text:p>
          </table:table-cell>
          <table:table-cell office:value-type="float" office:value="598367" table:style-name="ce5">
            <text:p>598.367</text:p>
          </table:table-cell>
          <table:table-cell office:value-type="float" office:value="1857153" table:style-name="ce5">
            <text:p>1.857.153</text:p>
          </table:table-cell>
          <table:table-cell office:value-type="float" office:value="876807" table:style-name="ce5">
            <text:p>876.807</text:p>
          </table:table-cell>
          <table:table-cell office:value-type="float" office:value="201251" table:style-name="ce5">
            <text:p>201.25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600761" table:style-name="ce5">
            <text:p>1.600.761</text:p>
          </table:table-cell>
          <table:table-cell office:value-type="float" office:value="1141102" table:style-name="ce5">
            <text:p>1.141.102</text:p>
          </table:table-cell>
          <table:table-cell office:value-type="float" office:value="130139" table:style-name="ce5">
            <text:p>130.139</text:p>
          </table:table-cell>
          <table:table-cell office:value-type="float" office:value="961808" table:style-name="ce5">
            <text:p>961.808</text:p>
          </table:table-cell>
          <table:table-cell office:value-type="float" office:value="1486873" table:style-name="ce5">
            <text:p>1.486.873</text:p>
          </table:table-cell>
          <table:table-cell office:value-type="float" office:value="596370" table:style-name="ce5">
            <text:p>596.370</text:p>
          </table:table-cell>
          <table:table-cell office:value-type="float" office:value="1830376" table:style-name="ce5">
            <text:p>1.830.376</text:p>
          </table:table-cell>
          <table:table-cell office:value-type="float" office:value="851139" table:style-name="ce5">
            <text:p>851.139</text:p>
          </table:table-cell>
          <table:table-cell office:value-type="float" office:value="196149" table:style-name="ce5">
            <text:p>196.14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45077" table:style-name="ce5">
            <text:p>245.077</text:p>
          </table:table-cell>
          <table:table-cell office:value-type="float" office:value="162287" table:style-name="ce5">
            <text:p>162.287</text:p>
          </table:table-cell>
          <table:table-cell office:value-type="float" office:value="16105" table:style-name="ce5">
            <text:p>16.105</text:p>
          </table:table-cell>
          <table:table-cell office:value-type="float" office:value="166375" table:style-name="ce5">
            <text:p>166.375</text:p>
          </table:table-cell>
          <table:table-cell office:value-type="float" office:value="234501" table:style-name="ce5">
            <text:p>234.501</text:p>
          </table:table-cell>
          <table:table-cell office:value-type="float" office:value="43846" table:style-name="ce5">
            <text:p>43.846</text:p>
          </table:table-cell>
          <table:table-cell office:value-type="float" office:value="273317" table:style-name="ce5">
            <text:p>273.317</text:p>
          </table:table-cell>
          <table:table-cell office:value-type="float" office:value="124738" table:style-name="ce5">
            <text:p>124.738</text:p>
          </table:table-cell>
          <table:table-cell office:value-type="float" office:value="36765" table:style-name="ce5">
            <text:p>36.76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168711" table:style-name="ce5">
            <text:p>1.168.711</text:p>
          </table:table-cell>
          <table:table-cell office:value-type="float" office:value="970864" table:style-name="ce5">
            <text:p>970.864</text:p>
          </table:table-cell>
          <table:table-cell office:value-type="float" office:value="95386" table:style-name="ce5">
            <text:p>95.386</text:p>
          </table:table-cell>
          <table:table-cell office:value-type="float" office:value="734706" table:style-name="ce5">
            <text:p>734.706</text:p>
          </table:table-cell>
          <table:table-cell office:value-type="float" office:value="1126914" table:style-name="ce5">
            <text:p>1.126.914</text:p>
          </table:table-cell>
          <table:table-cell office:value-type="float" office:value="493468" table:style-name="ce5">
            <text:p>493.468</text:p>
          </table:table-cell>
          <table:table-cell office:value-type="float" office:value="1444916" table:style-name="ce5">
            <text:p>1.444.916</text:p>
          </table:table-cell>
          <table:table-cell office:value-type="float" office:value="641206" table:style-name="ce5">
            <text:p>641.206</text:p>
          </table:table-cell>
          <table:table-cell office:value-type="float" office:value="150848" table:style-name="ce5">
            <text:p>150.8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739692" table:style-name="ce5">
            <text:p>739.692</text:p>
          </table:table-cell>
          <table:table-cell office:value-type="float" office:value="398312" table:style-name="ce5">
            <text:p>398.312</text:p>
          </table:table-cell>
          <table:table-cell office:value-type="float" office:value="40849" table:style-name="ce5">
            <text:p>40.849</text:p>
          </table:table-cell>
          <table:table-cell office:value-type="float" office:value="464893" table:style-name="ce5">
            <text:p>464.893</text:p>
          </table:table-cell>
          <table:table-cell office:value-type="float" office:value="594429" table:style-name="ce5">
            <text:p>594.429</text:p>
          </table:table-cell>
          <table:table-cell office:value-type="float" office:value="187085" table:style-name="ce5">
            <text:p>187.085</text:p>
          </table:table-cell>
          <table:table-cell office:value-type="float" office:value="685658" table:style-name="ce5">
            <text:p>685.658</text:p>
          </table:table-cell>
          <table:table-cell office:value-type="float" office:value="427884" table:style-name="ce5">
            <text:p>427.884</text:p>
          </table:table-cell>
          <table:table-cell office:value-type="float" office:value="107568" table:style-name="ce5">
            <text:p>107.56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768732" table:style-name="ce5">
            <text:p>768.732</text:p>
          </table:table-cell>
          <table:table-cell office:value-type="float" office:value="407489" table:style-name="ce5">
            <text:p>407.489</text:p>
          </table:table-cell>
          <table:table-cell office:value-type="float" office:value="74342" table:style-name="ce5">
            <text:p>74.342</text:p>
          </table:table-cell>
          <table:table-cell office:value-type="float" office:value="285536" table:style-name="ce5">
            <text:p>285.536</text:p>
          </table:table-cell>
          <table:table-cell office:value-type="float" office:value="749143" table:style-name="ce5">
            <text:p>749.143</text:p>
          </table:table-cell>
          <table:table-cell office:value-type="float" office:value="261334" table:style-name="ce5">
            <text:p>261.334</text:p>
          </table:table-cell>
          <table:table-cell office:value-type="float" office:value="802509" table:style-name="ce5">
            <text:p>802.509</text:p>
          </table:table-cell>
          <table:table-cell office:value-type="float" office:value="337814" table:style-name="ce5">
            <text:p>337.814</text:p>
          </table:table-cell>
          <table:table-cell office:value-type="float" office:value="59248" table:style-name="ce5">
            <text:p>59.2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42032" table:style-name="ce5">
            <text:p>342.032</text:p>
          </table:table-cell>
          <table:table-cell office:value-type="float" office:value="209061" table:style-name="ce5">
            <text:p>209.061</text:p>
          </table:table-cell>
          <table:table-cell office:value-type="float" office:value="10103" table:style-name="ce5">
            <text:p>10.103</text:p>
          </table:table-cell>
          <table:table-cell office:value-type="float" office:value="334754" table:style-name="ce5">
            <text:p>334.754</text:p>
          </table:table-cell>
          <table:table-cell office:value-type="float" office:value="211796" table:style-name="ce5">
            <text:p>211.796</text:p>
          </table:table-cell>
          <table:table-cell office:value-type="float" office:value="74896" table:style-name="ce5">
            <text:p>74.896</text:p>
          </table:table-cell>
          <table:table-cell office:value-type="float" office:value="373322" table:style-name="ce5">
            <text:p>373.322</text:p>
          </table:table-cell>
          <table:table-cell office:value-type="float" office:value="169375" table:style-name="ce5">
            <text:p>169.375</text:p>
          </table:table-cell>
          <table:table-cell office:value-type="float" office:value="44634" table:style-name="ce5">
            <text:p>44.63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59809" table:style-name="ce5">
            <text:p>259.809</text:p>
          </table:table-cell>
          <table:table-cell office:value-type="float" office:value="183360" table:style-name="ce5">
            <text:p>183.360</text:p>
          </table:table-cell>
          <table:table-cell office:value-type="float" office:value="25578" table:style-name="ce5">
            <text:p>25.578</text:p>
          </table:table-cell>
          <table:table-cell office:value-type="float" office:value="192133" table:style-name="ce5">
            <text:p>192.133</text:p>
          </table:table-cell>
          <table:table-cell office:value-type="float" office:value="271474" table:style-name="ce5">
            <text:p>271.474</text:p>
          </table:table-cell>
          <table:table-cell office:value-type="float" office:value="75013" table:style-name="ce5">
            <text:p>75.013</text:p>
          </table:table-cell>
          <table:table-cell office:value-type="float" office:value="328201" table:style-name="ce5">
            <text:p>328.201</text:p>
          </table:table-cell>
          <table:table-cell office:value-type="float" office:value="178197" table:style-name="ce5">
            <text:p>178.197</text:p>
          </table:table-cell>
          <table:table-cell office:value-type="float" office:value="25947" table:style-name="ce5">
            <text:p>25.94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04434" table:style-name="ce5">
            <text:p>304.434</text:p>
          </table:table-cell>
          <table:table-cell office:value-type="float" office:value="265647" table:style-name="ce5">
            <text:p>265.647</text:p>
          </table:table-cell>
          <table:table-cell office:value-type="float" office:value="30135" table:style-name="ce5">
            <text:p>30.135</text:p>
          </table:table-cell>
          <table:table-cell office:value-type="float" office:value="344424" table:style-name="ce5">
            <text:p>344.424</text:p>
          </table:table-cell>
          <table:table-cell office:value-type="float" office:value="230908" table:style-name="ce5">
            <text:p>230.908</text:p>
          </table:table-cell>
          <table:table-cell office:value-type="float" office:value="42456" table:style-name="ce5">
            <text:p>42.456</text:p>
          </table:table-cell>
          <table:table-cell office:value-type="float" office:value="350450" table:style-name="ce5">
            <text:p>350.450</text:p>
          </table:table-cell>
          <table:table-cell office:value-type="float" office:value="208679" table:style-name="ce5">
            <text:p>208.679</text:p>
          </table:table-cell>
          <table:table-cell office:value-type="float" office:value="40974" table:style-name="ce5">
            <text:p>40.97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449227" table:style-name="ce5">
            <text:p>449.227</text:p>
          </table:table-cell>
          <table:table-cell office:value-type="float" office:value="302202" table:style-name="ce5">
            <text:p>302.202</text:p>
          </table:table-cell>
          <table:table-cell office:value-type="float" office:value="35815" table:style-name="ce5">
            <text:p>35.815</text:p>
          </table:table-cell>
          <table:table-cell office:value-type="float" office:value="332226" table:style-name="ce5">
            <text:p>332.226</text:p>
          </table:table-cell>
          <table:table-cell office:value-type="float" office:value="379832" table:style-name="ce5">
            <text:p>379.832</text:p>
          </table:table-cell>
          <table:table-cell office:value-type="float" office:value="149509" table:style-name="ce5">
            <text:p>149.509</text:p>
          </table:table-cell>
          <table:table-cell office:value-type="float" office:value="510061" table:style-name="ce5">
            <text:p>510.061</text:p>
          </table:table-cell>
          <table:table-cell office:value-type="float" office:value="245391" table:style-name="ce5">
            <text:p>245.391</text:p>
          </table:table-cell>
          <table:table-cell office:value-type="float" office:value="74622" table:style-name="ce5">
            <text:p>74.62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367377" table:style-name="ce5">
            <text:p>367.377</text:p>
          </table:table-cell>
          <table:table-cell office:value-type="float" office:value="278817" table:style-name="ce5">
            <text:p>278.817</text:p>
          </table:table-cell>
          <table:table-cell office:value-type="float" office:value="33800" table:style-name="ce5">
            <text:p>33.800</text:p>
          </table:table-cell>
          <table:table-cell office:value-type="float" office:value="259580" table:style-name="ce5">
            <text:p>259.580</text:p>
          </table:table-cell>
          <table:table-cell office:value-type="float" office:value="350502" table:style-name="ce5">
            <text:p>350.502</text:p>
          </table:table-cell>
          <table:table-cell office:value-type="float" office:value="82146" table:style-name="ce5">
            <text:p>82.146</text:p>
          </table:table-cell>
          <table:table-cell office:value-type="float" office:value="428584" table:style-name="ce5">
            <text:p>428.584</text:p>
          </table:table-cell>
          <table:table-cell office:value-type="float" office:value="203615" table:style-name="ce5">
            <text:p>203.615</text:p>
          </table:table-cell>
          <table:table-cell office:value-type="float" office:value="52145" table:style-name="ce5">
            <text:p>52.14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90781" table:style-name="ce5">
            <text:p>390.781</text:p>
          </table:table-cell>
          <table:table-cell office:value-type="float" office:value="351965" table:style-name="ce5">
            <text:p>351.965</text:p>
          </table:table-cell>
          <table:table-cell office:value-type="float" office:value="44349" table:style-name="ce5">
            <text:p>44.349</text:p>
          </table:table-cell>
          <table:table-cell office:value-type="float" office:value="250077" table:style-name="ce5">
            <text:p>250.077</text:p>
          </table:table-cell>
          <table:table-cell office:value-type="float" office:value="415767" table:style-name="ce5">
            <text:p>415.767</text:p>
          </table:table-cell>
          <table:table-cell office:value-type="float" office:value="149711" table:style-name="ce5">
            <text:p>149.711</text:p>
          </table:table-cell>
          <table:table-cell office:value-type="float" office:value="442925" table:style-name="ce5">
            <text:p>442.925</text:p>
          </table:table-cell>
          <table:table-cell office:value-type="float" office:value="291267" table:style-name="ce5">
            <text:p>291.267</text:p>
          </table:table-cell>
          <table:table-cell office:value-type="float" office:value="75462" table:style-name="ce5">
            <text:p>75.46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21295" table:style-name="ce5">
            <text:p>321.295</text:p>
          </table:table-cell>
          <table:table-cell office:value-type="float" office:value="223356" table:style-name="ce5">
            <text:p>223.356</text:p>
          </table:table-cell>
          <table:table-cell office:value-type="float" office:value="60462" table:style-name="ce5">
            <text:p>60.462</text:p>
          </table:table-cell>
          <table:table-cell office:value-type="float" office:value="129746" table:style-name="ce5">
            <text:p>129.746</text:p>
          </table:table-cell>
          <table:table-cell office:value-type="float" office:value="272842" table:style-name="ce5">
            <text:p>272.842</text:p>
          </table:table-cell>
          <table:table-cell office:value-type="float" office:value="237586" table:style-name="ce5">
            <text:p>237.586</text:p>
          </table:table-cell>
          <table:table-cell office:value-type="float" office:value="295046" table:style-name="ce5">
            <text:p>295.046</text:p>
          </table:table-cell>
          <table:table-cell office:value-type="float" office:value="235508" table:style-name="ce5">
            <text:p>235.508</text:p>
          </table:table-cell>
          <table:table-cell office:value-type="float" office:value="69251" table:style-name="ce5">
            <text:p>69.25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239501" table:style-name="ce5">
            <text:p>239.501</text:p>
          </table:table-cell>
          <table:table-cell office:value-type="float" office:value="183191" table:style-name="ce5">
            <text:p>183.191</text:p>
          </table:table-cell>
          <table:table-cell office:value-type="float" office:value="47397" table:style-name="ce5">
            <text:p>47.397</text:p>
          </table:table-cell>
          <table:table-cell office:value-type="float" office:value="51057" table:style-name="ce5">
            <text:p>51.057</text:p>
          </table:table-cell>
          <table:table-cell office:value-type="float" office:value="174395" table:style-name="ce5">
            <text:p>174.395</text:p>
          </table:table-cell>
          <table:table-cell office:value-type="float" office:value="243659" table:style-name="ce5">
            <text:p>243.659</text:p>
          </table:table-cell>
          <table:table-cell office:value-type="float" office:value="254246" table:style-name="ce5">
            <text:p>254.246</text:p>
          </table:table-cell>
          <table:table-cell office:value-type="float" office:value="139291" table:style-name="ce5">
            <text:p>139.291</text:p>
          </table:table-cell>
          <table:table-cell office:value-type="float" office:value="81783" table:style-name="ce5">
            <text:p>81.78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18612" table:style-name="ce5">
            <text:p>118.612</text:p>
          </table:table-cell>
          <table:table-cell office:value-type="float" office:value="33214" table:style-name="ce5">
            <text:p>33.214</text:p>
          </table:table-cell>
          <table:table-cell office:value-type="float" office:value="6352" table:style-name="ce5">
            <text:p>6.352</text:p>
          </table:table-cell>
          <table:table-cell office:value-type="float" office:value="111105" table:style-name="ce5">
            <text:p>111.105</text:p>
          </table:table-cell>
          <table:table-cell office:value-type="float" office:value="53821" table:style-name="ce5">
            <text:p>53.821</text:p>
          </table:table-cell>
          <table:table-cell office:value-type="float" office:value="12580" table:style-name="ce5">
            <text:p>12.580</text:p>
          </table:table-cell>
          <table:table-cell office:value-type="float" office:value="54395" table:style-name="ce5">
            <text:p>54.395</text:p>
          </table:table-cell>
          <table:table-cell office:value-type="float" office:value="111149" table:style-name="ce5">
            <text:p>111.149</text:p>
          </table:table-cell>
          <table:table-cell office:value-type="float" office:value="5954" table:style-name="ce5">
            <text:p>5.95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36785" table:style-name="ce5">
            <text:p>136.785</text:p>
          </table:table-cell>
          <table:table-cell office:value-type="float" office:value="110499" table:style-name="ce5">
            <text:p>110.499</text:p>
          </table:table-cell>
          <table:table-cell office:value-type="float" office:value="21157" table:style-name="ce5">
            <text:p>21.157</text:p>
          </table:table-cell>
          <table:table-cell office:value-type="float" office:value="89709" table:style-name="ce5">
            <text:p>89.709</text:p>
          </table:table-cell>
          <table:table-cell office:value-type="float" office:value="134177" table:style-name="ce5">
            <text:p>134.177</text:p>
          </table:table-cell>
          <table:table-cell office:value-type="float" office:value="67618" table:style-name="ce5">
            <text:p>67.618</text:p>
          </table:table-cell>
          <table:table-cell office:value-type="float" office:value="164397" table:style-name="ce5">
            <text:p>164.397</text:p>
          </table:table-cell>
          <table:table-cell office:value-type="float" office:value="92111" table:style-name="ce5">
            <text:p>92.111</text:p>
          </table:table-cell>
          <table:table-cell office:value-type="float" office:value="30740" table:style-name="ce5">
            <text:p>30.74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51581" table:style-name="ce5">
            <text:p>251.581</text:p>
          </table:table-cell>
          <table:table-cell office:value-type="float" office:value="128272" table:style-name="ce5">
            <text:p>128.272</text:p>
          </table:table-cell>
          <table:table-cell office:value-type="float" office:value="20882" table:style-name="ce5">
            <text:p>20.882</text:p>
          </table:table-cell>
          <table:table-cell office:value-type="float" office:value="87121" table:style-name="ce5">
            <text:p>87.121</text:p>
          </table:table-cell>
          <table:table-cell office:value-type="float" office:value="268901" table:style-name="ce5">
            <text:p>268.901</text:p>
          </table:table-cell>
          <table:table-cell office:value-type="float" office:value="70716" table:style-name="ce5">
            <text:p>70.716</text:p>
          </table:table-cell>
          <table:table-cell office:value-type="float" office:value="250337" table:style-name="ce5">
            <text:p>250.337</text:p>
          </table:table-cell>
          <table:table-cell office:value-type="float" office:value="117124" table:style-name="ce5">
            <text:p>117.124</text:p>
          </table:table-cell>
          <table:table-cell office:value-type="float" office:value="28492" table:style-name="ce5">
            <text:p>28.49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71764" table:style-name="ce5">
            <text:p>71.764</text:p>
          </table:table-cell>
          <table:table-cell office:value-type="float" office:value="159864" table:style-name="ce5">
            <text:p>159.864</text:p>
          </table:table-cell>
          <table:table-cell office:value-type="float" office:value="77961" table:style-name="ce5">
            <text:p>77.961</text:p>
          </table:table-cell>
          <table:table-cell office:value-type="float" office:value="20930" table:style-name="ce5">
            <text:p>20.930</text:p>
          </table:table-cell>
          <table:table-cell office:value-type="float" office:value="108570" table:style-name="ce5">
            <text:p>108.570</text:p>
          </table:table-cell>
          <table:table-cell office:value-type="float" office:value="165749" table:style-name="ce5">
            <text:p>165.749</text:p>
          </table:table-cell>
          <table:table-cell office:value-type="float" office:value="152482" table:style-name="ce5">
            <text:p>152.482</text:p>
          </table:table-cell>
          <table:table-cell office:value-type="float" office:value="96876" table:style-name="ce5">
            <text:p>96.876</text:p>
          </table:table-cell>
          <table:table-cell office:value-type="float" office:value="76890" table:style-name="ce5">
            <text:p>76.89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679885" table:style-name="ce5">
            <text:p>679.885</text:p>
          </table:table-cell>
          <table:table-cell office:value-type="float" office:value="542612" table:style-name="ce5">
            <text:p>542.612</text:p>
          </table:table-cell>
          <table:table-cell office:value-type="float" office:value="77683" table:style-name="ce5">
            <text:p>77.683</text:p>
          </table:table-cell>
          <table:table-cell office:value-type="float" office:value="234947" table:style-name="ce5">
            <text:p>234.947</text:p>
          </table:table-cell>
          <table:table-cell office:value-type="float" office:value="716040" table:style-name="ce5">
            <text:p>716.040</text:p>
          </table:table-cell>
          <table:table-cell office:value-type="float" office:value="432248" table:style-name="ce5">
            <text:p>432.248</text:p>
          </table:table-cell>
          <table:table-cell office:value-type="float" office:value="741119" table:style-name="ce5">
            <text:p>741.119</text:p>
          </table:table-cell>
          <table:table-cell office:value-type="float" office:value="428831" table:style-name="ce5">
            <text:p>428.831</text:p>
          </table:table-cell>
          <table:table-cell office:value-type="float" office:value="118087" table:style-name="ce5">
            <text:p>118.08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43113" table:style-name="ce5">
            <text:p>943.113</text:p>
          </table:table-cell>
          <table:table-cell office:value-type="float" office:value="559173" table:style-name="ce5">
            <text:p>559.173</text:p>
          </table:table-cell>
          <table:table-cell office:value-type="float" office:value="51240" table:style-name="ce5">
            <text:p>51.240</text:p>
          </table:table-cell>
          <table:table-cell office:value-type="float" office:value="628614" table:style-name="ce5">
            <text:p>628.614</text:p>
          </table:table-cell>
          <table:table-cell office:value-type="float" office:value="791057" table:style-name="ce5">
            <text:p>791.057</text:p>
          </table:table-cell>
          <table:table-cell office:value-type="float" office:value="194754" table:style-name="ce5">
            <text:p>194.754</text:p>
          </table:table-cell>
          <table:table-cell office:value-type="float" office:value="1054129" table:style-name="ce5">
            <text:p>1.054.129</text:p>
          </table:table-cell>
          <table:table-cell office:value-type="float" office:value="450782" table:style-name="ce5">
            <text:p>450.782</text:p>
          </table:table-cell>
          <table:table-cell office:value-type="float" office:value="87145" table:style-name="ce5">
            <text:p>87.14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83863" table:style-name="ce5">
            <text:p>383.863</text:p>
          </table:table-cell>
          <table:table-cell office:value-type="float" office:value="207905" table:style-name="ce5">
            <text:p>207.905</text:p>
          </table:table-cell>
          <table:table-cell office:value-type="float" office:value="7887" table:style-name="ce5">
            <text:p>7.887</text:p>
          </table:table-cell>
          <table:table-cell office:value-type="float" office:value="392916" table:style-name="ce5">
            <text:p>392.916</text:p>
          </table:table-cell>
          <table:table-cell office:value-type="float" office:value="222595" table:style-name="ce5">
            <text:p>222.595</text:p>
          </table:table-cell>
          <table:table-cell office:value-type="float" office:value="25109" table:style-name="ce5">
            <text:p>25.109</text:p>
          </table:table-cell>
          <table:table-cell office:value-type="float" office:value="338377" table:style-name="ce5">
            <text:p>338.377</text:p>
          </table:table-cell>
          <table:table-cell office:value-type="float" office:value="238548" table:style-name="ce5">
            <text:p>238.548</text:p>
          </table:table-cell>
          <table:table-cell office:value-type="float" office:value="70453" table:style-name="ce5">
            <text:p>70.45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550890" table:style-name="ce5">
            <text:p>4.550.890</text:p>
          </table:table-cell>
          <table:table-cell office:value-type="float" office:value="1723829" table:style-name="ce5">
            <text:p>1.723.829</text:p>
          </table:table-cell>
          <table:table-cell office:value-type="float" office:value="49646" table:style-name="ce5">
            <text:p>49.646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437865" table:style-name="ce5">
            <text:p>4.437.865</text:p>
          </table:table-cell>
          <table:table-cell office:value-type="float" office:value="1599660" table:style-name="ce5">
            <text:p>1.599.660</text:p>
          </table:table-cell>
          <table:table-cell office:value-type="float" office:value="46589" table:style-name="ce5">
            <text:p>46.589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22888" table:style-name="ce5">
            <text:p>822.888</text:p>
          </table:table-cell>
          <table:table-cell office:value-type="float" office:value="692216" table:style-name="ce5">
            <text:p>692.216</text:p>
          </table:table-cell>
          <table:table-cell office:value-type="float" office:value="16215" table:style-name="ce5">
            <text:p>16.21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3214340" table:style-name="ce5">
            <text:p>3.214.340</text:p>
          </table:table-cell>
          <table:table-cell office:value-type="float" office:value="1149972" table:style-name="ce5">
            <text:p>1.149.972</text:p>
          </table:table-cell>
          <table:table-cell office:value-type="float" office:value="37455" table:style-name="ce5">
            <text:p>37.455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183610" table:style-name="ce5">
            <text:p>2.183.610</text:p>
          </table:table-cell>
          <table:table-cell office:value-type="float" office:value="953750" table:style-name="ce5">
            <text:p>953.750</text:p>
          </table:table-cell>
          <table:table-cell office:value-type="float" office:value="22281" table:style-name="ce5">
            <text:p>22.28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807124" table:style-name="ce5">
            <text:p>1.807.124</text:p>
          </table:table-cell>
          <table:table-cell office:value-type="float" office:value="598836" table:style-name="ce5">
            <text:p>598.836</text:p>
          </table:table-cell>
          <table:table-cell office:value-type="float" office:value="18616" table:style-name="ce5">
            <text:p>18.61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260781" table:style-name="ce5">
            <text:p>1.260.781</text:p>
          </table:table-cell>
          <table:table-cell office:value-type="float" office:value="343799" table:style-name="ce5">
            <text:p>343.799</text:p>
          </table:table-cell>
          <table:table-cell office:value-type="float" office:value="12252" table:style-name="ce5">
            <text:p>12.25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869020" table:style-name="ce5">
            <text:p>869.020</text:p>
          </table:table-cell>
          <table:table-cell office:value-type="float" office:value="512553" table:style-name="ce5">
            <text:p>512.553</text:p>
          </table:table-cell>
          <table:table-cell office:value-type="float" office:value="8290" table:style-name="ce5">
            <text:p>8.2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202586" table:style-name="ce5">
            <text:p>1.202.586</text:p>
          </table:table-cell>
          <table:table-cell office:value-type="float" office:value="827465" table:style-name="ce5">
            <text:p>827.465</text:p>
          </table:table-cell>
          <table:table-cell office:value-type="float" office:value="29239" table:style-name="ce5">
            <text:p>29.2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238485" table:style-name="ce5">
            <text:p>1.238.485</text:p>
          </table:table-cell>
          <table:table-cell office:value-type="float" office:value="582764" table:style-name="ce5">
            <text:p>582.764</text:p>
          </table:table-cell>
          <table:table-cell office:value-type="float" office:value="21548" table:style-name="ce5">
            <text:p>21.5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929337" table:style-name="ce5">
            <text:p>929.337</text:p>
          </table:table-cell>
          <table:table-cell office:value-type="float" office:value="271338" table:style-name="ce5">
            <text:p>271.338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787289" table:style-name="ce5">
            <text:p>787.289</text:p>
          </table:table-cell>
          <table:table-cell office:value-type="float" office:value="170776" table:style-name="ce5">
            <text:p>170.7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541337" table:style-name="ce5">
            <text:p>541.337</text:p>
          </table:table-cell>
          <table:table-cell office:value-type="float" office:value="136954" table:style-name="ce5">
            <text:p>136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35657" table:style-name="ce5">
            <text:p>335.657</text:p>
          </table:table-cell>
          <table:table-cell office:value-type="float" office:value="29467" table:style-name="ce5">
            <text:p>29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63986" table:style-name="ce5">
            <text:p>163.986</text:p>
          </table:table-cell>
          <table:table-cell office:value-type="float" office:value="148660" table:style-name="ce5">
            <text:p>148.660</text:p>
          </table:table-cell>
          <table:table-cell office:value-type="float" office:value="8368" table:style-name="ce5">
            <text:p>8.3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18054" table:style-name="ce5">
            <text:p>318.054</text:p>
          </table:table-cell>
          <table:table-cell office:value-type="float" office:value="206262" table:style-name="ce5">
            <text:p>206.262</text:p>
          </table:table-cell>
          <table:table-cell office:value-type="float" office:value="21067" table:style-name="ce5">
            <text:p>21.06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498930" table:style-name="ce5">
            <text:p>498.930</text:p>
          </table:table-cell>
          <table:table-cell office:value-type="float" office:value="179410" table:style-name="ce5">
            <text:p>179.410</text:p>
          </table:table-cell>
          <table:table-cell office:value-type="float" office:value="14398" table:style-name="ce5">
            <text:p>14.398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26538" table:style-name="ce5">
            <text:p>226.538</text:p>
          </table:table-cell>
          <table:table-cell office:value-type="float" office:value="8241" table:style-name="ce5">
            <text:p>8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87410" table:style-name="ce5">
            <text:p>1.187.410</text:p>
          </table:table-cell>
          <table:table-cell office:value-type="float" office:value="158090" table:style-name="ce5">
            <text:p>158.090</text:p>
          </table:table-cell>
          <table:table-cell office:value-type="float" office:value="10360" table:style-name="ce5">
            <text:p>10.3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503449" table:style-name="ce5">
            <text:p>2.503.449</text:p>
          </table:table-cell>
          <table:table-cell office:value-type="float" office:value="734814" table:style-name="ce5">
            <text:p>734.814</text:p>
          </table:table-cell>
          <table:table-cell office:value-type="float" office:value="37273" table:style-name="ce5">
            <text:p>37.27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47599" table:style-name="ce5">
            <text:p>1.447.599</text:p>
          </table:table-cell>
          <table:table-cell office:value-type="float" office:value="1135014" table:style-name="ce5">
            <text:p>1.135.014</text:p>
          </table:table-cell>
          <table:table-cell office:value-type="float" office:value="30053" table:style-name="ce5">
            <text:p>30.053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Ambas</text:p>
          </table:table-cell>
          <table:table-cell office:value-type="string" table:number-columns-spanned="1" table:number-rows-spanned="2" table:style-name="ce9">
            <text:p>Solo computadora</text:p>
          </table:table-cell>
          <table:table-cell office:value-type="string" table:number-columns-spanned="1" table:number-rows-spanned="2" table:style-name="ce9">
            <text:p>Solo Internet</text:p>
          </table:table-cell>
          <table:table-cell office:value-type="string" table:number-columns-spanned="1" table:number-rows-spanned="2" table:style-name="ce9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75638" table:style-name="ce5">
            <text:p>2.575.638</text:p>
          </table:table-cell>
          <table:table-cell office:value-type="float" office:value="218241" table:style-name="ce5">
            <text:p>218.241</text:p>
          </table:table-cell>
          <table:table-cell office:value-type="float" office:value="2215543" table:style-name="ce5">
            <text:p>2.215.543</text:p>
          </table:table-cell>
          <table:table-cell office:value-type="float" office:value="1599570" table:style-name="ce5">
            <text:p>1.599.57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518483" table:style-name="ce5">
            <text:p>2.518.483</text:p>
          </table:table-cell>
          <table:table-cell office:value-type="float" office:value="205107" table:style-name="ce5">
            <text:p>205.107</text:p>
          </table:table-cell>
          <table:table-cell office:value-type="float" office:value="2144393" table:style-name="ce5">
            <text:p>2.144.393</text:p>
          </table:table-cell>
          <table:table-cell office:value-type="float" office:value="1475060" table:style-name="ce5">
            <text:p>1.475.06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1216" table:style-name="ce5">
            <text:p>331.216</text:p>
          </table:table-cell>
          <table:table-cell office:value-type="float" office:value="83000" table:style-name="ce5">
            <text:p>83.000</text:p>
          </table:table-cell>
          <table:table-cell office:value-type="float" office:value="572588" table:style-name="ce5">
            <text:p>572.588</text:p>
          </table:table-cell>
          <table:table-cell office:value-type="float" office:value="665822" table:style-name="ce5">
            <text:p>665.82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962133" table:style-name="ce5">
            <text:p>1.962.133</text:p>
          </table:table-cell>
          <table:table-cell office:value-type="float" office:value="166391" table:style-name="ce5">
            <text:p>166.391</text:p>
          </table:table-cell>
          <table:table-cell office:value-type="float" office:value="1434518" table:style-name="ce5">
            <text:p>1.434.518</text:p>
          </table:table-cell>
          <table:table-cell office:value-type="float" office:value="1054786" table:style-name="ce5">
            <text:p>1.054.78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064248" table:style-name="ce5">
            <text:p>1.064.248</text:p>
          </table:table-cell>
          <table:table-cell office:value-type="float" office:value="100608" table:style-name="ce5">
            <text:p>100.608</text:p>
          </table:table-cell>
          <table:table-cell office:value-type="float" office:value="1181237" table:style-name="ce5">
            <text:p>1.181.237</text:p>
          </table:table-cell>
          <table:table-cell office:value-type="float" office:value="889005" table:style-name="ce5">
            <text:p>889.00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120243" table:style-name="ce5">
            <text:p>1.120.243</text:p>
          </table:table-cell>
          <table:table-cell office:value-type="float" office:value="62616" table:style-name="ce5">
            <text:p>62.616</text:p>
          </table:table-cell>
          <table:table-cell office:value-type="float" office:value="745316" table:style-name="ce5">
            <text:p>745.316</text:p>
          </table:table-cell>
          <table:table-cell office:value-type="float" office:value="570271" table:style-name="ce5">
            <text:p>570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03615" table:style-name="ce5">
            <text:p>503.615</text:p>
          </table:table-cell>
          <table:table-cell office:value-type="float" office:value="58634" table:style-name="ce5">
            <text:p>58.634</text:p>
          </table:table-cell>
          <table:table-cell office:value-type="float" office:value="781747" table:style-name="ce5">
            <text:p>781.747</text:p>
          </table:table-cell>
          <table:table-cell office:value-type="float" office:value="311017" table:style-name="ce5">
            <text:p>311.0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77819" table:style-name="ce5">
            <text:p>377.819</text:p>
          </table:table-cell>
          <table:table-cell office:value-type="float" office:value="49624" table:style-name="ce5">
            <text:p>49.624</text:p>
          </table:table-cell>
          <table:table-cell office:value-type="float" office:value="537443" table:style-name="ce5">
            <text:p>537.443</text:p>
          </table:table-cell>
          <table:table-cell office:value-type="float" office:value="483509" table:style-name="ce5">
            <text:p>483.5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48977" table:style-name="ce5">
            <text:p>448.977</text:p>
          </table:table-cell>
          <table:table-cell office:value-type="float" office:value="90420" table:style-name="ce5">
            <text:p>90.420</text:p>
          </table:table-cell>
          <table:table-cell office:value-type="float" office:value="846652" table:style-name="ce5">
            <text:p>846.652</text:p>
          </table:table-cell>
          <table:table-cell office:value-type="float" office:value="794785" table:style-name="ce5">
            <text:p>794.78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647437" table:style-name="ce5">
            <text:p>647.437</text:p>
          </table:table-cell>
          <table:table-cell office:value-type="float" office:value="92665" table:style-name="ce5">
            <text:p>92.665</text:p>
          </table:table-cell>
          <table:table-cell office:value-type="float" office:value="693624" table:style-name="ce5">
            <text:p>693.624</text:p>
          </table:table-cell>
          <table:table-cell office:value-type="float" office:value="556420" table:style-name="ce5">
            <text:p>556.4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539674" table:style-name="ce5">
            <text:p>539.674</text:p>
          </table:table-cell>
          <table:table-cell office:value-type="float" office:value="56938" table:style-name="ce5">
            <text:p>56.938</text:p>
          </table:table-cell>
          <table:table-cell office:value-type="float" office:value="482187" table:style-name="ce5">
            <text:p>482.187</text:p>
          </table:table-cell>
          <table:table-cell office:value-type="float" office:value="263028" table:style-name="ce5">
            <text:p>263.02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609406" table:style-name="ce5">
            <text:p>609.406</text:p>
          </table:table-cell>
          <table:table-cell office:value-type="float" office:value="98666" table:style-name="ce5">
            <text:p>98.666</text:p>
          </table:table-cell>
          <table:table-cell office:value-type="float" office:value="293510" table:style-name="ce5">
            <text:p>293.510</text:p>
          </table:table-cell>
          <table:table-cell office:value-type="float" office:value="118204" table:style-name="ce5">
            <text:p>118.20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64972" table:style-name="ce5">
            <text:p>464.972</text:p>
          </table:table-cell>
          <table:table-cell office:value-type="float" office:value="19534" table:style-name="ce5">
            <text:p>19.534</text:p>
          </table:table-cell>
          <table:table-cell office:value-type="float" office:value="156408" table:style-name="ce5">
            <text:p>156.408</text:p>
          </table:table-cell>
          <table:table-cell office:value-type="float" office:value="135838" table:style-name="ce5">
            <text:p>135.83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23824" table:style-name="ce5">
            <text:p>323.824</text:p>
          </table:table-cell>
          <table:table-cell office:value-type="float" office:value="9566" table:style-name="ce5">
            <text:p>9.566</text:p>
          </table:table-cell>
          <table:table-cell office:value-type="float" office:value="70732" table:style-name="ce5">
            <text:p>70.732</text:p>
          </table:table-cell>
          <table:table-cell office:value-type="float" office:value="27905" table:style-name="ce5">
            <text:p>27.90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29892" table:style-name="ce5">
            <text:p>129.892</text:p>
          </table:table-cell>
          <table:table-cell office:value-type="float" office:value="19537" table:style-name="ce5">
            <text:p>19.537</text:p>
          </table:table-cell>
          <table:table-cell office:value-type="float" office:value="75798" table:style-name="ce5">
            <text:p>75.798</text:p>
          </table:table-cell>
          <table:table-cell office:value-type="float" office:value="135789" table:style-name="ce5">
            <text:p>135.78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99267" table:style-name="ce5">
            <text:p>199.267</text:p>
          </table:table-cell>
          <table:table-cell office:value-type="float" office:value="37585" table:style-name="ce5">
            <text:p>37.585</text:p>
          </table:table-cell>
          <table:table-cell office:value-type="float" office:value="188948" table:style-name="ce5">
            <text:p>188.948</text:p>
          </table:table-cell>
          <table:table-cell office:value-type="float" office:value="203678" table:style-name="ce5">
            <text:p>203.67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340601" table:style-name="ce5">
            <text:p>340.601</text:p>
          </table:table-cell>
          <table:table-cell office:value-type="float" office:value="36702" table:style-name="ce5">
            <text:p>36.702</text:p>
          </table:table-cell>
          <table:table-cell office:value-type="float" office:value="180436" table:style-name="ce5">
            <text:p>180.436</text:p>
          </table:table-cell>
          <table:table-cell office:value-type="float" office:value="169135" table:style-name="ce5">
            <text:p>169.135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18102" table:style-name="ce5">
            <text:p>218.102</text:p>
          </table:table-cell>
          <table:table-cell office:value-type="float" office:value="5539" table:style-name="ce5">
            <text:p>5.539</text:p>
          </table:table-cell>
          <table:table-cell office:value-type="float" office:value="43306" table:style-name="ce5">
            <text:p>43.306</text:p>
          </table:table-cell>
          <table:table-cell office:value-type="float" office:value="6102" table:style-name="ce5">
            <text:p>6.10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53938" table:style-name="ce5">
            <text:p>1.053.938</text:p>
          </table:table-cell>
          <table:table-cell office:value-type="float" office:value="101835" table:style-name="ce5">
            <text:p>101.835</text:p>
          </table:table-cell>
          <table:table-cell office:value-type="float" office:value="233292" table:style-name="ce5">
            <text:p>233.292</text:p>
          </table:table-cell>
          <table:table-cell office:value-type="float" office:value="98611" table:style-name="ce5">
            <text:p>98.6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39891" table:style-name="ce5">
            <text:p>1.339.891</text:p>
          </table:table-cell>
          <table:table-cell office:value-type="float" office:value="134273" table:style-name="ce5">
            <text:p>134.273</text:p>
          </table:table-cell>
          <table:table-cell office:value-type="float" office:value="1297389" table:style-name="ce5">
            <text:p>1.297.389</text:p>
          </table:table-cell>
          <table:table-cell office:value-type="float" office:value="674946" table:style-name="ce5">
            <text:p>674.94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15317" table:style-name="ce5">
            <text:p>515.317</text:p>
          </table:table-cell>
          <table:table-cell office:value-type="float" office:value="90081" table:style-name="ce5">
            <text:p>90.081</text:p>
          </table:table-cell>
          <table:table-cell office:value-type="float" office:value="1016437" table:style-name="ce5">
            <text:p>1.016.437</text:p>
          </table:table-cell>
          <table:table-cell office:value-type="float" office:value="1103441" table:style-name="ce5">
            <text:p>1.103.4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Conexión por discado</text:p>
          </table:table-cell>
          <table:table-cell office:value-type="string" table:number-columns-spanned="5" table:number-rows-spanned="1" table:style-name="ce9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9">
            <text:p>Conexión móvil por módem o chip 3G o 4G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ancha fija</text:p>
          </table:table-cell>
          <table:table-cell office:value-type="string" table:style-name="ce3">
            <text:p>Conexión por cable de TV o fibra óptica</text:p>
          </table:table-cell>
          <table:table-cell office:value-type="string" table:style-name="ce3">
            <text:p>Conexión por línea telefónica (DSL)</text:p>
          </table:table-cell>
          <table:table-cell office:value-type="string" table:style-name="ce3">
            <text:p>Conexión por radio</text:p>
          </table:table-cell>
          <table:table-cell office:value-type="string" table:style-name="ce3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5996" table:style-name="ce5">
            <text:p>85.996</text:p>
          </table:table-cell>
          <table:table-cell office:value-type="float" office:value="3016830" table:style-name="ce5">
            <text:p>3.016.830</text:p>
          </table:table-cell>
          <table:table-cell office:value-type="float" office:value="2484703" table:style-name="ce5">
            <text:p>2.484.703</text:p>
          </table:table-cell>
          <table:table-cell office:value-type="float" office:value="436574" table:style-name="ce5">
            <text:p>436.574</text:p>
          </table:table-cell>
          <table:table-cell office:value-type="float" office:value="374974" table:style-name="ce5">
            <text:p>374.974</text:p>
          </table:table-cell>
          <table:table-cell office:value-type="float" office:value="333824" table:style-name="ce5">
            <text:p>333.824</text:p>
          </table:table-cell>
          <table:table-cell office:value-type="float" office:value="1370011" table:style-name="ce5">
            <text:p>1.370.011</text:p>
          </table:table-cell>
          <table:table-cell office:value-type="float" office:value="661115" table:style-name="ce5">
            <text:p>661.115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80560" table:style-name="ce5">
            <text:p>80.560</text:p>
          </table:table-cell>
          <table:table-cell office:value-type="float" office:value="2943604" table:style-name="ce5">
            <text:p>2.943.604</text:p>
          </table:table-cell>
          <table:table-cell office:value-type="float" office:value="2426262" table:style-name="ce5">
            <text:p>2.426.262</text:p>
          </table:table-cell>
          <table:table-cell office:value-type="float" office:value="426260" table:style-name="ce5">
            <text:p>426.260</text:p>
          </table:table-cell>
          <table:table-cell office:value-type="float" office:value="269953" table:style-name="ce5">
            <text:p>269.953</text:p>
          </table:table-cell>
          <table:table-cell office:value-type="float" office:value="297798" table:style-name="ce5">
            <text:p>297.798</text:p>
          </table:table-cell>
          <table:table-cell office:value-type="float" office:value="1321534" table:style-name="ce5">
            <text:p>1.321.534</text:p>
          </table:table-cell>
          <table:table-cell office:value-type="float" office:value="586580" table:style-name="ce5">
            <text:p>586.58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708" table:style-name="ce5">
            <text:p>32.708</text:p>
          </table:table-cell>
          <table:table-cell office:value-type="float" office:value="496066" table:style-name="ce5">
            <text:p>496.066</text:p>
          </table:table-cell>
          <table:table-cell office:value-type="float" office:value="268784" table:style-name="ce5">
            <text:p>268.784</text:p>
          </table:table-cell>
          <table:table-cell office:value-type="float" office:value="49184" table:style-name="ce5">
            <text:p>49.184</text:p>
          </table:table-cell>
          <table:table-cell office:value-type="float" office:value="222462" table:style-name="ce5">
            <text:p>222.462</text:p>
          </table:table-cell>
          <table:table-cell office:value-type="float" office:value="188362" table:style-name="ce5">
            <text:p>188.362</text:p>
          </table:table-cell>
          <table:table-cell office:value-type="float" office:value="339681" table:style-name="ce5">
            <text:p>339.681</text:p>
          </table:table-cell>
          <table:table-cell office:value-type="float" office:value="223808" table:style-name="ce5">
            <text:p>223.808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68237" table:style-name="ce5">
            <text:p>68.237</text:p>
          </table:table-cell>
          <table:table-cell office:value-type="float" office:value="2308671" table:style-name="ce5">
            <text:p>2.308.671</text:p>
          </table:table-cell>
          <table:table-cell office:value-type="float" office:value="1953129" table:style-name="ce5">
            <text:p>1.953.129</text:p>
          </table:table-cell>
          <table:table-cell office:value-type="float" office:value="337441" table:style-name="ce5">
            <text:p>337.441</text:p>
          </table:table-cell>
          <table:table-cell office:value-type="float" office:value="156274" table:style-name="ce5">
            <text:p>156.274</text:p>
          </table:table-cell>
          <table:table-cell office:value-type="float" office:value="238818" table:style-name="ce5">
            <text:p>238.818</text:p>
          </table:table-cell>
          <table:table-cell office:value-type="float" office:value="876131" table:style-name="ce5">
            <text:p>876.131</text:p>
          </table:table-cell>
          <table:table-cell office:value-type="float" office:value="345019" table:style-name="ce5">
            <text:p>345.019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42421" table:style-name="ce5">
            <text:p>42.421</text:p>
          </table:table-cell>
          <table:table-cell office:value-type="float" office:value="1397907" table:style-name="ce5">
            <text:p>1.397.907</text:p>
          </table:table-cell>
          <table:table-cell office:value-type="float" office:value="1209697" table:style-name="ce5">
            <text:p>1.209.697</text:p>
          </table:table-cell>
          <table:table-cell office:value-type="float" office:value="106952" table:style-name="ce5">
            <text:p>106.952</text:p>
          </table:table-cell>
          <table:table-cell office:value-type="float" office:value="80755" table:style-name="ce5">
            <text:p>80.755</text:p>
          </table:table-cell>
          <table:table-cell office:value-type="float" office:value="171221" table:style-name="ce5">
            <text:p>171.221</text:p>
          </table:table-cell>
          <table:table-cell office:value-type="float" office:value="581193" table:style-name="ce5">
            <text:p>581.193</text:p>
          </table:table-cell>
          <table:table-cell office:value-type="float" office:value="342334" table:style-name="ce5">
            <text:p>342.334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3774" table:style-name="ce5">
            <text:p>23.774</text:p>
          </table:table-cell>
          <table:table-cell office:value-type="float" office:value="1181380" table:style-name="ce5">
            <text:p>1.181.380</text:p>
          </table:table-cell>
          <table:table-cell office:value-type="float" office:value="848418" table:style-name="ce5">
            <text:p>848.418</text:p>
          </table:table-cell>
          <table:table-cell office:value-type="float" office:value="232490" table:style-name="ce5">
            <text:p>232.490</text:p>
          </table:table-cell>
          <table:table-cell office:value-type="float" office:value="285297" table:style-name="ce5">
            <text:p>285.297</text:p>
          </table:table-cell>
          <table:table-cell office:value-type="float" office:value="100674" table:style-name="ce5">
            <text:p>100.674</text:p>
          </table:table-cell>
          <table:table-cell office:value-type="float" office:value="596793" table:style-name="ce5">
            <text:p>596.793</text:p>
          </table:table-cell>
          <table:table-cell office:value-type="float" office:value="159102" table:style-name="ce5">
            <text:p>159.102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4548" table:style-name="ce5">
            <text:p>14.548</text:p>
          </table:table-cell>
          <table:table-cell office:value-type="float" office:value="425258" table:style-name="ce5">
            <text:p>425.258</text:p>
          </table:table-cell>
          <table:table-cell office:value-type="float" office:value="253923" table:style-name="ce5">
            <text:p>253.923</text:p>
          </table:table-cell>
          <table:table-cell office:value-type="float" office:value="47429" table:style-name="ce5">
            <text:p>47.429</text:p>
          </table:table-cell>
          <table:table-cell office:value-type="float" office:value="111255" table:style-name="ce5">
            <text:p>111.255</text:p>
          </table:table-cell>
          <table:table-cell office:value-type="float" office:value="77498" table:style-name="ce5">
            <text:p>77.498</text:p>
          </table:table-cell>
          <table:table-cell office:value-type="float" office:value="513649" table:style-name="ce5">
            <text:p>513.649</text:p>
          </table:table-cell>
          <table:table-cell office:value-type="float" office:value="406063" table:style-name="ce5">
            <text:p>406.06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2750" table:style-name="ce5">
            <text:p>12.750</text:p>
          </table:table-cell>
          <table:table-cell office:value-type="float" office:value="490564" table:style-name="ce5">
            <text:p>490.564</text:p>
          </table:table-cell>
          <table:table-cell office:value-type="float" office:value="333737" table:style-name="ce5">
            <text:p>333.737</text:p>
          </table:table-cell>
          <table:table-cell office:value-type="float" office:value="94820" table:style-name="ce5">
            <text:p>94.820</text:p>
          </table:table-cell>
          <table:table-cell office:value-type="float" office:value="126056" table:style-name="ce5">
            <text:p>126.056</text:p>
          </table:table-cell>
          <table:table-cell office:value-type="float" office:value="94585" table:style-name="ce5">
            <text:p>94.585</text:p>
          </table:table-cell>
          <table:table-cell office:value-type="float" office:value="389283" table:style-name="ce5">
            <text:p>389.283</text:p>
          </table:table-cell>
          <table:table-cell office:value-type="float" office:value="103160" table:style-name="ce5">
            <text:p>103.160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8545" table:style-name="ce5">
            <text:p>38.545</text:p>
          </table:table-cell>
          <table:table-cell office:value-type="float" office:value="588356" table:style-name="ce5">
            <text:p>588.356</text:p>
          </table:table-cell>
          <table:table-cell office:value-type="float" office:value="470075" table:style-name="ce5">
            <text:p>470.075</text:p>
          </table:table-cell>
          <table:table-cell office:value-type="float" office:value="133906" table:style-name="ce5">
            <text:p>133.906</text:p>
          </table:table-cell>
          <table:table-cell office:value-type="float" office:value="87286" table:style-name="ce5">
            <text:p>87.286</text:p>
          </table:table-cell>
          <table:table-cell office:value-type="float" office:value="136888" table:style-name="ce5">
            <text:p>136.888</text:p>
          </table:table-cell>
          <table:table-cell office:value-type="float" office:value="531059" table:style-name="ce5">
            <text:p>531.059</text:p>
          </table:table-cell>
          <table:table-cell office:value-type="float" office:value="338031" table:style-name="ce5">
            <text:p>338.03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2108" table:style-name="ce5">
            <text:p>32.108</text:p>
          </table:table-cell>
          <table:table-cell office:value-type="float" office:value="826767" table:style-name="ce5">
            <text:p>826.767</text:p>
          </table:table-cell>
          <table:table-cell office:value-type="float" office:value="686635" table:style-name="ce5">
            <text:p>686.635</text:p>
          </table:table-cell>
          <table:table-cell office:value-type="float" office:value="132155" table:style-name="ce5">
            <text:p>132.155</text:p>
          </table:table-cell>
          <table:table-cell office:value-type="float" office:value="133782" table:style-name="ce5">
            <text:p>133.782</text:p>
          </table:table-cell>
          <table:table-cell office:value-type="float" office:value="151275" table:style-name="ce5">
            <text:p>151.275</text:p>
          </table:table-cell>
          <table:table-cell office:value-type="float" office:value="431385" table:style-name="ce5">
            <text:p>431.385</text:p>
          </table:table-cell>
          <table:table-cell office:value-type="float" office:value="214153" table:style-name="ce5">
            <text:p>214.15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47558" table:style-name="ce5">
            <text:p>47.558</text:p>
          </table:table-cell>
          <table:table-cell office:value-type="float" office:value="679355" table:style-name="ce5">
            <text:p>679.355</text:p>
          </table:table-cell>
          <table:table-cell office:value-type="float" office:value="535329" table:style-name="ce5">
            <text:p>535.329</text:p>
          </table:table-cell>
          <table:table-cell office:value-type="float" office:value="126545" table:style-name="ce5">
            <text:p>126.545</text:p>
          </table:table-cell>
          <table:table-cell office:value-type="float" office:value="142830" table:style-name="ce5">
            <text:p>142.830</text:p>
          </table:table-cell>
          <table:table-cell office:value-type="float" office:value="116390" table:style-name="ce5">
            <text:p>116.390</text:p>
          </table:table-cell>
          <table:table-cell office:value-type="float" office:value="291340" table:style-name="ce5">
            <text:p>291.340</text:p>
          </table:table-cell>
          <table:table-cell office:value-type="float" office:value="159721" table:style-name="ce5">
            <text:p>159.72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4753" table:style-name="ce5">
            <text:p>34.753</text:p>
          </table:table-cell>
          <table:table-cell office:value-type="float" office:value="664102" table:style-name="ce5">
            <text:p>664.102</text:p>
          </table:table-cell>
          <table:table-cell office:value-type="float" office:value="568040" table:style-name="ce5">
            <text:p>568.040</text:p>
          </table:table-cell>
          <table:table-cell office:value-type="float" office:value="130683" table:style-name="ce5">
            <text:p>130.683</text:p>
          </table:table-cell>
          <table:table-cell office:value-type="float" office:value="114243" table:style-name="ce5">
            <text:p>114.243</text:p>
          </table:table-cell>
          <table:table-cell office:value-type="float" office:value="86207" table:style-name="ce5">
            <text:p>86.207</text:p>
          </table:table-cell>
          <table:table-cell office:value-type="float" office:value="220054" table:style-name="ce5">
            <text:p>220.054</text:p>
          </table:table-cell>
          <table:table-cell office:value-type="float" office:value="107719" table:style-name="ce5">
            <text:p>107.719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2956" table:style-name="ce5">
            <text:p>22.956</text:p>
          </table:table-cell>
          <table:table-cell office:value-type="float" office:value="474909" table:style-name="ce5">
            <text:p>474.909</text:p>
          </table:table-cell>
          <table:table-cell office:value-type="float" office:value="405204" table:style-name="ce5">
            <text:p>405.204</text:p>
          </table:table-cell>
          <table:table-cell office:value-type="float" office:value="119787" table:style-name="ce5">
            <text:p>119.787</text:p>
          </table:table-cell>
          <table:table-cell office:value-type="float" office:value="56296" table:style-name="ce5">
            <text:p>56.296</text:p>
          </table:table-cell>
          <table:table-cell office:value-type="float" office:value="67770" table:style-name="ce5">
            <text:p>67.770</text:p>
          </table:table-cell>
          <table:table-cell office:value-type="float" office:value="122998" table:style-name="ce5">
            <text:p>122.998</text:p>
          </table:table-cell>
          <table:table-cell office:value-type="float" office:value="66647" table:style-name="ce5">
            <text:p>66.64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7475" table:style-name="ce5">
            <text:p>7.475</text:p>
          </table:table-cell>
          <table:table-cell office:value-type="float" office:value="322631" table:style-name="ce5">
            <text:p>322.631</text:p>
          </table:table-cell>
          <table:table-cell office:value-type="float" office:value="316159" table:style-name="ce5">
            <text:p>316.159</text:p>
          </table:table-cell>
          <table:table-cell office:value-type="float" office:value="62838" table:style-name="ce5">
            <text:p>62.838</text:p>
          </table:table-cell>
          <table:table-cell office:value-type="float" office:value="19800" table:style-name="ce5">
            <text:p>19.800</text:p>
          </table:table-cell>
          <table:table-cell office:value-type="float" office:value="23552" table:style-name="ce5">
            <text:p>23.552</text:p>
          </table:table-cell>
          <table:table-cell office:value-type="float" office:value="69700" table:style-name="ce5">
            <text:p>69.700</text:p>
          </table:table-cell>
          <table:table-cell office:value-type="float" office:value="21028" table:style-name="ce5">
            <text:p>21.028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7547" table:style-name="ce5">
            <text:p>7.547</text:p>
          </table:table-cell>
          <table:table-cell office:value-type="float" office:value="67022" table:style-name="ce5">
            <text:p>67.022</text:p>
          </table:table-cell>
          <table:table-cell office:value-type="float" office:value="57002" table:style-name="ce5">
            <text:p>57.002</text:p>
          </table:table-cell>
          <table:table-cell office:value-type="float" office:value="12422" table:style-name="ce5">
            <text:p>12.422</text:p>
          </table:table-cell>
          <table:table-cell office:value-type="float" office:value="11251" table:style-name="ce5">
            <text:p>11.251</text:p>
          </table:table-cell>
          <table:table-cell office:value-type="float" office:value="27923" table:style-name="ce5">
            <text:p>27.923</text:p>
          </table:table-cell>
          <table:table-cell office:value-type="float" office:value="129319" table:style-name="ce5">
            <text:p>129.319</text:p>
          </table:table-cell>
          <table:table-cell office:value-type="float" office:value="31203" table:style-name="ce5">
            <text:p>31.203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3475" table:style-name="ce5">
            <text:p>13.475</text:p>
          </table:table-cell>
          <table:table-cell office:value-type="float" office:value="205828" table:style-name="ce5">
            <text:p>205.828</text:p>
          </table:table-cell>
          <table:table-cell office:value-type="float" office:value="175617" table:style-name="ce5">
            <text:p>175.617</text:p>
          </table:table-cell>
          <table:table-cell office:value-type="float" office:value="53706" table:style-name="ce5">
            <text:p>53.706</text:p>
          </table:table-cell>
          <table:table-cell office:value-type="float" office:value="31998" table:style-name="ce5">
            <text:p>31.998</text:p>
          </table:table-cell>
          <table:table-cell office:value-type="float" office:value="65751" table:style-name="ce5">
            <text:p>65.751</text:p>
          </table:table-cell>
          <table:table-cell office:value-type="float" office:value="117918" table:style-name="ce5">
            <text:p>117.918</text:p>
          </table:table-cell>
          <table:table-cell office:value-type="float" office:value="132221" table:style-name="ce5">
            <text:p>132.22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311255" table:style-name="ce5">
            <text:p>311.255</text:p>
          </table:table-cell>
          <table:table-cell office:value-type="float" office:value="260984" table:style-name="ce5">
            <text:p>260.984</text:p>
          </table:table-cell>
          <table:table-cell office:value-type="float" office:value="53413" table:style-name="ce5">
            <text:p>53.413</text:p>
          </table:table-cell>
          <table:table-cell office:value-type="float" office:value="45589" table:style-name="ce5">
            <text:p>45.589</text:p>
          </table:table-cell>
          <table:table-cell office:value-type="float" office:value="40953" table:style-name="ce5">
            <text:p>40.953</text:p>
          </table:table-cell>
          <table:table-cell office:value-type="float" office:value="187012" table:style-name="ce5">
            <text:p>187.012</text:p>
          </table:table-cell>
          <table:table-cell office:value-type="float" office:value="74269" table:style-name="ce5">
            <text:p>74.269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7518" table:style-name="ce5">
            <text:p>7.518</text:p>
          </table:table-cell>
          <table:table-cell office:value-type="float" office:value="219222" table:style-name="ce5">
            <text:p>219.222</text:p>
          </table:table-cell>
          <table:table-cell office:value-type="float" office:value="207451" table:style-name="ce5">
            <text:p>207.451</text:p>
          </table:table-cell>
          <table:table-cell office:value-type="float" office:value="62327" table:style-name="ce5">
            <text:p>62.327</text:p>
          </table:table-cell>
          <table:table-cell office:value-type="float" office:value="6588" table:style-name="ce5">
            <text:p>6.588</text:p>
          </table:table-cell>
          <table:table-cell office:value-type="float" office:value="19959" table:style-name="ce5">
            <text:p>19.959</text:p>
          </table:table-cell>
          <table:table-cell office:value-type="float" office:value="28631" table:style-name="ce5">
            <text:p>28.631</text:p>
          </table:table-cell>
          <table:table-cell office:value-type="float" office:value="22059" table:style-name="ce5">
            <text:p>22.0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5940" table:style-name="ce5">
            <text:p>35.940</text:p>
          </table:table-cell>
          <table:table-cell office:value-type="float" office:value="1034116" table:style-name="ce5">
            <text:p>1.034.116</text:p>
          </table:table-cell>
          <table:table-cell office:value-type="float" office:value="900802" table:style-name="ce5">
            <text:p>900.802</text:p>
          </table:table-cell>
          <table:table-cell office:value-type="float" office:value="196131" table:style-name="ce5">
            <text:p>196.131</text:p>
          </table:table-cell>
          <table:table-cell office:value-type="float" office:value="112857" table:style-name="ce5">
            <text:p>112.857</text:p>
          </table:table-cell>
          <table:table-cell office:value-type="float" office:value="82661" table:style-name="ce5">
            <text:p>82.661</text:p>
          </table:table-cell>
          <table:table-cell office:value-type="float" office:value="224830" table:style-name="ce5">
            <text:p>224.830</text:p>
          </table:table-cell>
          <table:table-cell office:value-type="float" office:value="106772" table:style-name="ce5">
            <text:p>106.77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6520" table:style-name="ce5">
            <text:p>56.520</text:p>
          </table:table-cell>
          <table:table-cell office:value-type="float" office:value="1652044" table:style-name="ce5">
            <text:p>1.652.044</text:p>
          </table:table-cell>
          <table:table-cell office:value-type="float" office:value="1319718" table:style-name="ce5">
            <text:p>1.319.718</text:p>
          </table:table-cell>
          <table:table-cell office:value-type="float" office:value="284503" table:style-name="ce5">
            <text:p>284.503</text:p>
          </table:table-cell>
          <table:table-cell office:value-type="float" office:value="267455" table:style-name="ce5">
            <text:p>267.455</text:p>
          </table:table-cell>
          <table:table-cell office:value-type="float" office:value="234757" table:style-name="ce5">
            <text:p>234.757</text:p>
          </table:table-cell>
          <table:table-cell office:value-type="float" office:value="768891" table:style-name="ce5">
            <text:p>768.891</text:p>
          </table:table-cell>
          <table:table-cell office:value-type="float" office:value="430501" table:style-name="ce5">
            <text:p>430.50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0005" table:style-name="ce5">
            <text:p>50.005</text:p>
          </table:table-cell>
          <table:table-cell office:value-type="float" office:value="721573" table:style-name="ce5">
            <text:p>721.573</text:p>
          </table:table-cell>
          <table:table-cell office:value-type="float" office:value="581126" table:style-name="ce5">
            <text:p>581.126</text:p>
          </table:table-cell>
          <table:table-cell office:value-type="float" office:value="77878" table:style-name="ce5">
            <text:p>77.878</text:p>
          </table:table-cell>
          <table:table-cell office:value-type="float" office:value="121230" table:style-name="ce5">
            <text:p>121.230</text:p>
          </table:table-cell>
          <table:table-cell office:value-type="float" office:value="160667" table:style-name="ce5">
            <text:p>160.667</text:p>
          </table:table-cell>
          <table:table-cell office:value-type="float" office:value="625270" table:style-name="ce5">
            <text:p>625.270</text:p>
          </table:table-cell>
          <table:table-cell office:value-type="float" office:value="305460" table:style-name="ce5">
            <text:p>305.460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Hasta 256 Kbps</text:p>
          </table:table-cell>
          <table:table-cell office:value-type="string" table:number-columns-spanned="1" table:number-rows-spanned="2" table:style-name="ce9">
            <text:p>Entre 257 Kbps y 999 Kbps</text:p>
          </table:table-cell>
          <table:table-cell office:value-type="string" table:number-columns-spanned="1" table:number-rows-spanned="2" table:style-name="ce9">
            <text:p>1 Mbps</text:p>
          </table:table-cell>
          <table:table-cell office:value-type="string" table:number-columns-spanned="1" table:number-rows-spanned="2" table:style-name="ce9">
            <text:p>2 Mbps</text:p>
          </table:table-cell>
          <table:table-cell office:value-type="string" table:number-columns-spanned="1" table:number-rows-spanned="2" table:style-name="ce9">
            <text:p>Entre 3 Mbps y 4 Mbps</text:p>
          </table:table-cell>
          <table:table-cell office:value-type="string" table:number-columns-spanned="1" table:number-rows-spanned="2" table:style-name="ce9">
            <text:p>Entre 5 Mbps y 8 Mbps</text:p>
          </table:table-cell>
          <table:table-cell office:value-type="string" table:number-columns-spanned="1" table:number-rows-spanned="2" table:style-name="ce9">
            <text:p>Entre 9 Mbps y 10 Mbps</text:p>
          </table:table-cell>
          <table:table-cell office:value-type="string" table:number-columns-spanned="1" table:number-rows-spanned="2" table:style-name="ce9">
            <text:p>Entre 11 Mbps y 20 Mbps</text:p>
          </table:table-cell>
          <table:table-cell office:value-type="string" table:number-columns-spanned="1" table:number-rows-spanned="2" table:style-name="ce9">
            <text:p>Entre 21 Mbps y 50 Mbps</text:p>
          </table:table-cell>
          <table:table-cell office:value-type="string" table:number-columns-spanned="1" table:number-rows-spanned="2" table:style-name="ce9">
            <text:p>51 Mbps o superior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office:value-type="string" table:number-columns-spanned="1" table:number-rows-spanned="2" table:style-name="ce9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2810" table:style-name="ce5">
            <text:p>102.810</text:p>
          </table:table-cell>
          <table:table-cell office:value-type="float" office:value="52149" table:style-name="ce5">
            <text:p>52.149</text:p>
          </table:table-cell>
          <table:table-cell office:value-type="float" office:value="180961" table:style-name="ce5">
            <text:p>180.961</text:p>
          </table:table-cell>
          <table:table-cell office:value-type="float" office:value="337411" table:style-name="ce5">
            <text:p>337.411</text:p>
          </table:table-cell>
          <table:table-cell office:value-type="float" office:value="383546" table:style-name="ce5">
            <text:p>383.546</text:p>
          </table:table-cell>
          <table:table-cell office:value-type="float" office:value="438724" table:style-name="ce5">
            <text:p>438.724</text:p>
          </table:table-cell>
          <table:table-cell office:value-type="float" office:value="596744" table:style-name="ce5">
            <text:p>596.744</text:p>
          </table:table-cell>
          <table:table-cell office:value-type="float" office:value="545343" table:style-name="ce5">
            <text:p>545.343</text:p>
          </table:table-cell>
          <table:table-cell office:value-type="float" office:value="638867" table:style-name="ce5">
            <text:p>638.867</text:p>
          </table:table-cell>
          <table:table-cell office:value-type="float" office:value="629885" table:style-name="ce5">
            <text:p>629.885</text:p>
          </table:table-cell>
          <table:table-cell office:value-type="float" office:value="493564" table:style-name="ce5">
            <text:p>493.564</text:p>
          </table:table-cell>
          <table:table-cell office:value-type="float" office:value="29307" table:style-name="ce5">
            <text:p>29.307</text:p>
          </table:table-cell>
          <table:table-cell office:value-type="float" office:value="1840061" table:style-name="ce5">
            <text:p>1.840.06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97620" table:style-name="ce5">
            <text:p>97.620</text:p>
          </table:table-cell>
          <table:table-cell office:value-type="float" office:value="45135" table:style-name="ce5">
            <text:p>45.135</text:p>
          </table:table-cell>
          <table:table-cell office:value-type="float" office:value="162894" table:style-name="ce5">
            <text:p>162.894</text:p>
          </table:table-cell>
          <table:table-cell office:value-type="float" office:value="298100" table:style-name="ce5">
            <text:p>298.100</text:p>
          </table:table-cell>
          <table:table-cell office:value-type="float" office:value="352865" table:style-name="ce5">
            <text:p>352.865</text:p>
          </table:table-cell>
          <table:table-cell office:value-type="float" office:value="421046" table:style-name="ce5">
            <text:p>421.046</text:p>
          </table:table-cell>
          <table:table-cell office:value-type="float" office:value="579042" table:style-name="ce5">
            <text:p>579.042</text:p>
          </table:table-cell>
          <table:table-cell office:value-type="float" office:value="536681" table:style-name="ce5">
            <text:p>536.681</text:p>
          </table:table-cell>
          <table:table-cell office:value-type="float" office:value="631153" table:style-name="ce5">
            <text:p>631.153</text:p>
          </table:table-cell>
          <table:table-cell office:value-type="float" office:value="627550" table:style-name="ce5">
            <text:p>627.550</text:p>
          </table:table-cell>
          <table:table-cell office:value-type="float" office:value="482595" table:style-name="ce5">
            <text:p>482.595</text:p>
          </table:table-cell>
          <table:table-cell office:value-type="float" office:value="29307" table:style-name="ce5">
            <text:p>29.307</text:p>
          </table:table-cell>
          <table:table-cell office:value-type="float" office:value="1769511" table:style-name="ce5">
            <text:p>1.769.51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465" table:style-name="ce5">
            <text:p>33.465</text:p>
          </table:table-cell>
          <table:table-cell office:value-type="float" office:value="26203" table:style-name="ce5">
            <text:p>26.203</text:p>
          </table:table-cell>
          <table:table-cell office:value-type="float" office:value="91509" table:style-name="ce5">
            <text:p>91.509</text:p>
          </table:table-cell>
          <table:table-cell office:value-type="float" office:value="142339" table:style-name="ce5">
            <text:p>142.339</text:p>
          </table:table-cell>
          <table:table-cell office:value-type="float" office:value="147585" table:style-name="ce5">
            <text:p>147.585</text:p>
          </table:table-cell>
          <table:table-cell office:value-type="float" office:value="126828" table:style-name="ce5">
            <text:p>126.828</text:p>
          </table:table-cell>
          <table:table-cell office:value-type="float" office:value="97418" table:style-name="ce5">
            <text:p>97.418</text:p>
          </table:table-cell>
          <table:table-cell office:value-type="float" office:value="71342" table:style-name="ce5">
            <text:p>71.342</text:p>
          </table:table-cell>
          <table:table-cell office:value-type="float" office:value="52578" table:style-name="ce5">
            <text:p>52.578</text:p>
          </table:table-cell>
          <table:table-cell office:value-type="float" office:value="43136" table:style-name="ce5">
            <text:p>43.136</text:p>
          </table:table-cell>
          <table:table-cell office:value-type="float" office:value="122093" table:style-name="ce5">
            <text:p>122.093</text:p>
          </table:table-cell>
          <table:table-cell office:value-type="float" office:value="0" table:style-name="ce5">
            <text:p>0</text:p>
          </table:table-cell>
          <table:table-cell office:value-type="float" office:value="456939" table:style-name="ce5">
            <text:p>456.939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75005" table:style-name="ce5">
            <text:p>75.005</text:p>
          </table:table-cell>
          <table:table-cell office:value-type="float" office:value="38313" table:style-name="ce5">
            <text:p>38.313</text:p>
          </table:table-cell>
          <table:table-cell office:value-type="float" office:value="129235" table:style-name="ce5">
            <text:p>129.235</text:p>
          </table:table-cell>
          <table:table-cell office:value-type="float" office:value="254072" table:style-name="ce5">
            <text:p>254.072</text:p>
          </table:table-cell>
          <table:table-cell office:value-type="float" office:value="301758" table:style-name="ce5">
            <text:p>301.758</text:p>
          </table:table-cell>
          <table:table-cell office:value-type="float" office:value="262196" table:style-name="ce5">
            <text:p>262.196</text:p>
          </table:table-cell>
          <table:table-cell office:value-type="float" office:value="451900" table:style-name="ce5">
            <text:p>451.900</text:p>
          </table:table-cell>
          <table:table-cell office:value-type="float" office:value="435160" table:style-name="ce5">
            <text:p>435.160</text:p>
          </table:table-cell>
          <table:table-cell office:value-type="float" office:value="550076" table:style-name="ce5">
            <text:p>550.076</text:p>
          </table:table-cell>
          <table:table-cell office:value-type="float" office:value="461142" table:style-name="ce5">
            <text:p>461.142</text:p>
          </table:table-cell>
          <table:table-cell office:value-type="float" office:value="379046" table:style-name="ce5">
            <text:p>379.046</text:p>
          </table:table-cell>
          <table:table-cell office:value-type="float" office:value="17078" table:style-name="ce5">
            <text:p>17.078</text:p>
          </table:table-cell>
          <table:table-cell office:value-type="float" office:value="1087735" table:style-name="ce5">
            <text:p>1.087.7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54137" table:style-name="ce5">
            <text:p>54.137</text:p>
          </table:table-cell>
          <table:table-cell office:value-type="float" office:value="16151" table:style-name="ce5">
            <text:p>16.151</text:p>
          </table:table-cell>
          <table:table-cell office:value-type="float" office:value="98931" table:style-name="ce5">
            <text:p>98.931</text:p>
          </table:table-cell>
          <table:table-cell office:value-type="float" office:value="144926" table:style-name="ce5">
            <text:p>144.926</text:p>
          </table:table-cell>
          <table:table-cell office:value-type="float" office:value="136258" table:style-name="ce5">
            <text:p>136.258</text:p>
          </table:table-cell>
          <table:table-cell office:value-type="float" office:value="265839" table:style-name="ce5">
            <text:p>265.839</text:p>
          </table:table-cell>
          <table:table-cell office:value-type="float" office:value="230376" table:style-name="ce5">
            <text:p>230.376</text:p>
          </table:table-cell>
          <table:table-cell office:value-type="float" office:value="192817" table:style-name="ce5">
            <text:p>192.817</text:p>
          </table:table-cell>
          <table:table-cell office:value-type="float" office:value="174366" table:style-name="ce5">
            <text:p>174.366</text:p>
          </table:table-cell>
          <table:table-cell office:value-type="float" office:value="360267" table:style-name="ce5">
            <text:p>360.267</text:p>
          </table:table-cell>
          <table:table-cell office:value-type="float" office:value="234495" table:style-name="ce5">
            <text:p>234.495</text:p>
          </table:table-cell>
          <table:table-cell office:value-type="float" office:value="19977" table:style-name="ce5">
            <text:p>19.977</text:p>
          </table:table-cell>
          <table:table-cell office:value-type="float" office:value="869322" table:style-name="ce5">
            <text:p>869.32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2667" table:style-name="ce5">
            <text:p>32.667</text:p>
          </table:table-cell>
          <table:table-cell office:value-type="float" office:value="30251" table:style-name="ce5">
            <text:p>30.251</text:p>
          </table:table-cell>
          <table:table-cell office:value-type="float" office:value="65688" table:style-name="ce5">
            <text:p>65.688</text:p>
          </table:table-cell>
          <table:table-cell office:value-type="float" office:value="137177" table:style-name="ce5">
            <text:p>137.177</text:p>
          </table:table-cell>
          <table:table-cell office:value-type="float" office:value="167431" table:style-name="ce5">
            <text:p>167.431</text:p>
          </table:table-cell>
          <table:table-cell office:value-type="float" office:value="192737" table:style-name="ce5">
            <text:p>192.737</text:p>
          </table:table-cell>
          <table:table-cell office:value-type="float" office:value="237090" table:style-name="ce5">
            <text:p>237.090</text:p>
          </table:table-cell>
          <table:table-cell office:value-type="float" office:value="227043" table:style-name="ce5">
            <text:p>227.043</text:p>
          </table:table-cell>
          <table:table-cell office:value-type="float" office:value="255531" table:style-name="ce5">
            <text:p>255.531</text:p>
          </table:table-cell>
          <table:table-cell office:value-type="float" office:value="200628" table:style-name="ce5">
            <text:p>200.628</text:p>
          </table:table-cell>
          <table:table-cell office:value-type="float" office:value="165332" table:style-name="ce5">
            <text:p>165.332</text:p>
          </table:table-cell>
          <table:table-cell office:value-type="float" office:value="10017" table:style-name="ce5">
            <text:p>10.017</text:p>
          </table:table-cell>
          <table:table-cell office:value-type="float" office:value="691803" table:style-name="ce5">
            <text:p>691.80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2752" table:style-name="ce5">
            <text:p>22.752</text:p>
          </table:table-cell>
          <table:table-cell office:value-type="float" office:value="8190" table:style-name="ce5">
            <text:p>8.190</text:p>
          </table:table-cell>
          <table:table-cell office:value-type="float" office:value="27463" table:style-name="ce5">
            <text:p>27.463</text:p>
          </table:table-cell>
          <table:table-cell office:value-type="float" office:value="44050" table:style-name="ce5">
            <text:p>44.050</text:p>
          </table:table-cell>
          <table:table-cell office:value-type="float" office:value="69402" table:style-name="ce5">
            <text:p>69.402</text:p>
          </table:table-cell>
          <table:table-cell office:value-type="float" office:value="49105" table:style-name="ce5">
            <text:p>49.105</text:p>
          </table:table-cell>
          <table:table-cell office:value-type="float" office:value="118054" table:style-name="ce5">
            <text:p>118.054</text:p>
          </table:table-cell>
          <table:table-cell office:value-type="float" office:value="86912" table:style-name="ce5">
            <text:p>86.912</text:p>
          </table:table-cell>
          <table:table-cell office:value-type="float" office:value="51710" table:style-name="ce5">
            <text:p>51.710</text:p>
          </table:table-cell>
          <table:table-cell office:value-type="float" office:value="96387" table:style-name="ce5">
            <text:p>96.387</text:p>
          </table:table-cell>
          <table:table-cell office:value-type="float" office:value="101882" table:style-name="ce5">
            <text:p>101.882</text:p>
          </table:table-cell>
          <table:table-cell office:value-type="float" office:value="0" table:style-name="ce5">
            <text:p>0</text:p>
          </table:table-cell>
          <table:table-cell office:value-type="float" office:value="878163" table:style-name="ce5">
            <text:p>878.16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703" table:style-name="ce5">
            <text:p>20.703</text:p>
          </table:table-cell>
          <table:table-cell office:value-type="float" office:value="2913" table:style-name="ce5">
            <text:p>2.913</text:p>
          </table:table-cell>
          <table:table-cell office:value-type="float" office:value="34482" table:style-name="ce5">
            <text:p>34.482</text:p>
          </table:table-cell>
          <table:table-cell office:value-type="float" office:value="86787" table:style-name="ce5">
            <text:p>86.787</text:p>
          </table:table-cell>
          <table:table-cell office:value-type="float" office:value="68074" table:style-name="ce5">
            <text:p>68.074</text:p>
          </table:table-cell>
          <table:table-cell office:value-type="float" office:value="116203" table:style-name="ce5">
            <text:p>116.203</text:p>
          </table:table-cell>
          <table:table-cell office:value-type="float" office:value="169317" table:style-name="ce5">
            <text:p>169.317</text:p>
          </table:table-cell>
          <table:table-cell office:value-type="float" office:value="108416" table:style-name="ce5">
            <text:p>108.416</text:p>
          </table:table-cell>
          <table:table-cell office:value-type="float" office:value="84820" table:style-name="ce5">
            <text:p>84.820</text:p>
          </table:table-cell>
          <table:table-cell office:value-type="float" office:value="69057" table:style-name="ce5">
            <text:p>69.057</text:p>
          </table:table-cell>
          <table:table-cell office:value-type="float" office:value="85013" table:style-name="ce5">
            <text:p>85.013</text:p>
          </table:table-cell>
          <table:table-cell office:value-type="float" office:value="8234" table:style-name="ce5">
            <text:p>8.234</text:p>
          </table:table-cell>
          <table:table-cell office:value-type="float" office:value="444044" table:style-name="ce5">
            <text:p>444.04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2797" table:style-name="ce5">
            <text:p>42.797</text:p>
          </table:table-cell>
          <table:table-cell office:value-type="float" office:value="16050" table:style-name="ce5">
            <text:p>16.050</text:p>
          </table:table-cell>
          <table:table-cell office:value-type="float" office:value="71274" table:style-name="ce5">
            <text:p>71.274</text:p>
          </table:table-cell>
          <table:table-cell office:value-type="float" office:value="114160" table:style-name="ce5">
            <text:p>114.160</text:p>
          </table:table-cell>
          <table:table-cell office:value-type="float" office:value="97519" table:style-name="ce5">
            <text:p>97.519</text:p>
          </table:table-cell>
          <table:table-cell office:value-type="float" office:value="115148" table:style-name="ce5">
            <text:p>115.148</text:p>
          </table:table-cell>
          <table:table-cell office:value-type="float" office:value="174563" table:style-name="ce5">
            <text:p>174.563</text:p>
          </table:table-cell>
          <table:table-cell office:value-type="float" office:value="93121" table:style-name="ce5">
            <text:p>93.121</text:p>
          </table:table-cell>
          <table:table-cell office:value-type="float" office:value="138351" table:style-name="ce5">
            <text:p>138.351</text:p>
          </table:table-cell>
          <table:table-cell office:value-type="float" office:value="146867" table:style-name="ce5">
            <text:p>146.867</text:p>
          </table:table-cell>
          <table:table-cell office:value-type="float" office:value="121634" table:style-name="ce5">
            <text:p>121.634</text:p>
          </table:table-cell>
          <table:table-cell office:value-type="float" office:value="8284" table:style-name="ce5">
            <text:p>8.284</text:p>
          </table:table-cell>
          <table:table-cell office:value-type="float" office:value="775958" table:style-name="ce5">
            <text:p>775.958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5604" table:style-name="ce5">
            <text:p>35.604</text:p>
          </table:table-cell>
          <table:table-cell office:value-type="float" office:value="28664" table:style-name="ce5">
            <text:p>28.664</text:p>
          </table:table-cell>
          <table:table-cell office:value-type="float" office:value="77960" table:style-name="ce5">
            <text:p>77.960</text:p>
          </table:table-cell>
          <table:table-cell office:value-type="float" office:value="133834" table:style-name="ce5">
            <text:p>133.834</text:p>
          </table:table-cell>
          <table:table-cell office:value-type="float" office:value="180222" table:style-name="ce5">
            <text:p>180.222</text:p>
          </table:table-cell>
          <table:table-cell office:value-type="float" office:value="159256" table:style-name="ce5">
            <text:p>159.256</text:p>
          </table:table-cell>
          <table:table-cell office:value-type="float" office:value="202789" table:style-name="ce5">
            <text:p>202.789</text:p>
          </table:table-cell>
          <table:table-cell office:value-type="float" office:value="167821" table:style-name="ce5">
            <text:p>167.821</text:p>
          </table:table-cell>
          <table:table-cell office:value-type="float" office:value="169617" table:style-name="ce5">
            <text:p>169.617</text:p>
          </table:table-cell>
          <table:table-cell office:value-type="float" office:value="145884" table:style-name="ce5">
            <text:p>145.884</text:p>
          </table:table-cell>
          <table:table-cell office:value-type="float" office:value="190408" table:style-name="ce5">
            <text:p>190.408</text:p>
          </table:table-cell>
          <table:table-cell office:value-type="float" office:value="14698" table:style-name="ce5">
            <text:p>14.698</text:p>
          </table:table-cell>
          <table:table-cell office:value-type="float" office:value="544209" table:style-name="ce5">
            <text:p>544.20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49521" table:style-name="ce5">
            <text:p>49.521</text:p>
          </table:table-cell>
          <table:table-cell office:value-type="float" office:value="17186" table:style-name="ce5">
            <text:p>17.186</text:p>
          </table:table-cell>
          <table:table-cell office:value-type="float" office:value="77199" table:style-name="ce5">
            <text:p>77.199</text:p>
          </table:table-cell>
          <table:table-cell office:value-type="float" office:value="104856" table:style-name="ce5">
            <text:p>104.856</text:p>
          </table:table-cell>
          <table:table-cell office:value-type="float" office:value="119238" table:style-name="ce5">
            <text:p>119.238</text:p>
          </table:table-cell>
          <table:table-cell office:value-type="float" office:value="123529" table:style-name="ce5">
            <text:p>123.529</text:p>
          </table:table-cell>
          <table:table-cell office:value-type="float" office:value="172629" table:style-name="ce5">
            <text:p>172.629</text:p>
          </table:table-cell>
          <table:table-cell office:value-type="float" office:value="175165" table:style-name="ce5">
            <text:p>175.165</text:p>
          </table:table-cell>
          <table:table-cell office:value-type="float" office:value="178411" table:style-name="ce5">
            <text:p>178.411</text:p>
          </table:table-cell>
          <table:table-cell office:value-type="float" office:value="151027" table:style-name="ce5">
            <text:p>151.027</text:p>
          </table:table-cell>
          <table:table-cell office:value-type="float" office:value="125135" table:style-name="ce5">
            <text:p>125.135</text:p>
          </table:table-cell>
          <table:table-cell office:value-type="float" office:value="15948" table:style-name="ce5">
            <text:p>15.948</text:p>
          </table:table-cell>
          <table:table-cell office:value-type="float" office:value="370644" table:style-name="ce5">
            <text:p>370.64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8498" table:style-name="ce5">
            <text:p>38.498</text:p>
          </table:table-cell>
          <table:table-cell office:value-type="float" office:value="15049" table:style-name="ce5">
            <text:p>15.049</text:p>
          </table:table-cell>
          <table:table-cell office:value-type="float" office:value="57486" table:style-name="ce5">
            <text:p>57.486</text:p>
          </table:table-cell>
          <table:table-cell office:value-type="float" office:value="148637" table:style-name="ce5">
            <text:p>148.637</text:p>
          </table:table-cell>
          <table:table-cell office:value-type="float" office:value="145287" table:style-name="ce5">
            <text:p>145.287</text:p>
          </table:table-cell>
          <table:table-cell office:value-type="float" office:value="128893" table:style-name="ce5">
            <text:p>128.893</text:p>
          </table:table-cell>
          <table:table-cell office:value-type="float" office:value="161070" table:style-name="ce5">
            <text:p>161.070</text:p>
          </table:table-cell>
          <table:table-cell office:value-type="float" office:value="156714" table:style-name="ce5">
            <text:p>156.714</text:p>
          </table:table-cell>
          <table:table-cell office:value-type="float" office:value="205549" table:style-name="ce5">
            <text:p>205.549</text:p>
          </table:table-cell>
          <table:table-cell office:value-type="float" office:value="179097" table:style-name="ce5">
            <text:p>179.097</text:p>
          </table:table-cell>
          <table:table-cell office:value-type="float" office:value="136490" table:style-name="ce5">
            <text:p>136.490</text:p>
          </table:table-cell>
          <table:table-cell office:value-type="float" office:value="8234" table:style-name="ce5">
            <text:p>8.234</text:p>
          </table:table-cell>
          <table:table-cell office:value-type="float" office:value="253454" table:style-name="ce5">
            <text:p>253.45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1140" table:style-name="ce5">
            <text:p>41.140</text:p>
          </table:table-cell>
          <table:table-cell office:value-type="float" office:value="28485" table:style-name="ce5">
            <text:p>28.485</text:p>
          </table:table-cell>
          <table:table-cell office:value-type="float" office:value="27081" table:style-name="ce5">
            <text:p>27.081</text:p>
          </table:table-cell>
          <table:table-cell office:value-type="float" office:value="64647" table:style-name="ce5">
            <text:p>64.647</text:p>
          </table:table-cell>
          <table:table-cell office:value-type="float" office:value="49230" table:style-name="ce5">
            <text:p>49.230</text:p>
          </table:table-cell>
          <table:table-cell office:value-type="float" office:value="83783" table:style-name="ce5">
            <text:p>83.783</text:p>
          </table:table-cell>
          <table:table-cell office:value-type="float" office:value="120004" table:style-name="ce5">
            <text:p>120.004</text:p>
          </table:table-cell>
          <table:table-cell office:value-type="float" office:value="191078" table:style-name="ce5">
            <text:p>191.078</text:p>
          </table:table-cell>
          <table:table-cell office:value-type="float" office:value="127360" table:style-name="ce5">
            <text:p>127.360</text:p>
          </table:table-cell>
          <table:table-cell office:value-type="float" office:value="172122" table:style-name="ce5">
            <text:p>172.122</text:p>
          </table:table-cell>
          <table:table-cell office:value-type="float" office:value="93409" table:style-name="ce5">
            <text:p>93.409</text:p>
          </table:table-cell>
          <table:table-cell office:value-type="float" office:value="4142" table:style-name="ce5">
            <text:p>4.142</text:p>
          </table:table-cell>
          <table:table-cell office:value-type="float" office:value="146367" table:style-name="ce5">
            <text:p>146.36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8784" table:style-name="ce5">
            <text:p>8.784</text:p>
          </table:table-cell>
          <table:table-cell office:value-type="float" office:value="0" table:style-name="ce5">
            <text:p>0</text:p>
          </table:table-cell>
          <table:table-cell office:value-type="float" office:value="16415" table:style-name="ce5">
            <text:p>16.415</text:p>
          </table:table-cell>
          <table:table-cell office:value-type="float" office:value="21766" table:style-name="ce5">
            <text:p>21.766</text:p>
          </table:table-cell>
          <table:table-cell office:value-type="float" office:value="165532" table:style-name="ce5">
            <text:p>165.532</text:p>
          </table:table-cell>
          <table:table-cell office:value-type="float" office:value="55465" table:style-name="ce5">
            <text:p>55.465</text:p>
          </table:table-cell>
          <table:table-cell office:value-type="float" office:value="95131" table:style-name="ce5">
            <text:p>95.131</text:p>
          </table:table-cell>
          <table:table-cell office:value-type="float" office:value="80535" table:style-name="ce5">
            <text:p>80.535</text:p>
          </table:table-cell>
          <table:table-cell office:value-type="float" office:value="91747" table:style-name="ce5">
            <text:p>91.747</text:p>
          </table:table-cell>
          <table:table-cell office:value-type="float" office:value="173097" table:style-name="ce5">
            <text:p>173.097</text:p>
          </table:table-cell>
          <table:table-cell office:value-type="float" office:value="64551" table:style-name="ce5">
            <text:p>64.551</text:p>
          </table:table-cell>
          <table:table-cell office:value-type="float" office:value="0" table:style-name="ce5">
            <text:p>0</text:p>
          </table:table-cell>
          <table:table-cell office:value-type="float" office:value="72322" table:style-name="ce5">
            <text:p>72.32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7547" table:style-name="ce5">
            <text:p>7.547</text:p>
          </table:table-cell>
          <table:table-cell office:value-type="float" office:value="7769" table:style-name="ce5">
            <text:p>7.769</text:p>
          </table:table-cell>
          <table:table-cell office:value-type="float" office:value="11170" table:style-name="ce5">
            <text:p>11.170</text:p>
          </table:table-cell>
          <table:table-cell office:value-type="float" office:value="16416" table:style-name="ce5">
            <text:p>16.416</text:p>
          </table:table-cell>
          <table:table-cell office:value-type="float" office:value="19222" table:style-name="ce5">
            <text:p>19.222</text:p>
          </table:table-cell>
          <table:table-cell office:value-type="float" office:value="16364" table:style-name="ce5">
            <text:p>16.364</text:p>
          </table:table-cell>
          <table:table-cell office:value-type="float" office:value="26877" table:style-name="ce5">
            <text:p>26.877</text:p>
          </table:table-cell>
          <table:table-cell office:value-type="float" office:value="18835" table:style-name="ce5">
            <text:p>18.835</text:p>
          </table:table-cell>
          <table:table-cell office:value-type="float" office:value="19319" table:style-name="ce5">
            <text:p>19.319</text:p>
          </table:table-cell>
          <table:table-cell office:value-type="float" office:value="12101" table:style-name="ce5">
            <text:p>12.101</text:p>
          </table:table-cell>
          <table:table-cell office:value-type="float" office:value="36295" table:style-name="ce5">
            <text:p>36.295</text:p>
          </table:table-cell>
          <table:table-cell office:value-type="float" office:value="0" table:style-name="ce5">
            <text:p>0</text:p>
          </table:table-cell>
          <table:table-cell office:value-type="float" office:value="140565" table:style-name="ce5">
            <text:p>140.56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4994" table:style-name="ce5">
            <text:p>14.994</text:p>
          </table:table-cell>
          <table:table-cell office:value-type="float" office:value="0" table:style-name="ce5">
            <text:p>0</text:p>
          </table:table-cell>
          <table:table-cell office:value-type="float" office:value="24866" table:style-name="ce5">
            <text:p>24.866</text:p>
          </table:table-cell>
          <table:table-cell office:value-type="float" office:value="36490" table:style-name="ce5">
            <text:p>36.490</text:p>
          </table:table-cell>
          <table:table-cell office:value-type="float" office:value="34593" table:style-name="ce5">
            <text:p>34.593</text:p>
          </table:table-cell>
          <table:table-cell office:value-type="float" office:value="65762" table:style-name="ce5">
            <text:p>65.762</text:p>
          </table:table-cell>
          <table:table-cell office:value-type="float" office:value="53638" table:style-name="ce5">
            <text:p>53.638</text:p>
          </table:table-cell>
          <table:table-cell office:value-type="float" office:value="55919" table:style-name="ce5">
            <text:p>55.919</text:p>
          </table:table-cell>
          <table:table-cell office:value-type="float" office:value="40256" table:style-name="ce5">
            <text:p>40.256</text:p>
          </table:table-cell>
          <table:table-cell office:value-type="float" office:value="53957" table:style-name="ce5">
            <text:p>53.957</text:p>
          </table:table-cell>
          <table:table-cell office:value-type="float" office:value="88410" table:style-name="ce5">
            <text:p>88.410</text:p>
          </table:table-cell>
          <table:table-cell office:value-type="float" office:value="13034" table:style-name="ce5">
            <text:p>13.034</text:p>
          </table:table-cell>
          <table:table-cell office:value-type="float" office:value="185880" table:style-name="ce5">
            <text:p>185.88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652" table:style-name="ce5">
            <text:p>5.652</text:p>
          </table:table-cell>
          <table:table-cell office:value-type="float" office:value="6339" table:style-name="ce5">
            <text:p>6.339</text:p>
          </table:table-cell>
          <table:table-cell office:value-type="float" office:value="33975" table:style-name="ce5">
            <text:p>33.975</text:p>
          </table:table-cell>
          <table:table-cell office:value-type="float" office:value="50775" table:style-name="ce5">
            <text:p>50.775</text:p>
          </table:table-cell>
          <table:table-cell office:value-type="float" office:value="47098" table:style-name="ce5">
            <text:p>47.098</text:p>
          </table:table-cell>
          <table:table-cell office:value-type="float" office:value="48758" table:style-name="ce5">
            <text:p>48.758</text:p>
          </table:table-cell>
          <table:table-cell office:value-type="float" office:value="66252" table:style-name="ce5">
            <text:p>66.252</text:p>
          </table:table-cell>
          <table:table-cell office:value-type="float" office:value="58517" table:style-name="ce5">
            <text:p>58.517</text:p>
          </table:table-cell>
          <table:table-cell office:value-type="float" office:value="55169" table:style-name="ce5">
            <text:p>55.169</text:p>
          </table:table-cell>
          <table:table-cell office:value-type="float" office:value="66148" table:style-name="ce5">
            <text:p>66.148</text:p>
          </table:table-cell>
          <table:table-cell office:value-type="float" office:value="64388" table:style-name="ce5">
            <text:p>64.388</text:p>
          </table:table-cell>
          <table:table-cell office:value-type="float" office:value="3949" table:style-name="ce5">
            <text:p>3.949</text:p>
          </table:table-cell>
          <table:table-cell office:value-type="float" office:value="218185" table:style-name="ce5">
            <text:p>218.18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1299" table:style-name="ce5">
            <text:p>21.299</text:p>
          </table:table-cell>
          <table:table-cell office:value-type="float" office:value="6339" table:style-name="ce5">
            <text:p>6.339</text:p>
          </table:table-cell>
          <table:table-cell office:value-type="float" office:value="5774" table:style-name="ce5">
            <text:p>5.774</text:p>
          </table:table-cell>
          <table:table-cell office:value-type="float" office:value="38188" table:style-name="ce5">
            <text:p>38.188</text:p>
          </table:table-cell>
          <table:table-cell office:value-type="float" office:value="21119" table:style-name="ce5">
            <text:p>21.119</text:p>
          </table:table-cell>
          <table:table-cell office:value-type="float" office:value="41674" table:style-name="ce5">
            <text:p>41.674</text:p>
          </table:table-cell>
          <table:table-cell office:value-type="float" office:value="33522" table:style-name="ce5">
            <text:p>33.522</text:p>
          </table:table-cell>
          <table:table-cell office:value-type="float" office:value="69800" table:style-name="ce5">
            <text:p>69.800</text:p>
          </table:table-cell>
          <table:table-cell office:value-type="float" office:value="68552" table:style-name="ce5">
            <text:p>68.552</text:p>
          </table:table-cell>
          <table:table-cell office:value-type="float" office:value="150812" table:style-name="ce5">
            <text:p>150.812</text:p>
          </table:table-cell>
          <table:table-cell office:value-type="float" office:value="39737" table:style-name="ce5">
            <text:p>39.737</text:p>
          </table:table-cell>
          <table:table-cell office:value-type="float" office:value="0" table:style-name="ce5">
            <text:p>0</text:p>
          </table:table-cell>
          <table:table-cell office:value-type="float" office:value="36143" table:style-name="ce5">
            <text:p>36.14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9244" table:style-name="ce5">
            <text:p>39.244</text:p>
          </table:table-cell>
          <table:table-cell office:value-type="float" office:value="32636" table:style-name="ce5">
            <text:p>32.636</text:p>
          </table:table-cell>
          <table:table-cell office:value-type="float" office:value="75283" table:style-name="ce5">
            <text:p>75.283</text:p>
          </table:table-cell>
          <table:table-cell office:value-type="float" office:value="153992" table:style-name="ce5">
            <text:p>153.992</text:p>
          </table:table-cell>
          <table:table-cell office:value-type="float" office:value="216936" table:style-name="ce5">
            <text:p>216.936</text:p>
          </table:table-cell>
          <table:table-cell office:value-type="float" office:value="162335" table:style-name="ce5">
            <text:p>162.335</text:p>
          </table:table-cell>
          <table:table-cell office:value-type="float" office:value="261829" table:style-name="ce5">
            <text:p>261.829</text:p>
          </table:table-cell>
          <table:table-cell office:value-type="float" office:value="254486" table:style-name="ce5">
            <text:p>254.486</text:p>
          </table:table-cell>
          <table:table-cell office:value-type="float" office:value="256707" table:style-name="ce5">
            <text:p>256.707</text:p>
          </table:table-cell>
          <table:table-cell office:value-type="float" office:value="316123" table:style-name="ce5">
            <text:p>316.123</text:p>
          </table:table-cell>
          <table:table-cell office:value-type="float" office:value="145276" table:style-name="ce5">
            <text:p>145.276</text:p>
          </table:table-cell>
          <table:table-cell office:value-type="float" office:value="15193" table:style-name="ce5">
            <text:p>15.193</text:p>
          </table:table-cell>
          <table:table-cell office:value-type="float" office:value="273787" table:style-name="ce5">
            <text:p>273.78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129" table:style-name="ce5">
            <text:p>63.129</text:p>
          </table:table-cell>
          <table:table-cell office:value-type="float" office:value="35647" table:style-name="ce5">
            <text:p>35.647</text:p>
          </table:table-cell>
          <table:table-cell office:value-type="float" office:value="111598" table:style-name="ce5">
            <text:p>111.598</text:p>
          </table:table-cell>
          <table:table-cell office:value-type="float" office:value="230082" table:style-name="ce5">
            <text:p>230.082</text:p>
          </table:table-cell>
          <table:table-cell office:value-type="float" office:value="245225" table:style-name="ce5">
            <text:p>245.225</text:p>
          </table:table-cell>
          <table:table-cell office:value-type="float" office:value="264641" table:style-name="ce5">
            <text:p>264.641</text:p>
          </table:table-cell>
          <table:table-cell office:value-type="float" office:value="350605" table:style-name="ce5">
            <text:p>350.605</text:p>
          </table:table-cell>
          <table:table-cell office:value-type="float" office:value="329512" table:style-name="ce5">
            <text:p>329.512</text:p>
          </table:table-cell>
          <table:table-cell office:value-type="float" office:value="363392" table:style-name="ce5">
            <text:p>363.392</text:p>
          </table:table-cell>
          <table:table-cell office:value-type="float" office:value="278561" table:style-name="ce5">
            <text:p>278.561</text:p>
          </table:table-cell>
          <table:table-cell office:value-type="float" office:value="311613" table:style-name="ce5">
            <text:p>311.613</text:p>
          </table:table-cell>
          <table:table-cell office:value-type="float" office:value="23410" table:style-name="ce5">
            <text:p>23.410</text:p>
          </table:table-cell>
          <table:table-cell office:value-type="float" office:value="1046140" table:style-name="ce5">
            <text:p>1.046.14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3786" table:style-name="ce5">
            <text:p>53.786</text:p>
          </table:table-cell>
          <table:table-cell office:value-type="float" office:value="15440" table:style-name="ce5">
            <text:p>15.440</text:p>
          </table:table-cell>
          <table:table-cell office:value-type="float" office:value="102860" table:style-name="ce5">
            <text:p>102.860</text:p>
          </table:table-cell>
          <table:table-cell office:value-type="float" office:value="123986" table:style-name="ce5">
            <text:p>123.986</text:p>
          </table:table-cell>
          <table:table-cell office:value-type="float" office:value="122082" table:style-name="ce5">
            <text:p>122.082</text:p>
          </table:table-cell>
          <table:table-cell office:value-type="float" office:value="144554" table:style-name="ce5">
            <text:p>144.554</text:p>
          </table:table-cell>
          <table:table-cell office:value-type="float" office:value="165536" table:style-name="ce5">
            <text:p>165.536</text:p>
          </table:table-cell>
          <table:table-cell office:value-type="float" office:value="106338" table:style-name="ce5">
            <text:p>106.338</text:p>
          </table:table-cell>
          <table:table-cell office:value-type="float" office:value="108746" table:style-name="ce5">
            <text:p>108.746</text:p>
          </table:table-cell>
          <table:table-cell office:value-type="float" office:value="152267" table:style-name="ce5">
            <text:p>152.267</text:p>
          </table:table-cell>
          <table:table-cell office:value-type="float" office:value="184766" table:style-name="ce5">
            <text:p>184.766</text:p>
          </table:table-cell>
          <table:table-cell office:value-type="float" office:value="9167" table:style-name="ce5">
            <text:p>9.167</text:p>
          </table:table-cell>
          <table:table-cell office:value-type="float" office:value="828807" table:style-name="ce5">
            <text:p>828.80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09662" table:style-name="ce5">
            <text:p>809.662</text:p>
          </table:table-cell>
          <table:table-cell office:value-type="float" office:value="941803" table:style-name="ce5">
            <text:p>941.803</text:p>
          </table:table-cell>
          <table:table-cell office:value-type="float" office:value="1021295" table:style-name="ce5">
            <text:p>1.021.295</text:p>
          </table:table-cell>
          <table:table-cell office:value-type="float" office:value="618206" table:style-name="ce5">
            <text:p>618.206</text:p>
          </table:table-cell>
          <table:table-cell office:value-type="float" office:value="1110092" table:style-name="ce5">
            <text:p>1.110.092</text:p>
          </table:table-cell>
          <table:table-cell office:value-type="float" office:value="890680" table:style-name="ce5">
            <text:p>890.680</text:p>
          </table:table-cell>
          <table:table-cell office:value-type="float" office:value="590610" table:style-name="ce5">
            <text:p>590.610</text:p>
          </table:table-cell>
          <table:table-cell office:value-type="float" office:value="832958" table:style-name="ce5">
            <text:p>832.958</text:p>
          </table:table-cell>
          <table:table-cell office:value-type="float" office:value="755628" table:style-name="ce5">
            <text:p>755.628</text:p>
          </table:table-cell>
          <table:table-cell office:value-type="float" office:value="112857" table:style-name="ce5">
            <text:p>112.85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729446" table:style-name="ce5">
            <text:p>729.446</text:p>
          </table:table-cell>
          <table:table-cell office:value-type="float" office:value="835342" table:style-name="ce5">
            <text:p>835.342</text:p>
          </table:table-cell>
          <table:table-cell office:value-type="float" office:value="958809" table:style-name="ce5">
            <text:p>958.809</text:p>
          </table:table-cell>
          <table:table-cell office:value-type="float" office:value="548139" table:style-name="ce5">
            <text:p>548.139</text:p>
          </table:table-cell>
          <table:table-cell office:value-type="float" office:value="1022650" table:style-name="ce5">
            <text:p>1.022.650</text:p>
          </table:table-cell>
          <table:table-cell office:value-type="float" office:value="828139" table:style-name="ce5">
            <text:p>828.139</text:p>
          </table:table-cell>
          <table:table-cell office:value-type="float" office:value="416923" table:style-name="ce5">
            <text:p>416.923</text:p>
          </table:table-cell>
          <table:table-cell office:value-type="float" office:value="746493" table:style-name="ce5">
            <text:p>746.493</text:p>
          </table:table-cell>
          <table:table-cell office:value-type="float" office:value="680045" table:style-name="ce5">
            <text:p>680.045</text:p>
          </table:table-cell>
          <table:table-cell office:value-type="float" office:value="103547" table:style-name="ce5">
            <text:p>103.547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2721" table:style-name="ce5">
            <text:p>372.721</text:p>
          </table:table-cell>
          <table:table-cell office:value-type="float" office:value="401256" table:style-name="ce5">
            <text:p>401.256</text:p>
          </table:table-cell>
          <table:table-cell office:value-type="float" office:value="389153" table:style-name="ce5">
            <text:p>389.153</text:p>
          </table:table-cell>
          <table:table-cell office:value-type="float" office:value="311252" table:style-name="ce5">
            <text:p>311.252</text:p>
          </table:table-cell>
          <table:table-cell office:value-type="float" office:value="490757" table:style-name="ce5">
            <text:p>490.757</text:p>
          </table:table-cell>
          <table:table-cell office:value-type="float" office:value="387068" table:style-name="ce5">
            <text:p>387.068</text:p>
          </table:table-cell>
          <table:table-cell office:value-type="float" office:value="383219" table:style-name="ce5">
            <text:p>383.219</text:p>
          </table:table-cell>
          <table:table-cell office:value-type="float" office:value="397104" table:style-name="ce5">
            <text:p>397.104</text:p>
          </table:table-cell>
          <table:table-cell office:value-type="float" office:value="332512" table:style-name="ce5">
            <text:p>332.512</text:p>
          </table:table-cell>
          <table:table-cell office:value-type="float" office:value="39487" table:style-name="ce5">
            <text:p>39.48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490501" table:style-name="ce5">
            <text:p>490.501</text:p>
          </table:table-cell>
          <table:table-cell office:value-type="float" office:value="605163" table:style-name="ce5">
            <text:p>605.163</text:p>
          </table:table-cell>
          <table:table-cell office:value-type="float" office:value="708727" table:style-name="ce5">
            <text:p>708.727</text:p>
          </table:table-cell>
          <table:table-cell office:value-type="float" office:value="378926" table:style-name="ce5">
            <text:p>378.926</text:p>
          </table:table-cell>
          <table:table-cell office:value-type="float" office:value="673013" table:style-name="ce5">
            <text:p>673.013</text:p>
          </table:table-cell>
          <table:table-cell office:value-type="float" office:value="600173" table:style-name="ce5">
            <text:p>600.173</text:p>
          </table:table-cell>
          <table:table-cell office:value-type="float" office:value="305426" table:style-name="ce5">
            <text:p>305.426</text:p>
          </table:table-cell>
          <table:table-cell office:value-type="float" office:value="551305" table:style-name="ce5">
            <text:p>551.305</text:p>
          </table:table-cell>
          <table:table-cell office:value-type="float" office:value="487482" table:style-name="ce5">
            <text:p>487.482</text:p>
          </table:table-cell>
          <table:table-cell office:value-type="float" office:value="95926" table:style-name="ce5">
            <text:p>95.9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494627" table:style-name="ce5">
            <text:p>494.627</text:p>
          </table:table-cell>
          <table:table-cell office:value-type="float" office:value="521438" table:style-name="ce5">
            <text:p>521.438</text:p>
          </table:table-cell>
          <table:table-cell office:value-type="float" office:value="501222" table:style-name="ce5">
            <text:p>501.222</text:p>
          </table:table-cell>
          <table:table-cell office:value-type="float" office:value="403708" table:style-name="ce5">
            <text:p>403.708</text:p>
          </table:table-cell>
          <table:table-cell office:value-type="float" office:value="665856" table:style-name="ce5">
            <text:p>665.856</text:p>
          </table:table-cell>
          <table:table-cell office:value-type="float" office:value="443580" table:style-name="ce5">
            <text:p>443.580</text:p>
          </table:table-cell>
          <table:table-cell office:value-type="float" office:value="424404" table:style-name="ce5">
            <text:p>424.404</text:p>
          </table:table-cell>
          <table:table-cell office:value-type="float" office:value="474445" table:style-name="ce5">
            <text:p>474.445</text:p>
          </table:table-cell>
          <table:table-cell office:value-type="float" office:value="427373" table:style-name="ce5">
            <text:p>427.373</text:p>
          </table:table-cell>
          <table:table-cell office:value-type="float" office:value="39671" table:style-name="ce5">
            <text:p>39.67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95963" table:style-name="ce5">
            <text:p>295.963</text:p>
          </table:table-cell>
          <table:table-cell office:value-type="float" office:value="375310" table:style-name="ce5">
            <text:p>375.310</text:p>
          </table:table-cell>
          <table:table-cell office:value-type="float" office:value="412566" table:style-name="ce5">
            <text:p>412.566</text:p>
          </table:table-cell>
          <table:table-cell office:value-type="float" office:value="179178" table:style-name="ce5">
            <text:p>179.178</text:p>
          </table:table-cell>
          <table:table-cell office:value-type="float" office:value="408788" table:style-name="ce5">
            <text:p>408.788</text:p>
          </table:table-cell>
          <table:table-cell office:value-type="float" office:value="386282" table:style-name="ce5">
            <text:p>386.282</text:p>
          </table:table-cell>
          <table:table-cell office:value-type="float" office:value="177386" table:style-name="ce5">
            <text:p>177.386</text:p>
          </table:table-cell>
          <table:table-cell office:value-type="float" office:value="314735" table:style-name="ce5">
            <text:p>314.735</text:p>
          </table:table-cell>
          <table:table-cell office:value-type="float" office:value="253136" table:style-name="ce5">
            <text:p>253.136</text:p>
          </table:table-cell>
          <table:table-cell office:value-type="float" office:value="18755" table:style-name="ce5">
            <text:p>18.75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00585" table:style-name="ce5">
            <text:p>200.585</text:p>
          </table:table-cell>
          <table:table-cell office:value-type="float" office:value="208285" table:style-name="ce5">
            <text:p>208.285</text:p>
          </table:table-cell>
          <table:table-cell office:value-type="float" office:value="189451" table:style-name="ce5">
            <text:p>189.451</text:p>
          </table:table-cell>
          <table:table-cell office:value-type="float" office:value="158894" table:style-name="ce5">
            <text:p>158.894</text:p>
          </table:table-cell>
          <table:table-cell office:value-type="float" office:value="247501" table:style-name="ce5">
            <text:p>247.501</text:p>
          </table:table-cell>
          <table:table-cell office:value-type="float" office:value="129860" table:style-name="ce5">
            <text:p>129.860</text:p>
          </table:table-cell>
          <table:table-cell office:value-type="float" office:value="171046" table:style-name="ce5">
            <text:p>171.046</text:p>
          </table:table-cell>
          <table:table-cell office:value-type="float" office:value="154855" table:style-name="ce5">
            <text:p>154.855</text:p>
          </table:table-cell>
          <table:table-cell office:value-type="float" office:value="198272" table:style-name="ce5">
            <text:p>198.272</text:p>
          </table:table-cell>
          <table:table-cell office:value-type="float" office:value="36333" table:style-name="ce5">
            <text:p>36.333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6097" table:style-name="ce5">
            <text:p>206.097</text:p>
          </table:table-cell>
          <table:table-cell office:value-type="float" office:value="254228" table:style-name="ce5">
            <text:p>254.228</text:p>
          </table:table-cell>
          <table:table-cell office:value-type="float" office:value="288832" table:style-name="ce5">
            <text:p>288.832</text:p>
          </table:table-cell>
          <table:table-cell office:value-type="float" office:value="135136" table:style-name="ce5">
            <text:p>135.136</text:p>
          </table:table-cell>
          <table:table-cell office:value-type="float" office:value="328070" table:style-name="ce5">
            <text:p>328.070</text:p>
          </table:table-cell>
          <table:table-cell office:value-type="float" office:value="265072" table:style-name="ce5">
            <text:p>265.072</text:p>
          </table:table-cell>
          <table:table-cell office:value-type="float" office:value="121217" table:style-name="ce5">
            <text:p>121.217</text:p>
          </table:table-cell>
          <table:table-cell office:value-type="float" office:value="204318" table:style-name="ce5">
            <text:p>204.318</text:p>
          </table:table-cell>
          <table:table-cell office:value-type="float" office:value="217480" table:style-name="ce5">
            <text:p>217.480</text:p>
          </table:table-cell>
          <table:table-cell office:value-type="float" office:value="17012" table:style-name="ce5">
            <text:p>17.012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31720" table:style-name="ce5">
            <text:p>431.720</text:p>
          </table:table-cell>
          <table:table-cell office:value-type="float" office:value="474661" table:style-name="ce5">
            <text:p>474.661</text:p>
          </table:table-cell>
          <table:table-cell office:value-type="float" office:value="465591" table:style-name="ce5">
            <text:p>465.591</text:p>
          </table:table-cell>
          <table:table-cell office:value-type="float" office:value="328909" table:style-name="ce5">
            <text:p>328.909</text:p>
          </table:table-cell>
          <table:table-cell office:value-type="float" office:value="586542" table:style-name="ce5">
            <text:p>586.542</text:p>
          </table:table-cell>
          <table:table-cell office:value-type="float" office:value="455911" table:style-name="ce5">
            <text:p>455.911</text:p>
          </table:table-cell>
          <table:table-cell office:value-type="float" office:value="372862" table:style-name="ce5">
            <text:p>372.862</text:p>
          </table:table-cell>
          <table:table-cell office:value-type="float" office:value="439120" table:style-name="ce5">
            <text:p>439.120</text:p>
          </table:table-cell>
          <table:table-cell office:value-type="float" office:value="381098" table:style-name="ce5">
            <text:p>381.098</text:p>
          </table:table-cell>
          <table:table-cell office:value-type="float" office:value="32587" table:style-name="ce5">
            <text:p>32.587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86188" table:style-name="ce5">
            <text:p>286.188</text:p>
          </table:table-cell>
          <table:table-cell office:value-type="float" office:value="357647" table:style-name="ce5">
            <text:p>357.647</text:p>
          </table:table-cell>
          <table:table-cell office:value-type="float" office:value="391549" table:style-name="ce5">
            <text:p>391.549</text:p>
          </table:table-cell>
          <table:table-cell office:value-type="float" office:value="231165" table:style-name="ce5">
            <text:p>231.165</text:p>
          </table:table-cell>
          <table:table-cell office:value-type="float" office:value="382451" table:style-name="ce5">
            <text:p>382.451</text:p>
          </table:table-cell>
          <table:table-cell office:value-type="float" office:value="349182" table:style-name="ce5">
            <text:p>349.182</text:p>
          </table:table-cell>
          <table:table-cell office:value-type="float" office:value="202256" table:style-name="ce5">
            <text:p>202.256</text:p>
          </table:table-cell>
          <table:table-cell office:value-type="float" office:value="304458" table:style-name="ce5">
            <text:p>304.458</text:p>
          </table:table-cell>
          <table:table-cell office:value-type="float" office:value="312900" table:style-name="ce5">
            <text:p>312.900</text:p>
          </table:table-cell>
          <table:table-cell office:value-type="float" office:value="87586" table:style-name="ce5">
            <text:p>87.58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48764" table:style-name="ce5">
            <text:p>148.764</text:p>
          </table:table-cell>
          <table:table-cell office:value-type="float" office:value="148293" table:style-name="ce5">
            <text:p>148.293</text:p>
          </table:table-cell>
          <table:table-cell office:value-type="float" office:value="198112" table:style-name="ce5">
            <text:p>198.112</text:p>
          </table:table-cell>
          <table:table-cell office:value-type="float" office:value="99716" table:style-name="ce5">
            <text:p>99.716</text:p>
          </table:table-cell>
          <table:table-cell office:value-type="float" office:value="176196" table:style-name="ce5">
            <text:p>176.196</text:p>
          </table:table-cell>
          <table:table-cell office:value-type="float" office:value="169012" table:style-name="ce5">
            <text:p>169.012</text:p>
          </table:table-cell>
          <table:table-cell office:value-type="float" office:value="98290" table:style-name="ce5">
            <text:p>98.290</text:p>
          </table:table-cell>
          <table:table-cell office:value-type="float" office:value="146699" table:style-name="ce5">
            <text:p>146.699</text:p>
          </table:table-cell>
          <table:table-cell office:value-type="float" office:value="146638" table:style-name="ce5">
            <text:p>146.638</text:p>
          </table:table-cell>
          <table:table-cell office:value-type="float" office:value="37631" table:style-name="ce5">
            <text:p>37.63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73037" table:style-name="ce5">
            <text:p>73.037</text:p>
          </table:table-cell>
          <table:table-cell office:value-type="float" office:value="126057" table:style-name="ce5">
            <text:p>126.057</text:p>
          </table:table-cell>
          <table:table-cell office:value-type="float" office:value="134856" table:style-name="ce5">
            <text:p>134.856</text:p>
          </table:table-cell>
          <table:table-cell office:value-type="float" office:value="82468" table:style-name="ce5">
            <text:p>82.468</text:p>
          </table:table-cell>
          <table:table-cell office:value-type="float" office:value="83200" table:style-name="ce5">
            <text:p>83.200</text:p>
          </table:table-cell>
          <table:table-cell office:value-type="float" office:value="76653" table:style-name="ce5">
            <text:p>76.653</text:p>
          </table:table-cell>
          <table:table-cell office:value-type="float" office:value="56374" table:style-name="ce5">
            <text:p>56.374</text:p>
          </table:table-cell>
          <table:table-cell office:value-type="float" office:value="88131" table:style-name="ce5">
            <text:p>88.131</text:p>
          </table:table-cell>
          <table:table-cell office:value-type="float" office:value="80015" table:style-name="ce5">
            <text:p>80.015</text:p>
          </table:table-cell>
          <table:table-cell office:value-type="float" office:value="12314" table:style-name="ce5">
            <text:p>12.314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18124" table:style-name="ce5">
            <text:p>118.124</text:p>
          </table:table-cell>
          <table:table-cell office:value-type="float" office:value="111306" table:style-name="ce5">
            <text:p>111.306</text:p>
          </table:table-cell>
          <table:table-cell office:value-type="float" office:value="127765" table:style-name="ce5">
            <text:p>127.765</text:p>
          </table:table-cell>
          <table:table-cell office:value-type="float" office:value="69269" table:style-name="ce5">
            <text:p>69.269</text:p>
          </table:table-cell>
          <table:table-cell office:value-type="float" office:value="110481" table:style-name="ce5">
            <text:p>110.481</text:p>
          </table:table-cell>
          <table:table-cell office:value-type="float" office:value="69216" table:style-name="ce5">
            <text:p>69.216</text:p>
          </table:table-cell>
          <table:table-cell office:value-type="float" office:value="62096" table:style-name="ce5">
            <text:p>62.096</text:p>
          </table:table-cell>
          <table:table-cell office:value-type="float" office:value="69297" table:style-name="ce5">
            <text:p>69.297</text:p>
          </table:table-cell>
          <table:table-cell office:value-type="float" office:value="67089" table:style-name="ce5">
            <text:p>67.089</text:p>
          </table:table-cell>
          <table:table-cell office:value-type="float" office:value="8127" table:style-name="ce5">
            <text:p>8.12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8388" table:style-name="ce5">
            <text:p>18.388</text:p>
          </table:table-cell>
          <table:table-cell office:value-type="float" office:value="15896" table:style-name="ce5">
            <text:p>15.896</text:p>
          </table:table-cell>
          <table:table-cell office:value-type="float" office:value="23017" table:style-name="ce5">
            <text:p>23.017</text:p>
          </table:table-cell>
          <table:table-cell office:value-type="float" office:value="19891" table:style-name="ce5">
            <text:p>19.891</text:p>
          </table:table-cell>
          <table:table-cell office:value-type="float" office:value="6883" table:style-name="ce5">
            <text:p>6.883</text:p>
          </table:table-cell>
          <table:table-cell office:value-type="float" office:value="11984" table:style-name="ce5">
            <text:p>11.984</text:p>
          </table:table-cell>
          <table:table-cell office:value-type="float" office:value="13578" table:style-name="ce5">
            <text:p>13.578</text:p>
          </table:table-cell>
          <table:table-cell office:value-type="float" office:value="18514" table:style-name="ce5">
            <text:p>18.514</text:p>
          </table:table-cell>
          <table:table-cell office:value-type="float" office:value="10758" table:style-name="ce5">
            <text:p>10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00669" table:style-name="ce5">
            <text:p>100.669</text:p>
          </table:table-cell>
          <table:table-cell office:value-type="float" office:value="108215" table:style-name="ce5">
            <text:p>108.215</text:p>
          </table:table-cell>
          <table:table-cell office:value-type="float" office:value="67970" table:style-name="ce5">
            <text:p>67.970</text:p>
          </table:table-cell>
          <table:table-cell office:value-type="float" office:value="50146" table:style-name="ce5">
            <text:p>50.146</text:p>
          </table:table-cell>
          <table:table-cell office:value-type="float" office:value="92510" table:style-name="ce5">
            <text:p>92.510</text:p>
          </table:table-cell>
          <table:table-cell office:value-type="float" office:value="63674" table:style-name="ce5">
            <text:p>63.674</text:p>
          </table:table-cell>
          <table:table-cell office:value-type="float" office:value="76948" table:style-name="ce5">
            <text:p>76.948</text:p>
          </table:table-cell>
          <table:table-cell office:value-type="float" office:value="81931" table:style-name="ce5">
            <text:p>81.931</text:p>
          </table:table-cell>
          <table:table-cell office:value-type="float" office:value="73620" table:style-name="ce5">
            <text:p>73.620</text:p>
          </table:table-cell>
          <table:table-cell office:value-type="float" office:value="10143" table:style-name="ce5">
            <text:p>10.14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16850" table:style-name="ce5">
            <text:p>116.850</text:p>
          </table:table-cell>
          <table:table-cell office:value-type="float" office:value="116564" table:style-name="ce5">
            <text:p>116.564</text:p>
          </table:table-cell>
          <table:table-cell office:value-type="float" office:value="137009" table:style-name="ce5">
            <text:p>137.009</text:p>
          </table:table-cell>
          <table:table-cell office:value-type="float" office:value="134035" table:style-name="ce5">
            <text:p>134.035</text:p>
          </table:table-cell>
          <table:table-cell office:value-type="float" office:value="155562" table:style-name="ce5">
            <text:p>155.562</text:p>
          </table:table-cell>
          <table:table-cell office:value-type="float" office:value="125903" table:style-name="ce5">
            <text:p>125.903</text:p>
          </table:table-cell>
          <table:table-cell office:value-type="float" office:value="87125" table:style-name="ce5">
            <text:p>87.125</text:p>
          </table:table-cell>
          <table:table-cell office:value-type="float" office:value="120014" table:style-name="ce5">
            <text:p>120.014</text:p>
          </table:table-cell>
          <table:table-cell office:value-type="float" office:value="103327" table:style-name="ce5">
            <text:p>103.327</text:p>
          </table:table-cell>
          <table:table-cell office:value-type="float" office:value="11963" table:style-name="ce5">
            <text:p>11.9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84036" table:style-name="ce5">
            <text:p>84.036</text:p>
          </table:table-cell>
          <table:table-cell office:value-type="float" office:value="131317" table:style-name="ce5">
            <text:p>131.317</text:p>
          </table:table-cell>
          <table:table-cell office:value-type="float" office:value="127670" table:style-name="ce5">
            <text:p>127.670</text:p>
          </table:table-cell>
          <table:table-cell office:value-type="float" office:value="59067" table:style-name="ce5">
            <text:p>59.067</text:p>
          </table:table-cell>
          <table:table-cell office:value-type="float" office:value="109117" table:style-name="ce5">
            <text:p>109.117</text:p>
          </table:table-cell>
          <table:table-cell office:value-type="float" office:value="105268" table:style-name="ce5">
            <text:p>105.268</text:p>
          </table:table-cell>
          <table:table-cell office:value-type="float" office:value="61544" table:style-name="ce5">
            <text:p>61.544</text:p>
          </table:table-cell>
          <table:table-cell office:value-type="float" office:value="88347" table:style-name="ce5">
            <text:p>88.347</text:p>
          </table:table-cell>
          <table:table-cell office:value-type="float" office:value="96030" table:style-name="ce5">
            <text:p>96.030</text:p>
          </table:table-cell>
          <table:table-cell office:value-type="float" office:value="13800" table:style-name="ce5">
            <text:p>13.800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5726" table:style-name="ce5">
            <text:p>5.726</text:p>
          </table:table-cell>
          <table:table-cell office:value-type="float" office:value="5726" table:style-name="ce5">
            <text:p>5.726</text:p>
          </table:table-cell>
          <table:table-cell office:value-type="float" office:value="4046" table:style-name="ce5">
            <text:p>4.046</text:p>
          </table:table-cell>
          <table:table-cell office:value-type="float" office:value="8040" table:style-name="ce5">
            <text:p>8.040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1366" table:style-name="ce5">
            <text:p>51.366</text:p>
          </table:table-cell>
          <table:table-cell office:value-type="float" office:value="109507" table:style-name="ce5">
            <text:p>109.507</text:p>
          </table:table-cell>
          <table:table-cell office:value-type="float" office:value="125857" table:style-name="ce5">
            <text:p>125.857</text:p>
          </table:table-cell>
          <table:table-cell office:value-type="float" office:value="66022" table:style-name="ce5">
            <text:p>66.022</text:p>
          </table:table-cell>
          <table:table-cell office:value-type="float" office:value="52764" table:style-name="ce5">
            <text:p>52.764</text:p>
          </table:table-cell>
          <table:table-cell office:value-type="float" office:value="49821" table:style-name="ce5">
            <text:p>49.821</text:p>
          </table:table-cell>
          <table:table-cell office:value-type="float" office:value="39996" table:style-name="ce5">
            <text:p>39.996</text:p>
          </table:table-cell>
          <table:table-cell office:value-type="float" office:value="59124" table:style-name="ce5">
            <text:p>59.124</text:p>
          </table:table-cell>
          <table:table-cell office:value-type="float" office:value="46712" table:style-name="ce5">
            <text:p>46.712</text:p>
          </table:table-cell>
          <table:table-cell office:value-type="float" office:value="12232" table:style-name="ce5">
            <text:p>12.23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048" table:style-name="ce5">
            <text:p>341.048</text:p>
          </table:table-cell>
          <table:table-cell office:value-type="float" office:value="398868" table:style-name="ce5">
            <text:p>398.868</text:p>
          </table:table-cell>
          <table:table-cell office:value-type="float" office:value="494357" table:style-name="ce5">
            <text:p>494.357</text:p>
          </table:table-cell>
          <table:table-cell office:value-type="float" office:value="265908" table:style-name="ce5">
            <text:p>265.908</text:p>
          </table:table-cell>
          <table:table-cell office:value-type="float" office:value="451668" table:style-name="ce5">
            <text:p>451.668</text:p>
          </table:table-cell>
          <table:table-cell office:value-type="float" office:value="379111" table:style-name="ce5">
            <text:p>379.111</text:p>
          </table:table-cell>
          <table:table-cell office:value-type="float" office:value="204692" table:style-name="ce5">
            <text:p>204.692</text:p>
          </table:table-cell>
          <table:table-cell office:value-type="float" office:value="361281" table:style-name="ce5">
            <text:p>361.281</text:p>
          </table:table-cell>
          <table:table-cell office:value-type="float" office:value="351176" table:style-name="ce5">
            <text:p>351.176</text:p>
          </table:table-cell>
          <table:table-cell office:value-type="float" office:value="89347" table:style-name="ce5">
            <text:p>89.34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6035" table:style-name="ce5">
            <text:p>586.035</text:p>
          </table:table-cell>
          <table:table-cell office:value-type="float" office:value="657450" table:style-name="ce5">
            <text:p>657.450</text:p>
          </table:table-cell>
          <table:table-cell office:value-type="float" office:value="626432" table:style-name="ce5">
            <text:p>626.432</text:p>
          </table:table-cell>
          <table:table-cell office:value-type="float" office:value="449454" table:style-name="ce5">
            <text:p>449.454</text:p>
          </table:table-cell>
          <table:table-cell office:value-type="float" office:value="803335" table:style-name="ce5">
            <text:p>803.335</text:p>
          </table:table-cell>
          <table:table-cell office:value-type="float" office:value="635593" table:style-name="ce5">
            <text:p>635.593</text:p>
          </table:table-cell>
          <table:table-cell office:value-type="float" office:value="485638" table:style-name="ce5">
            <text:p>485.638</text:p>
          </table:table-cell>
          <table:table-cell office:value-type="float" office:value="567346" table:style-name="ce5">
            <text:p>567.346</text:p>
          </table:table-cell>
          <table:table-cell office:value-type="float" office:value="530105" table:style-name="ce5">
            <text:p>530.105</text:p>
          </table:table-cell>
          <table:table-cell office:value-type="float" office:value="61989" table:style-name="ce5">
            <text:p>61.989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0933" table:style-name="ce5">
            <text:p>170.933</text:p>
          </table:table-cell>
          <table:table-cell office:value-type="float" office:value="225555" table:style-name="ce5">
            <text:p>225.555</text:p>
          </table:table-cell>
          <table:table-cell office:value-type="float" office:value="480601" table:style-name="ce5">
            <text:p>480.601</text:p>
          </table:table-cell>
          <table:table-cell office:value-type="float" office:value="193870" table:style-name="ce5">
            <text:p>193.870</text:p>
          </table:table-cell>
          <table:table-cell office:value-type="float" office:value="520680" table:style-name="ce5">
            <text:p>520.680</text:p>
          </table:table-cell>
          <table:table-cell office:value-type="float" office:value="428641" table:style-name="ce5">
            <text:p>428.641</text:p>
          </table:table-cell>
          <table:table-cell office:value-type="float" office:value="155301" table:style-name="ce5">
            <text:p>155.301</text:p>
          </table:table-cell>
          <table:table-cell office:value-type="float" office:value="135187" table:style-name="ce5">
            <text:p>135.187</text:p>
          </table:table-cell>
          <table:table-cell office:value-type="float" office:value="216303" table:style-name="ce5">
            <text:p>216.303</text:p>
          </table:table-cell>
          <table:table-cell office:value-type="float" office:value="109382" table:style-name="ce5">
            <text:p>109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51000" table:style-name="ce5">
            <text:p>151.000</text:p>
          </table:table-cell>
          <table:table-cell office:value-type="float" office:value="202411" table:style-name="ce5">
            <text:p>202.411</text:p>
          </table:table-cell>
          <table:table-cell office:value-type="float" office:value="452943" table:style-name="ce5">
            <text:p>452.943</text:p>
          </table:table-cell>
          <table:table-cell office:value-type="float" office:value="175349" table:style-name="ce5">
            <text:p>175.349</text:p>
          </table:table-cell>
          <table:table-cell office:value-type="float" office:value="487373" table:style-name="ce5">
            <text:p>487.373</text:p>
          </table:table-cell>
          <table:table-cell office:value-type="float" office:value="393768" table:style-name="ce5">
            <text:p>393.768</text:p>
          </table:table-cell>
          <table:table-cell office:value-type="float" office:value="87615" table:style-name="ce5">
            <text:p>87.615</text:p>
          </table:table-cell>
          <table:table-cell office:value-type="float" office:value="113085" table:style-name="ce5">
            <text:p>113.085</text:p>
          </table:table-cell>
          <table:table-cell office:value-type="float" office:value="164882" table:style-name="ce5">
            <text:p>164.882</text:p>
          </table:table-cell>
          <table:table-cell office:value-type="float" office:value="101536" table:style-name="ce5">
            <text:p>101.53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1234" table:style-name="ce5">
            <text:p>81.234</text:p>
          </table:table-cell>
          <table:table-cell office:value-type="float" office:value="91939" table:style-name="ce5">
            <text:p>91.939</text:p>
          </table:table-cell>
          <table:table-cell office:value-type="float" office:value="142565" table:style-name="ce5">
            <text:p>142.565</text:p>
          </table:table-cell>
          <table:table-cell office:value-type="float" office:value="71131" table:style-name="ce5">
            <text:p>71.131</text:p>
          </table:table-cell>
          <table:table-cell office:value-type="float" office:value="240558" table:style-name="ce5">
            <text:p>240.558</text:p>
          </table:table-cell>
          <table:table-cell office:value-type="float" office:value="176989" table:style-name="ce5">
            <text:p>176.989</text:p>
          </table:table-cell>
          <table:table-cell office:value-type="float" office:value="132766" table:style-name="ce5">
            <text:p>132.766</text:p>
          </table:table-cell>
          <table:table-cell office:value-type="float" office:value="83659" table:style-name="ce5">
            <text:p>83.659</text:p>
          </table:table-cell>
          <table:table-cell office:value-type="float" office:value="139128" table:style-name="ce5">
            <text:p>139.128</text:p>
          </table:table-cell>
          <table:table-cell office:value-type="float" office:value="34983" table:style-name="ce5">
            <text:p>34.98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82266" table:style-name="ce5">
            <text:p>82.266</text:p>
          </table:table-cell>
          <table:table-cell office:value-type="float" office:value="138802" table:style-name="ce5">
            <text:p>138.802</text:p>
          </table:table-cell>
          <table:table-cell office:value-type="float" office:value="385309" table:style-name="ce5">
            <text:p>385.309</text:p>
          </table:table-cell>
          <table:table-cell office:value-type="float" office:value="135461" table:style-name="ce5">
            <text:p>135.461</text:p>
          </table:table-cell>
          <table:table-cell office:value-type="float" office:value="301403" table:style-name="ce5">
            <text:p>301.403</text:p>
          </table:table-cell>
          <table:table-cell office:value-type="float" office:value="289204" table:style-name="ce5">
            <text:p>289.204</text:p>
          </table:table-cell>
          <table:table-cell office:value-type="float" office:value="102894" table:style-name="ce5">
            <text:p>102.894</text:p>
          </table:table-cell>
          <table:table-cell office:value-type="float" office:value="83791" table:style-name="ce5">
            <text:p>83.791</text:p>
          </table:table-cell>
          <table:table-cell office:value-type="float" office:value="154276" table:style-name="ce5">
            <text:p>154.276</text:p>
          </table:table-cell>
          <table:table-cell office:value-type="float" office:value="93539" table:style-name="ce5">
            <text:p>93.53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06834" table:style-name="ce5">
            <text:p>106.834</text:p>
          </table:table-cell>
          <table:table-cell office:value-type="float" office:value="124483" table:style-name="ce5">
            <text:p>124.483</text:p>
          </table:table-cell>
          <table:table-cell office:value-type="float" office:value="184976" table:style-name="ce5">
            <text:p>184.976</text:p>
          </table:table-cell>
          <table:table-cell office:value-type="float" office:value="99364" table:style-name="ce5">
            <text:p>99.364</text:p>
          </table:table-cell>
          <table:table-cell office:value-type="float" office:value="343709" table:style-name="ce5">
            <text:p>343.709</text:p>
          </table:table-cell>
          <table:table-cell office:value-type="float" office:value="205356" table:style-name="ce5">
            <text:p>205.356</text:p>
          </table:table-cell>
          <table:table-cell office:value-type="float" office:value="76053" table:style-name="ce5">
            <text:p>76.053</text:p>
          </table:table-cell>
          <table:table-cell office:value-type="float" office:value="87068" table:style-name="ce5">
            <text:p>87.068</text:p>
          </table:table-cell>
          <table:table-cell office:value-type="float" office:value="122683" table:style-name="ce5">
            <text:p>122.683</text:p>
          </table:table-cell>
          <table:table-cell office:value-type="float" office:value="38420" table:style-name="ce5">
            <text:p>38.42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1716" table:style-name="ce5">
            <text:p>31.716</text:p>
          </table:table-cell>
          <table:table-cell office:value-type="float" office:value="83222" table:style-name="ce5">
            <text:p>83.222</text:p>
          </table:table-cell>
          <table:table-cell office:value-type="float" office:value="179644" table:style-name="ce5">
            <text:p>179.644</text:p>
          </table:table-cell>
          <table:table-cell office:value-type="float" office:value="77188" table:style-name="ce5">
            <text:p>77.188</text:p>
          </table:table-cell>
          <table:table-cell office:value-type="float" office:value="171623" table:style-name="ce5">
            <text:p>171.623</text:p>
          </table:table-cell>
          <table:table-cell office:value-type="float" office:value="174590" table:style-name="ce5">
            <text:p>174.590</text:p>
          </table:table-cell>
          <table:table-cell office:value-type="float" office:value="63743" table:style-name="ce5">
            <text:p>63.743</text:p>
          </table:table-cell>
          <table:table-cell office:value-type="float" office:value="44040" table:style-name="ce5">
            <text:p>44.040</text:p>
          </table:table-cell>
          <table:table-cell office:value-type="float" office:value="70968" table:style-name="ce5">
            <text:p>70.968</text:p>
          </table:table-cell>
          <table:table-cell office:value-type="float" office:value="12501" table:style-name="ce5">
            <text:p>12.50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5553" table:style-name="ce5">
            <text:p>95.553</text:p>
          </table:table-cell>
          <table:table-cell office:value-type="float" office:value="67164" table:style-name="ce5">
            <text:p>67.164</text:p>
          </table:table-cell>
          <table:table-cell office:value-type="float" office:value="81810" table:style-name="ce5">
            <text:p>81.810</text:p>
          </table:table-cell>
          <table:table-cell office:value-type="float" office:value="37966" table:style-name="ce5">
            <text:p>37.966</text:p>
          </table:table-cell>
          <table:table-cell office:value-type="float" office:value="108750" table:style-name="ce5">
            <text:p>108.750</text:p>
          </table:table-cell>
          <table:table-cell office:value-type="float" office:value="50646" table:style-name="ce5">
            <text:p>50.646</text:p>
          </table:table-cell>
          <table:table-cell office:value-type="float" office:value="47718" table:style-name="ce5">
            <text:p>47.718</text:p>
          </table:table-cell>
          <table:table-cell office:value-type="float" office:value="21841" table:style-name="ce5">
            <text:p>21.841</text:p>
          </table:table-cell>
          <table:table-cell office:value-type="float" office:value="37491" table:style-name="ce5">
            <text:p>37.491</text:p>
          </table:table-cell>
          <table:table-cell office:value-type="float" office:value="35958" table:style-name="ce5">
            <text:p>35.95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0007" table:style-name="ce5">
            <text:p>30.007</text:p>
          </table:table-cell>
          <table:table-cell office:value-type="float" office:value="68383" table:style-name="ce5">
            <text:p>68.383</text:p>
          </table:table-cell>
          <table:table-cell office:value-type="float" office:value="96608" table:style-name="ce5">
            <text:p>96.608</text:p>
          </table:table-cell>
          <table:table-cell office:value-type="float" office:value="44310" table:style-name="ce5">
            <text:p>44.310</text:p>
          </table:table-cell>
          <table:table-cell office:value-type="float" office:value="144383" table:style-name="ce5">
            <text:p>144.383</text:p>
          </table:table-cell>
          <table:table-cell office:value-type="float" office:value="157723" table:style-name="ce5">
            <text:p>157.723</text:p>
          </table:table-cell>
          <table:table-cell office:value-type="float" office:value="37510" table:style-name="ce5">
            <text:p>37.510</text:p>
          </table:table-cell>
          <table:table-cell office:value-type="float" office:value="35457" table:style-name="ce5">
            <text:p>35.457</text:p>
          </table:table-cell>
          <table:table-cell office:value-type="float" office:value="38640" table:style-name="ce5">
            <text:p>38.640</text:p>
          </table:table-cell>
          <table:table-cell office:value-type="float" office:value="17012" table:style-name="ce5">
            <text:p>17.0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95482" table:style-name="ce5">
            <text:p>95.482</text:p>
          </table:table-cell>
          <table:table-cell office:value-type="float" office:value="123680" table:style-name="ce5">
            <text:p>123.680</text:p>
          </table:table-cell>
          <table:table-cell office:value-type="float" office:value="177252" table:style-name="ce5">
            <text:p>177.252</text:p>
          </table:table-cell>
          <table:table-cell office:value-type="float" office:value="102010" table:style-name="ce5">
            <text:p>102.010</text:p>
          </table:table-cell>
          <table:table-cell office:value-type="float" office:value="319716" table:style-name="ce5">
            <text:p>319.716</text:p>
          </table:table-cell>
          <table:table-cell office:value-type="float" office:value="224708" table:style-name="ce5">
            <text:p>224.708</text:p>
          </table:table-cell>
          <table:table-cell office:value-type="float" office:value="85198" table:style-name="ce5">
            <text:p>85.198</text:p>
          </table:table-cell>
          <table:table-cell office:value-type="float" office:value="96129" table:style-name="ce5">
            <text:p>96.129</text:p>
          </table:table-cell>
          <table:table-cell office:value-type="float" office:value="121417" table:style-name="ce5">
            <text:p>121.417</text:p>
          </table:table-cell>
          <table:table-cell office:value-type="float" office:value="29812" table:style-name="ce5">
            <text:p>29.8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99384" table:style-name="ce5">
            <text:p>99.384</text:p>
          </table:table-cell>
          <table:table-cell office:value-type="float" office:value="104572" table:style-name="ce5">
            <text:p>104.572</text:p>
          </table:table-cell>
          <table:table-cell office:value-type="float" office:value="207683" table:style-name="ce5">
            <text:p>207.683</text:p>
          </table:table-cell>
          <table:table-cell office:value-type="float" office:value="82489" table:style-name="ce5">
            <text:p>82.489</text:p>
          </table:table-cell>
          <table:table-cell office:value-type="float" office:value="177277" table:style-name="ce5">
            <text:p>177.277</text:p>
          </table:table-cell>
          <table:table-cell office:value-type="float" office:value="189122" table:style-name="ce5">
            <text:p>189.122</text:p>
          </table:table-cell>
          <table:table-cell office:value-type="float" office:value="78497" table:style-name="ce5">
            <text:p>78.497</text:p>
          </table:table-cell>
          <table:table-cell office:value-type="float" office:value="60962" table:style-name="ce5">
            <text:p>60.962</text:p>
          </table:table-cell>
          <table:table-cell office:value-type="float" office:value="105622" table:style-name="ce5">
            <text:p>105.622</text:p>
          </table:table-cell>
          <table:table-cell office:value-type="float" office:value="86040" table:style-name="ce5">
            <text:p>86.04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50115" table:style-name="ce5">
            <text:p>50.115</text:p>
          </table:table-cell>
          <table:table-cell office:value-type="float" office:value="39671" table:style-name="ce5">
            <text:p>39.671</text:p>
          </table:table-cell>
          <table:table-cell office:value-type="float" office:value="106390" table:style-name="ce5">
            <text:p>106.390</text:p>
          </table:table-cell>
          <table:table-cell office:value-type="float" office:value="57643" table:style-name="ce5">
            <text:p>57.643</text:p>
          </table:table-cell>
          <table:table-cell office:value-type="float" office:value="102754" table:style-name="ce5">
            <text:p>102.754</text:p>
          </table:table-cell>
          <table:table-cell office:value-type="float" office:value="91601" table:style-name="ce5">
            <text:p>91.601</text:p>
          </table:table-cell>
          <table:table-cell office:value-type="float" office:value="42127" table:style-name="ce5">
            <text:p>42.127</text:p>
          </table:table-cell>
          <table:table-cell office:value-type="float" office:value="46384" table:style-name="ce5">
            <text:p>46.384</text:p>
          </table:table-cell>
          <table:table-cell office:value-type="float" office:value="50150" table:style-name="ce5">
            <text:p>50.150</text:p>
          </table:table-cell>
          <table:table-cell office:value-type="float" office:value="36476" table:style-name="ce5">
            <text:p>36.47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3952" table:style-name="ce5">
            <text:p>13.952</text:p>
          </table:table-cell>
          <table:table-cell office:value-type="float" office:value="19558" table:style-name="ce5">
            <text:p>19.558</text:p>
          </table:table-cell>
          <table:table-cell office:value-type="float" office:value="109544" table:style-name="ce5">
            <text:p>109.544</text:p>
          </table:table-cell>
          <table:table-cell office:value-type="float" office:value="46074" table:style-name="ce5">
            <text:p>46.074</text:p>
          </table:table-cell>
          <table:table-cell office:value-type="float" office:value="56423" table:style-name="ce5">
            <text:p>56.423</text:p>
          </table:table-cell>
          <table:table-cell office:value-type="float" office:value="48190" table:style-name="ce5">
            <text:p>48.190</text:p>
          </table:table-cell>
          <table:table-cell office:value-type="float" office:value="22853" table:style-name="ce5">
            <text:p>22.853</text:p>
          </table:table-cell>
          <table:table-cell office:value-type="float" office:value="15454" table:style-name="ce5">
            <text:p>15.454</text:p>
          </table:table-cell>
          <table:table-cell office:value-type="float" office:value="25509" table:style-name="ce5">
            <text:p>25.509</text:p>
          </table:table-cell>
          <table:table-cell office:value-type="float" office:value="12314" table:style-name="ce5">
            <text:p>12.314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6249" table:style-name="ce5">
            <text:p>16.249</text:p>
          </table:table-cell>
          <table:table-cell office:value-type="float" office:value="20346" table:style-name="ce5">
            <text:p>20.346</text:p>
          </table:table-cell>
          <table:table-cell office:value-type="float" office:value="117589" table:style-name="ce5">
            <text:p>117.589</text:p>
          </table:table-cell>
          <table:table-cell office:value-type="float" office:value="35935" table:style-name="ce5">
            <text:p>35.935</text:p>
          </table:table-cell>
          <table:table-cell office:value-type="float" office:value="29465" table:style-name="ce5">
            <text:p>29.465</text:p>
          </table:table-cell>
          <table:table-cell office:value-type="float" office:value="28860" table:style-name="ce5">
            <text:p>28.860</text:p>
          </table:table-cell>
          <table:table-cell office:value-type="float" office:value="17839" table:style-name="ce5">
            <text:p>17.839</text:p>
          </table:table-cell>
          <table:table-cell office:value-type="float" office:value="23399" table:style-name="ce5">
            <text:p>23.399</text:p>
          </table:table-cell>
          <table:table-cell office:value-type="float" office:value="10146" table:style-name="ce5">
            <text:p>10.146</text:p>
          </table:table-cell>
          <table:table-cell office:value-type="float" office:value="8127" table:style-name="ce5">
            <text:p>8.127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7165" table:style-name="ce5">
            <text:p>7.165</text:p>
          </table:table-cell>
          <table:table-cell office:value-type="float" office:value="17881" table:style-name="ce5">
            <text:p>17.881</text:p>
          </table:table-cell>
          <table:table-cell office:value-type="float" office:value="15965" table:style-name="ce5">
            <text:p>15.965</text:p>
          </table:table-cell>
          <table:table-cell office:value-type="float" office:value="6883" table:style-name="ce5">
            <text:p>6.883</text:p>
          </table:table-cell>
          <table:table-cell office:value-type="float" office:value="4811" table:style-name="ce5">
            <text:p>4.811</text:p>
          </table:table-cell>
          <table:table-cell office:value-type="float" office:value="13578" table:style-name="ce5">
            <text:p>13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8048" table:style-name="ce5">
            <text:p>18.048</text:p>
          </table:table-cell>
          <table:table-cell office:value-type="float" office:value="51793" table:style-name="ce5">
            <text:p>51.793</text:p>
          </table:table-cell>
          <table:table-cell office:value-type="float" office:value="22851" table:style-name="ce5">
            <text:p>22.851</text:p>
          </table:table-cell>
          <table:table-cell office:value-type="float" office:value="23669" table:style-name="ce5">
            <text:p>23.669</text:p>
          </table:table-cell>
          <table:table-cell office:value-type="float" office:value="62128" table:style-name="ce5">
            <text:p>62.128</text:p>
          </table:table-cell>
          <table:table-cell office:value-type="float" office:value="29974" table:style-name="ce5">
            <text:p>29.974</text:p>
          </table:table-cell>
          <table:table-cell office:value-type="float" office:value="26146" table:style-name="ce5">
            <text:p>26.146</text:p>
          </table:table-cell>
          <table:table-cell office:value-type="float" office:value="20381" table:style-name="ce5">
            <text:p>20.381</text:p>
          </table:table-cell>
          <table:table-cell office:value-type="float" office:value="38541" table:style-name="ce5">
            <text:p>38.541</text:p>
          </table:table-cell>
          <table:table-cell office:value-type="float" office:value="10143" table:style-name="ce5">
            <text:p>10.14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2199" table:style-name="ce5">
            <text:p>22.199</text:p>
          </table:table-cell>
          <table:table-cell office:value-type="float" office:value="66213" table:style-name="ce5">
            <text:p>66.213</text:p>
          </table:table-cell>
          <table:table-cell office:value-type="float" office:value="83043" table:style-name="ce5">
            <text:p>83.043</text:p>
          </table:table-cell>
          <table:table-cell office:value-type="float" office:value="21754" table:style-name="ce5">
            <text:p>21.754</text:p>
          </table:table-cell>
          <table:table-cell office:value-type="float" office:value="97887" table:style-name="ce5">
            <text:p>97.887</text:p>
          </table:table-cell>
          <table:table-cell office:value-type="float" office:value="62854" table:style-name="ce5">
            <text:p>62.854</text:p>
          </table:table-cell>
          <table:table-cell office:value-type="float" office:value="36504" table:style-name="ce5">
            <text:p>36.504</text:p>
          </table:table-cell>
          <table:table-cell office:value-type="float" office:value="33023" table:style-name="ce5">
            <text:p>33.023</text:p>
          </table:table-cell>
          <table:table-cell office:value-type="float" office:value="32092" table:style-name="ce5">
            <text:p>32.092</text:p>
          </table:table-cell>
          <table:table-cell office:value-type="float" office:value="7741" table:style-name="ce5">
            <text:p>7.741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8255" table:style-name="ce5">
            <text:p>18.255</text:p>
          </table:table-cell>
          <table:table-cell office:value-type="float" office:value="33823" table:style-name="ce5">
            <text:p>33.823</text:p>
          </table:table-cell>
          <table:table-cell office:value-type="float" office:value="89690" table:style-name="ce5">
            <text:p>89.690</text:p>
          </table:table-cell>
          <table:table-cell office:value-type="float" office:value="25078" table:style-name="ce5">
            <text:p>25.078</text:p>
          </table:table-cell>
          <table:table-cell office:value-type="float" office:value="60947" table:style-name="ce5">
            <text:p>60.947</text:p>
          </table:table-cell>
          <table:table-cell office:value-type="float" office:value="52658" table:style-name="ce5">
            <text:p>52.658</text:p>
          </table:table-cell>
          <table:table-cell office:value-type="float" office:value="26944" table:style-name="ce5">
            <text:p>26.944</text:p>
          </table:table-cell>
          <table:table-cell office:value-type="float" office:value="19312" table:style-name="ce5">
            <text:p>19.312</text:p>
          </table:table-cell>
          <table:table-cell office:value-type="float" office:value="29474" table:style-name="ce5">
            <text:p>29.474</text:p>
          </table:table-cell>
          <table:table-cell office:value-type="float" office:value="13699" table:style-name="ce5">
            <text:p>13.69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9" table:style-name="ce5">
            <text:p>4.189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1" table:style-name="ce5">
            <text:p>8.781</text:p>
          </table:table-cell>
          <table:table-cell office:value-type="float" office:value="14852" table:style-name="ce5">
            <text:p>14.852</text:p>
          </table:table-cell>
          <table:table-cell office:value-type="float" office:value="114980" table:style-name="ce5">
            <text:p>114.980</text:p>
          </table:table-cell>
          <table:table-cell office:value-type="float" office:value="42025" table:style-name="ce5">
            <text:p>42.025</text:p>
          </table:table-cell>
          <table:table-cell office:value-type="float" office:value="28047" table:style-name="ce5">
            <text:p>28.047</text:p>
          </table:table-cell>
          <table:table-cell office:value-type="float" office:value="15985" table:style-name="ce5">
            <text:p>15.985</text:p>
          </table:table-cell>
          <table:table-cell office:value-type="float" office:value="31468" table:style-name="ce5">
            <text:p>31.468</text:p>
          </table:table-cell>
          <table:table-cell office:value-type="float" office:value="17220" table:style-name="ce5">
            <text:p>17.220</text:p>
          </table:table-cell>
          <table:table-cell office:value-type="float" office:value="13365" table:style-name="ce5">
            <text:p>13.365</text:p>
          </table:table-cell>
          <table:table-cell office:value-type="float" office:value="12232" table:style-name="ce5">
            <text:p>12.23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01751" table:style-name="ce5">
            <text:p>101.751</text:p>
          </table:table-cell>
          <table:table-cell office:value-type="float" office:value="94922" table:style-name="ce5">
            <text:p>94.922</text:p>
          </table:table-cell>
          <table:table-cell office:value-type="float" office:value="302884" table:style-name="ce5">
            <text:p>302.884</text:p>
          </table:table-cell>
          <table:table-cell office:value-type="float" office:value="118951" table:style-name="ce5">
            <text:p>118.951</text:p>
          </table:table-cell>
          <table:table-cell office:value-type="float" office:value="222282" table:style-name="ce5">
            <text:p>222.282</text:p>
          </table:table-cell>
          <table:table-cell office:value-type="float" office:value="176541" table:style-name="ce5">
            <text:p>176.541</text:p>
          </table:table-cell>
          <table:table-cell office:value-type="float" office:value="80563" table:style-name="ce5">
            <text:p>80.563</text:p>
          </table:table-cell>
          <table:table-cell office:value-type="float" office:value="75088" table:style-name="ce5">
            <text:p>75.088</text:p>
          </table:table-cell>
          <table:table-cell office:value-type="float" office:value="94593" table:style-name="ce5">
            <text:p>94.593</text:p>
          </table:table-cell>
          <table:table-cell office:value-type="float" office:value="88775" table:style-name="ce5">
            <text:p>88.77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21250" table:style-name="ce5">
            <text:p>121.250</text:p>
          </table:table-cell>
          <table:table-cell office:value-type="float" office:value="186968" table:style-name="ce5">
            <text:p>186.968</text:p>
          </table:table-cell>
          <table:table-cell office:value-type="float" office:value="230702" table:style-name="ce5">
            <text:p>230.702</text:p>
          </table:table-cell>
          <table:table-cell office:value-type="float" office:value="108499" table:style-name="ce5">
            <text:p>108.499</text:p>
          </table:table-cell>
          <table:table-cell office:value-type="float" office:value="404854" table:style-name="ce5">
            <text:p>404.854</text:p>
          </table:table-cell>
          <table:table-cell office:value-type="float" office:value="331919" table:style-name="ce5">
            <text:p>331.919</text:p>
          </table:table-cell>
          <table:table-cell office:value-type="float" office:value="123762" table:style-name="ce5">
            <text:p>123.762</text:p>
          </table:table-cell>
          <table:table-cell office:value-type="float" office:value="109060" table:style-name="ce5">
            <text:p>109.060</text:p>
          </table:table-cell>
          <table:table-cell office:value-type="float" office:value="176588" table:style-name="ce5">
            <text:p>176.588</text:p>
          </table:table-cell>
          <table:table-cell office:value-type="float" office:value="57325" table:style-name="ce5">
            <text:p>57.32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12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Hasta R$ 30</text:p>
          </table:table-cell>
          <table:table-cell office:value-type="string" table:number-columns-spanned="1" table:number-rows-spanned="2" table:style-name="ce9">
            <text:p>Entre R$ 31 y R$ 40</text:p>
          </table:table-cell>
          <table:table-cell office:value-type="string" table:number-columns-spanned="1" table:number-rows-spanned="2" table:style-name="ce9">
            <text:p>Entre R$ 41 y R$ 50</text:p>
          </table:table-cell>
          <table:table-cell office:value-type="string" table:number-columns-spanned="1" table:number-rows-spanned="2" table:style-name="ce9">
            <text:p>Entre R$ 51 y R$ 60</text:p>
          </table:table-cell>
          <table:table-cell office:value-type="string" table:number-columns-spanned="1" table:number-rows-spanned="2" table:style-name="ce9">
            <text:p>Entre R$ 61 y R$ 70</text:p>
          </table:table-cell>
          <table:table-cell office:value-type="string" table:number-columns-spanned="1" table:number-rows-spanned="2" table:style-name="ce9">
            <text:p>Entre R$ 71 y R$ 80</text:p>
          </table:table-cell>
          <table:table-cell office:value-type="string" table:number-columns-spanned="1" table:number-rows-spanned="2" table:style-name="ce9">
            <text:p>Entre R$ 81 y R$ 90</text:p>
          </table:table-cell>
          <table:table-cell office:value-type="string" table:number-columns-spanned="1" table:number-rows-spanned="2" table:style-name="ce9">
            <text:p>Entre R$ 91 y R$ 100</text:p>
          </table:table-cell>
          <table:table-cell office:value-type="string" table:number-columns-spanned="1" table:number-rows-spanned="2" table:style-name="ce9">
            <text:p>Entre R$ 101 y R$ 150</text:p>
          </table:table-cell>
          <table:table-cell office:value-type="string" table:number-columns-spanned="1" table:number-rows-spanned="2" table:style-name="ce9">
            <text:p>Más de R$ 150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5059" table:style-name="ce5">
            <text:p>505.059</text:p>
          </table:table-cell>
          <table:table-cell office:value-type="float" office:value="438344" table:style-name="ce5">
            <text:p>438.344</text:p>
          </table:table-cell>
          <table:table-cell office:value-type="float" office:value="889047" table:style-name="ce5">
            <text:p>889.047</text:p>
          </table:table-cell>
          <table:table-cell office:value-type="float" office:value="622111" table:style-name="ce5">
            <text:p>622.111</text:p>
          </table:table-cell>
          <table:table-cell office:value-type="float" office:value="603533" table:style-name="ce5">
            <text:p>603.533</text:p>
          </table:table-cell>
          <table:table-cell office:value-type="float" office:value="635175" table:style-name="ce5">
            <text:p>635.175</text:p>
          </table:table-cell>
          <table:table-cell office:value-type="float" office:value="567184" table:style-name="ce5">
            <text:p>567.184</text:p>
          </table:table-cell>
          <table:table-cell office:value-type="float" office:value="742324" table:style-name="ce5">
            <text:p>742.324</text:p>
          </table:table-cell>
          <table:table-cell office:value-type="float" office:value="941006" table:style-name="ce5">
            <text:p>941.006</text:p>
          </table:table-cell>
          <table:table-cell office:value-type="float" office:value="336859" table:style-name="ce5">
            <text:p>336.859</text:p>
          </table:table-cell>
          <table:table-cell office:value-type="float" office:value="502152" table:style-name="ce5">
            <text:p>502.152</text:p>
          </table:table-cell>
          <table:table-cell office:value-type="float" office:value="52021" table:style-name="ce5">
            <text:p>52.02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93059" table:style-name="ce5">
            <text:p>493.059</text:p>
          </table:table-cell>
          <table:table-cell office:value-type="float" office:value="428768" table:style-name="ce5">
            <text:p>428.768</text:p>
          </table:table-cell>
          <table:table-cell office:value-type="float" office:value="883135" table:style-name="ce5">
            <text:p>883.135</text:p>
          </table:table-cell>
          <table:table-cell office:value-type="float" office:value="554101" table:style-name="ce5">
            <text:p>554.101</text:p>
          </table:table-cell>
          <table:table-cell office:value-type="float" office:value="561212" table:style-name="ce5">
            <text:p>561.212</text:p>
          </table:table-cell>
          <table:table-cell office:value-type="float" office:value="608535" table:style-name="ce5">
            <text:p>608.535</text:p>
          </table:table-cell>
          <table:table-cell office:value-type="float" office:value="551727" table:style-name="ce5">
            <text:p>551.727</text:p>
          </table:table-cell>
          <table:table-cell office:value-type="float" office:value="717734" table:style-name="ce5">
            <text:p>717.734</text:p>
          </table:table-cell>
          <table:table-cell office:value-type="float" office:value="890779" table:style-name="ce5">
            <text:p>890.779</text:p>
          </table:table-cell>
          <table:table-cell office:value-type="float" office:value="327243" table:style-name="ce5">
            <text:p>327.243</text:p>
          </table:table-cell>
          <table:table-cell office:value-type="float" office:value="486970" table:style-name="ce5">
            <text:p>486.970</text:p>
          </table:table-cell>
          <table:table-cell office:value-type="float" office:value="40908" table:style-name="ce5">
            <text:p>40.90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83062" table:style-name="ce5">
            <text:p>183.062</text:p>
          </table:table-cell>
          <table:table-cell office:value-type="float" office:value="123163" table:style-name="ce5">
            <text:p>123.163</text:p>
          </table:table-cell>
          <table:table-cell office:value-type="float" office:value="200904" table:style-name="ce5">
            <text:p>200.904</text:p>
          </table:table-cell>
          <table:table-cell office:value-type="float" office:value="210551" table:style-name="ce5">
            <text:p>210.551</text:p>
          </table:table-cell>
          <table:table-cell office:value-type="float" office:value="199276" table:style-name="ce5">
            <text:p>199.276</text:p>
          </table:table-cell>
          <table:table-cell office:value-type="float" office:value="142293" table:style-name="ce5">
            <text:p>142.293</text:p>
          </table:table-cell>
          <table:table-cell office:value-type="float" office:value="83060" table:style-name="ce5">
            <text:p>83.060</text:p>
          </table:table-cell>
          <table:table-cell office:value-type="float" office:value="149126" table:style-name="ce5">
            <text:p>149.126</text:p>
          </table:table-cell>
          <table:table-cell office:value-type="float" office:value="149228" table:style-name="ce5">
            <text:p>149.228</text:p>
          </table:table-cell>
          <table:table-cell office:value-type="float" office:value="67814" table:style-name="ce5">
            <text:p>67.814</text:p>
          </table:table-cell>
          <table:table-cell office:value-type="float" office:value="84713" table:style-name="ce5">
            <text:p>84.713</text:p>
          </table:table-cell>
          <table:table-cell office:value-type="float" office:value="32492" table:style-name="ce5">
            <text:p>32.49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34142" table:style-name="ce5">
            <text:p>234.142</text:p>
          </table:table-cell>
          <table:table-cell office:value-type="float" office:value="211452" table:style-name="ce5">
            <text:p>211.452</text:p>
          </table:table-cell>
          <table:table-cell office:value-type="float" office:value="361944" table:style-name="ce5">
            <text:p>361.944</text:p>
          </table:table-cell>
          <table:table-cell office:value-type="float" office:value="521239" table:style-name="ce5">
            <text:p>521.239</text:p>
          </table:table-cell>
          <table:table-cell office:value-type="float" office:value="475739" table:style-name="ce5">
            <text:p>475.739</text:p>
          </table:table-cell>
          <table:table-cell office:value-type="float" office:value="489724" table:style-name="ce5">
            <text:p>489.724</text:p>
          </table:table-cell>
          <table:table-cell office:value-type="float" office:value="342715" table:style-name="ce5">
            <text:p>342.715</text:p>
          </table:table-cell>
          <table:table-cell office:value-type="float" office:value="574578" table:style-name="ce5">
            <text:p>574.578</text:p>
          </table:table-cell>
          <table:table-cell office:value-type="float" office:value="632021" table:style-name="ce5">
            <text:p>632.021</text:p>
          </table:table-cell>
          <table:table-cell office:value-type="float" office:value="244017" table:style-name="ce5">
            <text:p>244.017</text:p>
          </table:table-cell>
          <table:table-cell office:value-type="float" office:value="413017" table:style-name="ce5">
            <text:p>413.017</text:p>
          </table:table-cell>
          <table:table-cell office:value-type="float" office:value="36200" table:style-name="ce5">
            <text:p>36.20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302609" table:style-name="ce5">
            <text:p>302.609</text:p>
          </table:table-cell>
          <table:table-cell office:value-type="float" office:value="313875" table:style-name="ce5">
            <text:p>313.875</text:p>
          </table:table-cell>
          <table:table-cell office:value-type="float" office:value="792710" table:style-name="ce5">
            <text:p>792.710</text:p>
          </table:table-cell>
          <table:table-cell office:value-type="float" office:value="282543" table:style-name="ce5">
            <text:p>282.543</text:p>
          </table:table-cell>
          <table:table-cell office:value-type="float" office:value="231070" table:style-name="ce5">
            <text:p>231.070</text:p>
          </table:table-cell>
          <table:table-cell office:value-type="float" office:value="297072" table:style-name="ce5">
            <text:p>297.072</text:p>
          </table:table-cell>
          <table:table-cell office:value-type="float" office:value="386811" table:style-name="ce5">
            <text:p>386.811</text:p>
          </table:table-cell>
          <table:table-cell office:value-type="float" office:value="183821" table:style-name="ce5">
            <text:p>183.821</text:p>
          </table:table-cell>
          <table:table-cell office:value-type="float" office:value="192574" table:style-name="ce5">
            <text:p>192.574</text:p>
          </table:table-cell>
          <table:table-cell office:value-type="float" office:value="80071" table:style-name="ce5">
            <text:p>80.071</text:p>
          </table:table-cell>
          <table:table-cell office:value-type="float" office:value="137410" table:style-name="ce5">
            <text:p>137.410</text:p>
          </table:table-cell>
          <table:table-cell office:value-type="float" office:value="8731" table:style-name="ce5">
            <text:p>8.73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14056" table:style-name="ce5">
            <text:p>114.056</text:p>
          </table:table-cell>
          <table:table-cell office:value-type="float" office:value="106719" table:style-name="ce5">
            <text:p>106.719</text:p>
          </table:table-cell>
          <table:table-cell office:value-type="float" office:value="140753" table:style-name="ce5">
            <text:p>140.753</text:p>
          </table:table-cell>
          <table:table-cell office:value-type="float" office:value="149947" table:style-name="ce5">
            <text:p>149.947</text:p>
          </table:table-cell>
          <table:table-cell office:value-type="float" office:value="257820" table:style-name="ce5">
            <text:p>257.820</text:p>
          </table:table-cell>
          <table:table-cell office:value-type="float" office:value="250007" table:style-name="ce5">
            <text:p>250.007</text:p>
          </table:table-cell>
          <table:table-cell office:value-type="float" office:value="216916" table:style-name="ce5">
            <text:p>216.916</text:p>
          </table:table-cell>
          <table:table-cell office:value-type="float" office:value="374381" table:style-name="ce5">
            <text:p>374.381</text:p>
          </table:table-cell>
          <table:table-cell office:value-type="float" office:value="504940" table:style-name="ce5">
            <text:p>504.940</text:p>
          </table:table-cell>
          <table:table-cell office:value-type="float" office:value="167879" table:style-name="ce5">
            <text:p>167.879</text:p>
          </table:table-cell>
          <table:table-cell office:value-type="float" office:value="135902" table:style-name="ce5">
            <text:p>135.902</text:p>
          </table:table-cell>
          <table:table-cell office:value-type="float" office:value="17183" table:style-name="ce5">
            <text:p>17.1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87090" table:style-name="ce5">
            <text:p>287.090</text:p>
          </table:table-cell>
          <table:table-cell office:value-type="float" office:value="187754" table:style-name="ce5">
            <text:p>187.754</text:p>
          </table:table-cell>
          <table:table-cell office:value-type="float" office:value="54622" table:style-name="ce5">
            <text:p>54.622</text:p>
          </table:table-cell>
          <table:table-cell office:value-type="float" office:value="57473" table:style-name="ce5">
            <text:p>57.473</text:p>
          </table:table-cell>
          <table:table-cell office:value-type="float" office:value="76969" table:style-name="ce5">
            <text:p>76.969</text:p>
          </table:table-cell>
          <table:table-cell office:value-type="float" office:value="63209" table:style-name="ce5">
            <text:p>63.209</text:p>
          </table:table-cell>
          <table:table-cell office:value-type="float" office:value="42698" table:style-name="ce5">
            <text:p>42.698</text:p>
          </table:table-cell>
          <table:table-cell office:value-type="float" office:value="132284" table:style-name="ce5">
            <text:p>132.284</text:p>
          </table:table-cell>
          <table:table-cell office:value-type="float" office:value="338454" table:style-name="ce5">
            <text:p>338.454</text:p>
          </table:table-cell>
          <table:table-cell office:value-type="float" office:value="88893" table:style-name="ce5">
            <text:p>88.893</text:p>
          </table:table-cell>
          <table:table-cell office:value-type="float" office:value="187493" table:style-name="ce5">
            <text:p>187.493</text:p>
          </table:table-cell>
          <table:table-cell office:value-type="float" office:value="30792" table:style-name="ce5">
            <text:p>30.79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15158" table:style-name="ce5">
            <text:p>115.158</text:p>
          </table:table-cell>
          <table:table-cell office:value-type="float" office:value="47698" table:style-name="ce5">
            <text:p>47.698</text:p>
          </table:table-cell>
          <table:table-cell office:value-type="float" office:value="90651" table:style-name="ce5">
            <text:p>90.651</text:p>
          </table:table-cell>
          <table:table-cell office:value-type="float" office:value="98563" table:style-name="ce5">
            <text:p>98.563</text:p>
          </table:table-cell>
          <table:table-cell office:value-type="float" office:value="110166" table:style-name="ce5">
            <text:p>110.166</text:p>
          </table:table-cell>
          <table:table-cell office:value-type="float" office:value="94169" table:style-name="ce5">
            <text:p>94.169</text:p>
          </table:table-cell>
          <table:table-cell office:value-type="float" office:value="75800" table:style-name="ce5">
            <text:p>75.800</text:p>
          </table:table-cell>
          <table:table-cell office:value-type="float" office:value="171622" table:style-name="ce5">
            <text:p>171.622</text:p>
          </table:table-cell>
          <table:table-cell office:value-type="float" office:value="281852" table:style-name="ce5">
            <text:p>281.852</text:p>
          </table:table-cell>
          <table:table-cell office:value-type="float" office:value="106927" table:style-name="ce5">
            <text:p>106.927</text:p>
          </table:table-cell>
          <table:table-cell office:value-type="float" office:value="95235" table:style-name="ce5">
            <text:p>95.235</text:p>
          </table:table-cell>
          <table:table-cell office:value-type="float" office:value="8723" table:style-name="ce5">
            <text:p>8.72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70099" table:style-name="ce5">
            <text:p>370.099</text:p>
          </table:table-cell>
          <table:table-cell office:value-type="float" office:value="242725" table:style-name="ce5">
            <text:p>242.725</text:p>
          </table:table-cell>
          <table:table-cell office:value-type="float" office:value="278076" table:style-name="ce5">
            <text:p>278.076</text:p>
          </table:table-cell>
          <table:table-cell office:value-type="float" office:value="246311" table:style-name="ce5">
            <text:p>246.311</text:p>
          </table:table-cell>
          <table:table-cell office:value-type="float" office:value="163256" table:style-name="ce5">
            <text:p>163.256</text:p>
          </table:table-cell>
          <table:table-cell office:value-type="float" office:value="145956" table:style-name="ce5">
            <text:p>145.956</text:p>
          </table:table-cell>
          <table:table-cell office:value-type="float" office:value="185545" table:style-name="ce5">
            <text:p>185.545</text:p>
          </table:table-cell>
          <table:table-cell office:value-type="float" office:value="183586" table:style-name="ce5">
            <text:p>183.586</text:p>
          </table:table-cell>
          <table:table-cell office:value-type="float" office:value="157140" table:style-name="ce5">
            <text:p>157.140</text:p>
          </table:table-cell>
          <table:table-cell office:value-type="float" office:value="51748" table:style-name="ce5">
            <text:p>51.748</text:p>
          </table:table-cell>
          <table:table-cell office:value-type="float" office:value="125712" table:style-name="ce5">
            <text:p>125.712</text:p>
          </table:table-cell>
          <table:table-cell office:value-type="float" office:value="8269" table:style-name="ce5">
            <text:p>8.26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59986" table:style-name="ce5">
            <text:p>159.986</text:p>
          </table:table-cell>
          <table:table-cell office:value-type="float" office:value="146533" table:style-name="ce5">
            <text:p>146.533</text:p>
          </table:table-cell>
          <table:table-cell office:value-type="float" office:value="329217" table:style-name="ce5">
            <text:p>329.217</text:p>
          </table:table-cell>
          <table:table-cell office:value-type="float" office:value="238492" table:style-name="ce5">
            <text:p>238.492</text:p>
          </table:table-cell>
          <table:table-cell office:value-type="float" office:value="208629" table:style-name="ce5">
            <text:p>208.629</text:p>
          </table:table-cell>
          <table:table-cell office:value-type="float" office:value="237911" table:style-name="ce5">
            <text:p>237.911</text:p>
          </table:table-cell>
          <table:table-cell office:value-type="float" office:value="160089" table:style-name="ce5">
            <text:p>160.089</text:p>
          </table:table-cell>
          <table:table-cell office:value-type="float" office:value="222902" table:style-name="ce5">
            <text:p>222.902</text:p>
          </table:table-cell>
          <table:table-cell office:value-type="float" office:value="332591" table:style-name="ce5">
            <text:p>332.591</text:p>
          </table:table-cell>
          <table:table-cell office:value-type="float" office:value="91538" table:style-name="ce5">
            <text:p>91.538</text:p>
          </table:table-cell>
          <table:table-cell office:value-type="float" office:value="138851" table:style-name="ce5">
            <text:p>138.851</text:p>
          </table:table-cell>
          <table:table-cell office:value-type="float" office:value="11719" table:style-name="ce5">
            <text:p>11.71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95107" table:style-name="ce5">
            <text:p>95.107</text:p>
          </table:table-cell>
          <table:table-cell office:value-type="float" office:value="147075" table:style-name="ce5">
            <text:p>147.075</text:p>
          </table:table-cell>
          <table:table-cell office:value-type="float" office:value="211869" table:style-name="ce5">
            <text:p>211.869</text:p>
          </table:table-cell>
          <table:table-cell office:value-type="float" office:value="156111" table:style-name="ce5">
            <text:p>156.111</text:p>
          </table:table-cell>
          <table:table-cell office:value-type="float" office:value="180452" table:style-name="ce5">
            <text:p>180.452</text:p>
          </table:table-cell>
          <table:table-cell office:value-type="float" office:value="194804" table:style-name="ce5">
            <text:p>194.804</text:p>
          </table:table-cell>
          <table:table-cell office:value-type="float" office:value="167645" table:style-name="ce5">
            <text:p>167.645</text:p>
          </table:table-cell>
          <table:table-cell office:value-type="float" office:value="199850" table:style-name="ce5">
            <text:p>199.850</text:p>
          </table:table-cell>
          <table:table-cell office:value-type="float" office:value="229979" table:style-name="ce5">
            <text:p>229.979</text:p>
          </table:table-cell>
          <table:table-cell office:value-type="float" office:value="91553" table:style-name="ce5">
            <text:p>91.553</text:p>
          </table:table-cell>
          <table:table-cell office:value-type="float" office:value="107967" table:style-name="ce5">
            <text:p>107.967</text:p>
          </table:table-cell>
          <table:table-cell office:value-type="float" office:value="30703" table:style-name="ce5">
            <text:p>30.70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45594" table:style-name="ce5">
            <text:p>45.594</text:p>
          </table:table-cell>
          <table:table-cell office:value-type="float" office:value="64589" table:style-name="ce5">
            <text:p>64.589</text:p>
          </table:table-cell>
          <table:table-cell office:value-type="float" office:value="114906" table:style-name="ce5">
            <text:p>114.906</text:p>
          </table:table-cell>
          <table:table-cell office:value-type="float" office:value="138595" table:style-name="ce5">
            <text:p>138.595</text:p>
          </table:table-cell>
          <table:table-cell office:value-type="float" office:value="219234" table:style-name="ce5">
            <text:p>219.234</text:p>
          </table:table-cell>
          <table:table-cell office:value-type="float" office:value="167630" table:style-name="ce5">
            <text:p>167.630</text:p>
          </table:table-cell>
          <table:table-cell office:value-type="float" office:value="128679" table:style-name="ce5">
            <text:p>128.679</text:p>
          </table:table-cell>
          <table:table-cell office:value-type="float" office:value="256192" table:style-name="ce5">
            <text:p>256.192</text:p>
          </table:table-cell>
          <table:table-cell office:value-type="float" office:value="195164" table:style-name="ce5">
            <text:p>195.164</text:p>
          </table:table-cell>
          <table:table-cell office:value-type="float" office:value="84737" table:style-name="ce5">
            <text:p>84.737</text:p>
          </table:table-cell>
          <table:table-cell office:value-type="float" office:value="140297" table:style-name="ce5">
            <text:p>140.297</text:p>
          </table:table-cell>
          <table:table-cell office:value-type="float" office:value="12337" table:style-name="ce5">
            <text:p>12.33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7090" table:style-name="ce5">
            <text:p>27.090</text:p>
          </table:table-cell>
          <table:table-cell office:value-type="float" office:value="22342" table:style-name="ce5">
            <text:p>22.342</text:p>
          </table:table-cell>
          <table:table-cell office:value-type="float" office:value="87916" table:style-name="ce5">
            <text:p>87.916</text:p>
          </table:table-cell>
          <table:table-cell office:value-type="float" office:value="82795" table:style-name="ce5">
            <text:p>82.795</text:p>
          </table:table-cell>
          <table:table-cell office:value-type="float" office:value="69357" table:style-name="ce5">
            <text:p>69.357</text:p>
          </table:table-cell>
          <table:table-cell office:value-type="float" office:value="133653" table:style-name="ce5">
            <text:p>133.653</text:p>
          </table:table-cell>
          <table:table-cell office:value-type="float" office:value="94072" table:style-name="ce5">
            <text:p>94.072</text:p>
          </table:table-cell>
          <table:table-cell office:value-type="float" office:value="177399" table:style-name="ce5">
            <text:p>177.399</text:p>
          </table:table-cell>
          <table:table-cell office:value-type="float" office:value="212521" table:style-name="ce5">
            <text:p>212.521</text:p>
          </table:table-cell>
          <table:table-cell office:value-type="float" office:value="162161" table:style-name="ce5">
            <text:p>162.161</text:p>
          </table:table-cell>
          <table:table-cell office:value-type="float" office:value="77002" table:style-name="ce5">
            <text:p>77.002</text:p>
          </table:table-cell>
          <table:table-cell office:value-type="float" office:value="30182" table:style-name="ce5">
            <text:p>30.18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8235" table:style-name="ce5">
            <text:p>8.235</text:p>
          </table:table-cell>
          <table:table-cell office:value-type="float" office:value="21176" table:style-name="ce5">
            <text:p>21.176</text:p>
          </table:table-cell>
          <table:table-cell office:value-type="float" office:value="63052" table:style-name="ce5">
            <text:p>63.052</text:p>
          </table:table-cell>
          <table:table-cell office:value-type="float" office:value="29338" table:style-name="ce5">
            <text:p>29.338</text:p>
          </table:table-cell>
          <table:table-cell office:value-type="float" office:value="47427" table:style-name="ce5">
            <text:p>47.427</text:p>
          </table:table-cell>
          <table:table-cell office:value-type="float" office:value="48601" table:style-name="ce5">
            <text:p>48.601</text:p>
          </table:table-cell>
          <table:table-cell office:value-type="float" office:value="63003" table:style-name="ce5">
            <text:p>63.003</text:p>
          </table:table-cell>
          <table:table-cell office:value-type="float" office:value="117722" table:style-name="ce5">
            <text:p>117.722</text:p>
          </table:table-cell>
          <table:table-cell office:value-type="float" office:value="212775" table:style-name="ce5">
            <text:p>212.775</text:p>
          </table:table-cell>
          <table:table-cell office:value-type="float" office:value="98518" table:style-name="ce5">
            <text:p>98.518</text:p>
          </table:table-cell>
          <table:table-cell office:value-type="float" office:value="60285" table:style-name="ce5">
            <text:p>60.285</text:p>
          </table:table-cell>
          <table:table-cell office:value-type="float" office:value="10314" table:style-name="ce5">
            <text:p>10.314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0468" table:style-name="ce5">
            <text:p>30.468</text:p>
          </table:table-cell>
          <table:table-cell office:value-type="float" office:value="16557" table:style-name="ce5">
            <text:p>16.557</text:p>
          </table:table-cell>
          <table:table-cell office:value-type="float" office:value="35958" table:style-name="ce5">
            <text:p>35.958</text:p>
          </table:table-cell>
          <table:table-cell office:value-type="float" office:value="37087" table:style-name="ce5">
            <text:p>37.087</text:p>
          </table:table-cell>
          <table:table-cell office:value-type="float" office:value="37275" table:style-name="ce5">
            <text:p>37.275</text:p>
          </table:table-cell>
          <table:table-cell office:value-type="float" office:value="21064" table:style-name="ce5">
            <text:p>21.064</text:p>
          </table:table-cell>
          <table:table-cell office:value-type="float" office:value="20017" table:style-name="ce5">
            <text:p>20.017</text:p>
          </table:table-cell>
          <table:table-cell office:value-type="float" office:value="28057" table:style-name="ce5">
            <text:p>28.057</text:p>
          </table:table-cell>
          <table:table-cell office:value-type="float" office:value="19754" table:style-name="ce5">
            <text:p>19.754</text:p>
          </table:table-cell>
          <table:table-cell office:value-type="float" office:value="14700" table:style-name="ce5">
            <text:p>14.700</text:p>
          </table:table-cell>
          <table:table-cell office:value-type="float" office:value="109969" table:style-name="ce5">
            <text:p>109.96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71414" table:style-name="ce5">
            <text:p>71.414</text:p>
          </table:table-cell>
          <table:table-cell office:value-type="float" office:value="44248" table:style-name="ce5">
            <text:p>44.248</text:p>
          </table:table-cell>
          <table:table-cell office:value-type="float" office:value="63607" table:style-name="ce5">
            <text:p>63.607</text:p>
          </table:table-cell>
          <table:table-cell office:value-type="float" office:value="62415" table:style-name="ce5">
            <text:p>62.415</text:p>
          </table:table-cell>
          <table:table-cell office:value-type="float" office:value="52610" table:style-name="ce5">
            <text:p>52.610</text:p>
          </table:table-cell>
          <table:table-cell office:value-type="float" office:value="56389" table:style-name="ce5">
            <text:p>56.389</text:p>
          </table:table-cell>
          <table:table-cell office:value-type="float" office:value="52196" table:style-name="ce5">
            <text:p>52.196</text:p>
          </table:table-cell>
          <table:table-cell office:value-type="float" office:value="71685" table:style-name="ce5">
            <text:p>71.685</text:p>
          </table:table-cell>
          <table:table-cell office:value-type="float" office:value="94220" table:style-name="ce5">
            <text:p>94.220</text:p>
          </table:table-cell>
          <table:table-cell office:value-type="float" office:value="28176" table:style-name="ce5">
            <text:p>28.176</text:p>
          </table:table-cell>
          <table:table-cell office:value-type="float" office:value="128312" table:style-name="ce5">
            <text:p>128.312</text:p>
          </table:table-cell>
          <table:table-cell office:value-type="float" office:value="13696" table:style-name="ce5">
            <text:p>13.696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48926" table:style-name="ce5">
            <text:p>48.926</text:p>
          </table:table-cell>
          <table:table-cell office:value-type="float" office:value="39176" table:style-name="ce5">
            <text:p>39.176</text:p>
          </table:table-cell>
          <table:table-cell office:value-type="float" office:value="55457" table:style-name="ce5">
            <text:p>55.457</text:p>
          </table:table-cell>
          <table:table-cell office:value-type="float" office:value="47265" table:style-name="ce5">
            <text:p>47.265</text:p>
          </table:table-cell>
          <table:table-cell office:value-type="float" office:value="69103" table:style-name="ce5">
            <text:p>69.103</text:p>
          </table:table-cell>
          <table:table-cell office:value-type="float" office:value="63244" table:style-name="ce5">
            <text:p>63.244</text:p>
          </table:table-cell>
          <table:table-cell office:value-type="float" office:value="53372" table:style-name="ce5">
            <text:p>53.372</text:p>
          </table:table-cell>
          <table:table-cell office:value-type="float" office:value="83497" table:style-name="ce5">
            <text:p>83.497</text:p>
          </table:table-cell>
          <table:table-cell office:value-type="float" office:value="140267" table:style-name="ce5">
            <text:p>140.267</text:p>
          </table:table-cell>
          <table:table-cell office:value-type="float" office:value="68797" table:style-name="ce5">
            <text:p>68.797</text:p>
          </table:table-cell>
          <table:table-cell office:value-type="float" office:value="75562" table:style-name="ce5">
            <text:p>75.562</text:p>
          </table:table-cell>
          <table:table-cell office:value-type="float" office:value="13497" table:style-name="ce5">
            <text:p>13.497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0523" table:style-name="ce5">
            <text:p>10.523</text:p>
          </table:table-cell>
          <table:table-cell office:value-type="float" office:value="10765" table:style-name="ce5">
            <text:p>10.765</text:p>
          </table:table-cell>
          <table:table-cell office:value-type="float" office:value="60545" table:style-name="ce5">
            <text:p>60.545</text:p>
          </table:table-cell>
          <table:table-cell office:value-type="float" office:value="22645" table:style-name="ce5">
            <text:p>22.645</text:p>
          </table:table-cell>
          <table:table-cell office:value-type="float" office:value="26318" table:style-name="ce5">
            <text:p>26.318</text:p>
          </table:table-cell>
          <table:table-cell office:value-type="float" office:value="25096" table:style-name="ce5">
            <text:p>25.096</text:p>
          </table:table-cell>
          <table:table-cell office:value-type="float" office:value="53382" table:style-name="ce5">
            <text:p>53.382</text:p>
          </table:table-cell>
          <table:table-cell office:value-type="float" office:value="76511" table:style-name="ce5">
            <text:p>76.511</text:p>
          </table:table-cell>
          <table:table-cell office:value-type="float" office:value="89116" table:style-name="ce5">
            <text:p>89.116</text:p>
          </table:table-cell>
          <table:table-cell office:value-type="float" office:value="105363" table:style-name="ce5">
            <text:p>105.363</text:p>
          </table:table-cell>
          <table:table-cell office:value-type="float" office:value="39208" table:style-name="ce5">
            <text:p>39.208</text:p>
          </table:table-cell>
          <table:table-cell office:value-type="float" office:value="8723" table:style-name="ce5">
            <text:p>8.723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0790" table:style-name="ce5">
            <text:p>40.790</text:p>
          </table:table-cell>
          <table:table-cell office:value-type="float" office:value="69695" table:style-name="ce5">
            <text:p>69.695</text:p>
          </table:table-cell>
          <table:table-cell office:value-type="float" office:value="99150" table:style-name="ce5">
            <text:p>99.150</text:p>
          </table:table-cell>
          <table:table-cell office:value-type="float" office:value="134381" table:style-name="ce5">
            <text:p>134.381</text:p>
          </table:table-cell>
          <table:table-cell office:value-type="float" office:value="220702" table:style-name="ce5">
            <text:p>220.702</text:p>
          </table:table-cell>
          <table:table-cell office:value-type="float" office:value="222637" table:style-name="ce5">
            <text:p>222.637</text:p>
          </table:table-cell>
          <table:table-cell office:value-type="float" office:value="169317" table:style-name="ce5">
            <text:p>169.317</text:p>
          </table:table-cell>
          <table:table-cell office:value-type="float" office:value="315244" table:style-name="ce5">
            <text:p>315.244</text:p>
          </table:table-cell>
          <table:table-cell office:value-type="float" office:value="393241" table:style-name="ce5">
            <text:p>393.241</text:p>
          </table:table-cell>
          <table:table-cell office:value-type="float" office:value="194193" table:style-name="ce5">
            <text:p>194.193</text:p>
          </table:table-cell>
          <table:table-cell office:value-type="float" office:value="152457" table:style-name="ce5">
            <text:p>152.457</text:p>
          </table:table-cell>
          <table:table-cell office:value-type="float" office:value="35727" table:style-name="ce5">
            <text:p>35.72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19490" table:style-name="ce5">
            <text:p>319.490</text:p>
          </table:table-cell>
          <table:table-cell office:value-type="float" office:value="288479" table:style-name="ce5">
            <text:p>288.479</text:p>
          </table:table-cell>
          <table:table-cell office:value-type="float" office:value="411378" table:style-name="ce5">
            <text:p>411.378</text:p>
          </table:table-cell>
          <table:table-cell office:value-type="float" office:value="388387" table:style-name="ce5">
            <text:p>388.387</text:p>
          </table:table-cell>
          <table:table-cell office:value-type="float" office:value="362351" table:style-name="ce5">
            <text:p>362.351</text:p>
          </table:table-cell>
          <table:table-cell office:value-type="float" office:value="397687" table:style-name="ce5">
            <text:p>397.687</text:p>
          </table:table-cell>
          <table:table-cell office:value-type="float" office:value="322706" table:style-name="ce5">
            <text:p>322.706</text:p>
          </table:table-cell>
          <table:table-cell office:value-type="float" office:value="456297" table:style-name="ce5">
            <text:p>456.297</text:p>
          </table:table-cell>
          <table:table-cell office:value-type="float" office:value="561870" table:style-name="ce5">
            <text:p>561.870</text:p>
          </table:table-cell>
          <table:table-cell office:value-type="float" office:value="166741" table:style-name="ce5">
            <text:p>166.741</text:p>
          </table:table-cell>
          <table:table-cell office:value-type="float" office:value="303203" table:style-name="ce5">
            <text:p>303.203</text:p>
          </table:table-cell>
          <table:table-cell office:value-type="float" office:value="18421" table:style-name="ce5">
            <text:p>18.42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89932" table:style-name="ce5">
            <text:p>289.932</text:p>
          </table:table-cell>
          <table:table-cell office:value-type="float" office:value="202774" table:style-name="ce5">
            <text:p>202.774</text:p>
          </table:table-cell>
          <table:table-cell office:value-type="float" office:value="522295" table:style-name="ce5">
            <text:p>522.295</text:p>
          </table:table-cell>
          <table:table-cell office:value-type="float" office:value="260287" table:style-name="ce5">
            <text:p>260.287</text:p>
          </table:table-cell>
          <table:table-cell office:value-type="float" office:value="211378" table:style-name="ce5">
            <text:p>211.378</text:p>
          </table:table-cell>
          <table:table-cell office:value-type="float" office:value="172191" table:style-name="ce5">
            <text:p>172.191</text:p>
          </table:table-cell>
          <table:table-cell office:value-type="float" office:value="199002" table:style-name="ce5">
            <text:p>199.002</text:p>
          </table:table-cell>
          <table:table-cell office:value-type="float" office:value="145266" table:style-name="ce5">
            <text:p>145.266</text:p>
          </table:table-cell>
          <table:table-cell office:value-type="float" office:value="204177" table:style-name="ce5">
            <text:p>204.177</text:p>
          </table:table-cell>
          <table:table-cell office:value-type="float" office:value="79545" table:style-name="ce5">
            <text:p>79.545</text:p>
          </table:table-cell>
          <table:table-cell office:value-type="float" office:value="239256" table:style-name="ce5">
            <text:p>239.256</text:p>
          </table:table-cell>
          <table:table-cell office:value-type="float" office:value="31432" table:style-name="ce5">
            <text:p>31.43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611107" table:style-name="ce5">
            <text:p>3.611.107</text:p>
          </table:table-cell>
          <table:table-cell office:value-type="float" office:value="1093239" table:style-name="ce5">
            <text:p>1.093.239</text:p>
          </table:table-cell>
          <table:table-cell office:value-type="float" office:value="266091" table:style-name="ce5">
            <text:p>266.091</text:p>
          </table:table-cell>
          <table:table-cell office:value-type="float" office:value="22191" table:style-name="ce5">
            <text:p>22.19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538431" table:style-name="ce5">
            <text:p>3.538.431</text:p>
          </table:table-cell>
          <table:table-cell office:value-type="float" office:value="1033076" table:style-name="ce5">
            <text:p>1.033.076</text:p>
          </table:table-cell>
          <table:table-cell office:value-type="float" office:value="263798" table:style-name="ce5">
            <text:p>263.798</text:p>
          </table:table-cell>
          <table:table-cell office:value-type="float" office:value="21280" table:style-name="ce5">
            <text:p>21.2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637182" table:style-name="ce5">
            <text:p>637.182</text:p>
          </table:table-cell>
          <table:table-cell office:value-type="float" office:value="308535" table:style-name="ce5">
            <text:p>308.535</text:p>
          </table:table-cell>
          <table:table-cell office:value-type="float" office:value="36383" table:style-name="ce5">
            <text:p>36.383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679736" table:style-name="ce5">
            <text:p>2.679.736</text:p>
          </table:table-cell>
          <table:table-cell office:value-type="float" office:value="648034" table:style-name="ce5">
            <text:p>648.034</text:p>
          </table:table-cell>
          <table:table-cell office:value-type="float" office:value="91499" table:style-name="ce5">
            <text:p>91.499</text:p>
          </table:table-cell>
          <table:table-cell office:value-type="float" office:value="19555" table:style-name="ce5">
            <text:p>19.5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780709" table:style-name="ce5">
            <text:p>1.780.709</text:p>
          </table:table-cell>
          <table:table-cell office:value-type="float" office:value="474507" table:style-name="ce5">
            <text:p>474.507</text:p>
          </table:table-cell>
          <table:table-cell office:value-type="float" office:value="53071" table:style-name="ce5">
            <text:p>53.071</text:p>
          </table:table-cell>
          <table:table-cell office:value-type="float" office:value="7831" table:style-name="ce5">
            <text:p>7.83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382263" table:style-name="ce5">
            <text:p>1.382.263</text:p>
          </table:table-cell>
          <table:table-cell office:value-type="float" office:value="468689" table:style-name="ce5">
            <text:p>468.689</text:p>
          </table:table-cell>
          <table:table-cell office:value-type="float" office:value="55242" table:style-name="ce5">
            <text:p>55.242</text:p>
          </table:table-cell>
          <table:table-cell office:value-type="float" office:value="3022" table:style-name="ce5">
            <text:p>3.02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639288" table:style-name="ce5">
            <text:p>639.288</text:p>
          </table:table-cell>
          <table:table-cell office:value-type="float" office:value="464284" table:style-name="ce5">
            <text:p>464.284</text:p>
          </table:table-cell>
          <table:table-cell office:value-type="float" office:value="236935" table:style-name="ce5">
            <text:p>236.93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607329" table:style-name="ce5">
            <text:p>607.329</text:p>
          </table:table-cell>
          <table:table-cell office:value-type="float" office:value="338878" table:style-name="ce5">
            <text:p>338.878</text:p>
          </table:table-cell>
          <table:table-cell office:value-type="float" office:value="20641" table:style-name="ce5">
            <text:p>20.641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753829" table:style-name="ce5">
            <text:p>753.829</text:p>
          </table:table-cell>
          <table:table-cell office:value-type="float" office:value="484151" table:style-name="ce5">
            <text:p>484.151</text:p>
          </table:table-cell>
          <table:table-cell office:value-type="float" office:value="241810" table:style-name="ce5">
            <text:p>241.810</text:p>
          </table:table-cell>
          <table:table-cell office:value-type="float" office:value="8536" table:style-name="ce5">
            <text:p>8.5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012611" table:style-name="ce5">
            <text:p>1.012.611</text:p>
          </table:table-cell>
          <table:table-cell office:value-type="float" office:value="340109" table:style-name="ce5">
            <text:p>340.109</text:p>
          </table:table-cell>
          <table:table-cell office:value-type="float" office:value="46130" table:style-name="ce5">
            <text:p>46.130</text:p>
          </table:table-cell>
          <table:table-cell office:value-type="float" office:value="7264" table:style-name="ce5">
            <text:p>7.2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795780" table:style-name="ce5">
            <text:p>795.780</text:p>
          </table:table-cell>
          <table:table-cell office:value-type="float" office:value="230150" table:style-name="ce5">
            <text:p>230.150</text:p>
          </table:table-cell>
          <table:table-cell office:value-type="float" office:value="29836" table:style-name="ce5">
            <text:p>29.83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727556" table:style-name="ce5">
            <text:p>727.556</text:p>
          </table:table-cell>
          <table:table-cell office:value-type="float" office:value="158146" table:style-name="ce5">
            <text:p>158.146</text:p>
          </table:table-cell>
          <table:table-cell office:value-type="float" office:value="31222" table:style-name="ce5">
            <text:p>31.2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513223" table:style-name="ce5">
            <text:p>513.223</text:p>
          </table:table-cell>
          <table:table-cell office:value-type="float" office:value="84461" table:style-name="ce5">
            <text:p>84.461</text:p>
          </table:table-cell>
          <table:table-cell office:value-type="float" office:value="27268" table:style-name="ce5">
            <text:p>27.2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29836" table:style-name="ce5">
            <text:p>329.836</text:p>
          </table:table-cell>
          <table:table-cell office:value-type="float" office:value="38311" table:style-name="ce5">
            <text:p>38.311</text:p>
          </table:table-cell>
          <table:table-cell office:value-type="float" office:value="9706" table:style-name="ce5">
            <text:p>9.706</text:p>
          </table:table-cell>
          <table:table-cell office:value-type="float" office:value="10987" table:style-name="ce5">
            <text:p>10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0024" table:style-name="ce5">
            <text:p>80.024</text:p>
          </table:table-cell>
          <table:table-cell office:value-type="float" office:value="124239" table:style-name="ce5">
            <text:p>124.239</text:p>
          </table:table-cell>
          <table:table-cell office:value-type="float" office:value="13779" table:style-name="ce5">
            <text:p>13.7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60173" table:style-name="ce5">
            <text:p>260.173</text:p>
          </table:table-cell>
          <table:table-cell office:value-type="float" office:value="103754" table:style-name="ce5">
            <text:p>103.754</text:p>
          </table:table-cell>
          <table:table-cell office:value-type="float" office:value="64716" table:style-name="ce5">
            <text:p>64.716</text:p>
          </table:table-cell>
          <table:table-cell office:value-type="float" office:value="15687" table:style-name="ce5">
            <text:p>15.6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391910" table:style-name="ce5">
            <text:p>391.910</text:p>
          </table:table-cell>
          <table:table-cell office:value-type="float" office:value="125132" table:style-name="ce5">
            <text:p>125.132</text:p>
          </table:table-cell>
          <table:table-cell office:value-type="float" office:value="29734" table:style-name="ce5">
            <text:p>29.73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22319" table:style-name="ce5">
            <text:p>222.319</text:p>
          </table:table-cell>
          <table:table-cell office:value-type="float" office:value="18284" table:style-name="ce5">
            <text:p>18.284</text:p>
          </table:table-cell>
          <table:table-cell office:value-type="float" office:value="9009" table:style-name="ce5">
            <text:p>9.0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24737" table:style-name="ce5">
            <text:p>1.124.737</text:p>
          </table:table-cell>
          <table:table-cell office:value-type="float" office:value="120170" table:style-name="ce5">
            <text:p>120.170</text:p>
          </table:table-cell>
          <table:table-cell office:value-type="float" office:value="25933" table:style-name="ce5">
            <text:p>25.93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993041" table:style-name="ce5">
            <text:p>1.993.041</text:p>
          </table:table-cell>
          <table:table-cell office:value-type="float" office:value="592806" table:style-name="ce5">
            <text:p>592.806</text:p>
          </table:table-cell>
          <table:table-cell office:value-type="float" office:value="246432" table:style-name="ce5">
            <text:p>246.432</text:p>
          </table:table-cell>
          <table:table-cell office:value-type="float" office:value="14059" table:style-name="ce5">
            <text:p>14.05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98137" table:style-name="ce5">
            <text:p>998.137</text:p>
          </table:table-cell>
          <table:table-cell office:value-type="float" office:value="570811" table:style-name="ce5">
            <text:p>570.811</text:p>
          </table:table-cell>
          <table:table-cell office:value-type="float" office:value="59873" table:style-name="ce5">
            <text:p>59.873</text:p>
          </table:table-cell>
          <table:table-cell office:value-type="float" office:value="17169" table:style-name="ce5">
            <text:p>17.16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Margem de error del 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88609" table:style-name="ce5">
            <text:p>988.609</text:p>
          </table:table-cell>
          <table:table-cell office:value-type="float" office:value="3772355" table:style-name="ce5">
            <text:p>3.772.355</text:p>
          </table:table-cell>
          <table:table-cell office:value-type="float" office:value="100806" table:style-name="ce5">
            <text:p>100.806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949244" table:style-name="ce5">
            <text:p>949.244</text:p>
          </table:table-cell>
          <table:table-cell office:value-type="float" office:value="3669674" table:style-name="ce5">
            <text:p>3.669.674</text:p>
          </table:table-cell>
          <table:table-cell office:value-type="float" office:value="95087" table:style-name="ce5">
            <text:p>95.087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4859" table:style-name="ce5">
            <text:p>294.859</text:p>
          </table:table-cell>
          <table:table-cell office:value-type="float" office:value="640982" table:style-name="ce5">
            <text:p>640.982</text:p>
          </table:table-cell>
          <table:table-cell office:value-type="float" office:value="35417" table:style-name="ce5">
            <text:p>35.41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601255" table:style-name="ce5">
            <text:p>601.255</text:p>
          </table:table-cell>
          <table:table-cell office:value-type="float" office:value="2747492" table:style-name="ce5">
            <text:p>2.747.492</text:p>
          </table:table-cell>
          <table:table-cell office:value-type="float" office:value="60054" table:style-name="ce5">
            <text:p>60.054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616044" table:style-name="ce5">
            <text:p>616.044</text:p>
          </table:table-cell>
          <table:table-cell office:value-type="float" office:value="1603621" table:style-name="ce5">
            <text:p>1.603.621</text:p>
          </table:table-cell>
          <table:table-cell office:value-type="float" office:value="70414" table:style-name="ce5">
            <text:p>70.41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37897" table:style-name="ce5">
            <text:p>237.897</text:p>
          </table:table-cell>
          <table:table-cell office:value-type="float" office:value="1648966" table:style-name="ce5">
            <text:p>1.648.966</text:p>
          </table:table-cell>
          <table:table-cell office:value-type="float" office:value="30219" table:style-name="ce5">
            <text:p>30.21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96197" table:style-name="ce5">
            <text:p>396.197</text:p>
          </table:table-cell>
          <table:table-cell office:value-type="float" office:value="903516" table:style-name="ce5">
            <text:p>903.516</text:p>
          </table:table-cell>
          <table:table-cell office:value-type="float" office:value="13097" table:style-name="ce5">
            <text:p>13.09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50869" table:style-name="ce5">
            <text:p>150.869</text:p>
          </table:table-cell>
          <table:table-cell office:value-type="float" office:value="758237" table:style-name="ce5">
            <text:p>758.237</text:p>
          </table:table-cell>
          <table:table-cell office:value-type="float" office:value="22638" table:style-name="ce5">
            <text:p>22.6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96984" table:style-name="ce5">
            <text:p>396.984</text:p>
          </table:table-cell>
          <table:table-cell office:value-type="float" office:value="940994" table:style-name="ce5">
            <text:p>940.994</text:p>
          </table:table-cell>
          <table:table-cell office:value-type="float" office:value="44812" table:style-name="ce5">
            <text:p>44.812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80484" table:style-name="ce5">
            <text:p>380.484</text:p>
          </table:table-cell>
          <table:table-cell office:value-type="float" office:value="958569" table:style-name="ce5">
            <text:p>958.569</text:p>
          </table:table-cell>
          <table:table-cell office:value-type="float" office:value="37878" table:style-name="ce5">
            <text:p>37.87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19927" table:style-name="ce5">
            <text:p>219.927</text:p>
          </table:table-cell>
          <table:table-cell office:value-type="float" office:value="794941" table:style-name="ce5">
            <text:p>794.941</text:p>
          </table:table-cell>
          <table:table-cell office:value-type="float" office:value="37364" table:style-name="ce5">
            <text:p>37.3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12171" table:style-name="ce5">
            <text:p>212.171</text:p>
          </table:table-cell>
          <table:table-cell office:value-type="float" office:value="686477" table:style-name="ce5">
            <text:p>686.477</text:p>
          </table:table-cell>
          <table:table-cell office:value-type="float" office:value="32600" table:style-name="ce5">
            <text:p>32.6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11745" table:style-name="ce5">
            <text:p>111.745</text:p>
          </table:table-cell>
          <table:table-cell office:value-type="float" office:value="501263" table:style-name="ce5">
            <text:p>501.263</text:p>
          </table:table-cell>
          <table:table-cell office:value-type="float" office:value="24628" table:style-name="ce5">
            <text:p>24.62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37483" table:style-name="ce5">
            <text:p>37.483</text:p>
          </table:table-cell>
          <table:table-cell office:value-type="float" office:value="331253" table:style-name="ce5">
            <text:p>331.253</text:p>
          </table:table-cell>
          <table:table-cell office:value-type="float" office:value="8089" table:style-name="ce5">
            <text:p>8.0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7621" table:style-name="ce5">
            <text:p>37.621</text:p>
          </table:table-cell>
          <table:table-cell office:value-type="float" office:value="158226" table:style-name="ce5">
            <text:p>158.226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76392" table:style-name="ce5">
            <text:p>76.392</text:p>
          </table:table-cell>
          <table:table-cell office:value-type="float" office:value="287656" table:style-name="ce5">
            <text:p>287.656</text:p>
          </table:table-cell>
          <table:table-cell office:value-type="float" office:value="27749" table:style-name="ce5">
            <text:p>27.74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9361" table:style-name="ce5">
            <text:p>59.361</text:p>
          </table:table-cell>
          <table:table-cell office:value-type="float" office:value="454814" table:style-name="ce5">
            <text:p>454.814</text:p>
          </table:table-cell>
          <table:table-cell office:value-type="float" office:value="19191" table:style-name="ce5">
            <text:p>19.1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32845" table:style-name="ce5">
            <text:p>32.845</text:p>
          </table:table-cell>
          <table:table-cell office:value-type="float" office:value="224035" table:style-name="ce5">
            <text:p>224.035</text:p>
          </table:table-cell>
          <table:table-cell office:value-type="float" office:value="8724" table:style-name="ce5">
            <text:p>8.72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22942" table:style-name="ce5">
            <text:p>222.942</text:p>
          </table:table-cell>
          <table:table-cell office:value-type="float" office:value="1111036" table:style-name="ce5">
            <text:p>1.111.036</text:p>
          </table:table-cell>
          <table:table-cell office:value-type="float" office:value="23837" table:style-name="ce5">
            <text:p>23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9428" table:style-name="ce5">
            <text:p>639.428</text:p>
          </table:table-cell>
          <table:table-cell office:value-type="float" office:value="2052996" table:style-name="ce5">
            <text:p>2.052.996</text:p>
          </table:table-cell>
          <table:table-cell office:value-type="float" office:value="65621" table:style-name="ce5">
            <text:p>65.621</text:p>
          </table:table-cell>
          <table:table-cell office:value-type="float" office:value="4987" table:style-name="ce5">
            <text:p>4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428612" table:style-name="ce5">
            <text:p>428.612</text:p>
          </table:table-cell>
          <table:table-cell office:value-type="float" office:value="1111293" table:style-name="ce5">
            <text:p>1.111.293</text:p>
          </table:table-cell>
          <table:table-cell office:value-type="float" office:value="56959" table:style-name="ce5">
            <text:p>56.959</text:p>
          </table:table-cell>
          <table:table-cell office:value-type="float" office:value="2492" table:style-name="ce5">
            <text:p>2.49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3:42Z</meta:creation-date>
    <dc:date>2020-05-24T23:12:51Z</dc:date>
  </office:meta>
</office:document-meta>
</file>